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 Unicode MS" svg:font-family="'Arial Unicode MS'" style:font-pitch="variable"/>
    <style:font-face style:name="Arial Unicode MS1" svg:font-family="'Arial Unicode MS'" style:font-family-generic="system" style:font-pitch="variable"/>
    <style:font-face style:name="Arial1" svg:font-family="Arial" style:font-family-generic="swiss" style:font-pitch="variable"/>
    <style:font-face style:name="Atalante" svg:font-family="Atalante" style:font-pitch="variable"/>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style:font-face style:name="Bitstream Vera Sans3" svg:font-family="'Bitstream Vera Sans'" style:font-adornments="Bold Oblique" style:font-family-generic="swiss" style:font-pitch="variable"/>
    <style:font-face style:name="Bitstream Vera Sans4" svg:font-family="'Bitstream Vera Sans'" style:font-adornments="Gras" style:font-family-generic="swiss" style:font-pitch="variable"/>
    <style:font-face style:name="Bitstream Vera Sans5" svg:font-family="'Bitstream Vera Sans'" style:font-adornments="Oblique" style:font-family-generic="swiss" style:font-pitch="variable"/>
    <style:font-face style:name="Bitstream Vera Sans6" svg:font-family="'Bitstream Vera Sans'" style:font-adornments="Roman" style:font-family-generic="swiss" style:font-pitch="variable"/>
    <style:font-face style:name="Courier New" svg:font-family="'Courier New'" style:font-family-generic="modern" style:font-pitch="fixed"/>
    <style:font-face style:name="DejaVu Sans" svg:font-family="'DejaVu Sans'" style:font-family-generic="system" style:font-pitch="variable"/>
    <style:font-face style:name="DejaVu Sans Mono" svg:font-family="'DejaVu Sans Mono'" style:font-adornments="Book" style:font-family-generic="modern" style:font-pitch="fixed"/>
    <style:font-face style:name="Liberation Mono" svg:font-family="'Liberation Mono'" style:font-family-generic="modern" style:font-pitch="fixed"/>
    <style:font-face style:name="Liberation Sans" svg:font-family="'Liberation Sans'" style:font-family-generic="roman"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Lucida Sans" svg:font-family="'Lucida Sans'" style:font-family-generic="system" style:font-pitch="variable"/>
    <style:font-face style:name="Lucida Sans Unicode" svg:font-family="'Lucida Sans Unicode'" style:font-pitch="variable"/>
    <style:font-face style:name="Lucida Sans Unicode1" svg:font-family="'Lucida Sans Unicode'"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oto Sans CJK SC" svg:font-family="'Noto Sans CJK SC'" style:font-family-generic="system" style:font-pitch="variable"/>
    <style:font-face style:name="OpenSymbol" svg:font-family="OpenSymbol" style:font-charset="x-symbol"/>
    <style:font-face style:name="OpenSymbol1" svg:font-family="OpenSymbol" style:font-pitch="variable" style:font-charset="x-symbol"/>
    <style:font-face style:name="OpenSymbol2" svg:font-family="OpenSymbol" style:font-adornments="Regular" style:font-charset="x-symbol"/>
    <style:font-face style:name="PingFang SC" svg:font-family="'PingFang SC'" style:font-family-generic="system" style:font-pitch="variable"/>
    <style:font-face style:name="SimSun" svg:font-family="SimSun" style:font-family-generic="system" style:font-pitch="variable"/>
    <style:font-face style:name="StarSymbol" svg:font-family="StarSymbol" style:font-charset="x-symbol"/>
    <style:font-face style:name="Tahoma" svg:font-family="Tahoma"/>
    <style:font-face style:name="Tahoma1" svg:font-family="Tahoma" style:font-pitch="variable"/>
    <style:font-face style:name="Tahoma2" svg:font-family="Tahoma" style:font-family-generic="system"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office:font-face-decls>
  <office:automatic-styles>
    <style:style style:name="Tableau3" style:family="table">
      <style:table-properties style:width="9.206cm" fo:margin-left="0cm" table:align="left" fo:background-color="transparent">
        <style:background-image/>
      </style:table-properties>
    </style:style>
    <style:style style:name="Tableau3.A" style:family="table-column">
      <style:table-column-properties style:column-width="0.499cm"/>
    </style:style>
    <style:style style:name="Tableau3.B" style:family="table-column">
      <style:table-column-properties style:column-width="3.205cm"/>
    </style:style>
    <style:style style:name="Tableau3.C" style:family="table-column">
      <style:table-column-properties style:column-width="0.801cm"/>
    </style:style>
    <style:style style:name="Tableau3.E" style:family="table-column">
      <style:table-column-properties style:column-width="3.9cm"/>
    </style:style>
    <style:style style:name="Tableau3.1" style:family="table-row">
      <style:table-row-properties style:min-row-height="1.199cm"/>
    </style:style>
    <style:style style:name="Tableau3.A1" style:family="table-cell">
      <style:table-cell-properties style:vertical-align="middle" fo:padding-left="0cm" fo:padding-right="0.101cm" fo:padding-top="0.101cm" fo:padding-bottom="0.101cm" fo:border="none"/>
    </style:style>
    <style:style style:name="Tableau3.B1" style:family="table-cell">
      <style:table-cell-properties style:vertical-align="middle" fo:background-color="#add9e0" fo:padding-left="0.101cm" fo:padding-right="0.101cm" fo:padding-top="0cm" fo:padding-bottom="0cm" fo:border-left="0.5pt solid #000000" fo:border-right="none" fo:border-top="0.5pt solid #000000" fo:border-bottom="0.5pt solid #000000">
        <style:background-image/>
      </style:table-cell-properties>
    </style:style>
    <style:style style:name="Tableau3.C1" style:family="table-cell" style:data-style-name="N99">
      <style:table-cell-properties style:vertical-align="middle" fo:background-color="#add9e0" fo:padding-left="0.101cm" fo:padding-right="0.101cm" fo:padding-top="0cm" fo:padding-bottom="0cm" fo:border-left="0.5pt solid #000000" fo:border-right="none" fo:border-top="0.5pt solid #000000" fo:border-bottom="0.5pt solid #000000">
        <style:background-image/>
      </style:table-cell-properties>
    </style:style>
    <style:style style:name="Tableau3.E1" style:family="table-cell">
      <style:table-cell-properties style:vertical-align="middle" fo:background-color="#add9e0" fo:padding-left="0.101cm" fo:padding-right="0.101cm" fo:padding-top="0cm" fo:padding-bottom="0cm" fo:border="0.5pt solid #000000">
        <style:background-image/>
      </style:table-cell-properties>
    </style:style>
    <style:style style:name="Tableau3.2" style:family="table-row">
      <style:table-row-properties style:row-height="2.073cm" fo:background-color="transparent">
        <style:background-image/>
      </style:table-row-properties>
    </style:style>
    <style:style style:name="Tableau3.B2" style:family="table-cell">
      <style:table-cell-properties style:vertical-align="middle" fo:padding="0.097cm" fo:border-left="0.5pt solid #000000" fo:border-right="none" fo:border-top="none" fo:border-bottom="0.5pt solid #000000"/>
    </style:style>
    <style:style style:name="Tableau3.C2" style:family="table-cell">
      <style:table-cell-properties style:vertical-align="middle" fo:padding="0.097cm" fo:border-left="0.5pt solid #000000" fo:border-right="none" fo:border-top="none" fo:border-bottom="0.5pt solid #000000"/>
    </style:style>
    <style:style style:name="Tableau3.D2" style:family="table-cell">
      <style:table-cell-properties style:vertical-align="middle" fo:padding="0.097cm" fo:border-left="0.5pt solid #000000" fo:border-right="none" fo:border-top="none" fo:border-bottom="0.5pt solid #000000"/>
    </style:style>
    <style:style style:name="Tableau3.E2" style:family="table-cell">
      <style:table-cell-properties style:vertical-align="middle" fo:background-color="#ffff00" fo:padding="0.097cm" fo:border-left="0.5pt solid #000000" fo:border-right="0.5pt solid #000000" fo:border-top="none" fo:border-bottom="0.5pt solid #000000">
        <style:background-image/>
      </style:table-cell-properties>
    </style:style>
    <style:style style:name="Tableau3.3" style:family="table-row">
      <style:table-row-properties style:row-height="2.193cm" fo:background-color="transparent">
        <style:background-image/>
      </style:table-row-properties>
    </style:style>
    <style:style style:name="Tableau3.B3" style:family="table-cell">
      <style:table-cell-properties style:vertical-align="middle" fo:padding="0.097cm" fo:border-left="0.5pt solid #000000" fo:border-right="none" fo:border-top="none" fo:border-bottom="0.5pt solid #000000"/>
    </style:style>
    <style:style style:name="Tableau3.C3" style:family="table-cell">
      <style:table-cell-properties style:vertical-align="middle" fo:padding="0.097cm" fo:border-left="0.5pt solid #000000" fo:border-right="none" fo:border-top="none" fo:border-bottom="0.5pt solid #000000"/>
    </style:style>
    <style:style style:name="Tableau3.D3" style:family="table-cell">
      <style:table-cell-properties style:vertical-align="middle" fo:padding="0.097cm" fo:border-left="0.5pt solid #000000" fo:border-right="none" fo:border-top="none" fo:border-bottom="0.5pt solid #000000"/>
    </style:style>
    <style:style style:name="Tableau3.E3" style:family="table-cell">
      <style:table-cell-properties style:vertical-align="middle" fo:background-color="#ffff00" fo:padding="0.097cm" fo:border-left="0.5pt solid #000000" fo:border-right="0.5pt solid #000000" fo:border-top="none" fo:border-bottom="0.5pt solid #000000">
        <style:background-image/>
      </style:table-cell-properties>
    </style:style>
    <style:style style:name="Tableau3.4" style:family="table-row">
      <style:table-row-properties style:row-height="2.212cm" fo:background-color="transparent">
        <style:background-image/>
      </style:table-row-properties>
    </style:style>
    <style:style style:name="Tableau3.B4" style:family="table-cell">
      <style:table-cell-properties style:vertical-align="middle" fo:padding="0.097cm" fo:border-left="0.5pt solid #000000" fo:border-right="none" fo:border-top="none" fo:border-bottom="0.5pt solid #000000"/>
    </style:style>
    <style:style style:name="Tableau3.C4" style:family="table-cell">
      <style:table-cell-properties style:vertical-align="middle" fo:padding="0.097cm" fo:border-left="0.5pt solid #000000" fo:border-right="none" fo:border-top="none" fo:border-bottom="0.5pt solid #000000"/>
    </style:style>
    <style:style style:name="Tableau3.D4" style:family="table-cell">
      <style:table-cell-properties style:vertical-align="middle" fo:padding="0.097cm" fo:border-left="0.5pt solid #000000" fo:border-right="none" fo:border-top="none" fo:border-bottom="0.5pt solid #000000"/>
    </style:style>
    <style:style style:name="Tableau3.E4" style:family="table-cell">
      <style:table-cell-properties style:vertical-align="middle" fo:background-color="#ffff00" fo:padding="0.097cm" fo:border-left="0.5pt solid #000000" fo:border-right="0.5pt solid #000000" fo:border-top="none" fo:border-bottom="0.5pt solid #000000">
        <style:background-image/>
      </style:table-cell-properties>
    </style:style>
    <style:style style:name="Tableau4" style:family="table">
      <style:table-properties style:width="9.149cm" table:align="left" fo:background-color="transparent">
        <style:background-image/>
      </style:table-properties>
    </style:style>
    <style:style style:name="Tableau4.A" style:family="table-column">
      <style:table-column-properties style:column-width="0.499cm"/>
    </style:style>
    <style:style style:name="Tableau4.B" style:family="table-column">
      <style:table-column-properties style:column-width="3.2cm"/>
    </style:style>
    <style:style style:name="Tableau4.C" style:family="table-column">
      <style:table-column-properties style:column-width="0.801cm"/>
    </style:style>
    <style:style style:name="Tableau4.E" style:family="table-column">
      <style:table-column-properties style:column-width="3.849cm"/>
    </style:style>
    <style:style style:name="Tableau4.1" style:family="table-row">
      <style:table-row-properties style:row-height="2.2cm" fo:background-color="transparent">
        <style:background-image/>
      </style:table-row-properties>
    </style:style>
    <style:style style:name="Tableau4.A1" style:family="table-cell">
      <style:table-cell-properties style:vertical-align="middle" fo:padding-left="0cm" fo:padding-right="0.101cm" fo:padding-top="0.101cm" fo:padding-bottom="0.101cm" fo:border="none"/>
    </style:style>
    <style:style style:name="Tableau4.B1" style:family="table-cell">
      <style:table-cell-properties style:vertical-align="middle" fo:padding="0.101cm" fo:border-left="0.5pt solid #000000" fo:border-right="none" fo:border-top="0.5pt solid #000000" fo:border-bottom="0.5pt solid #000000"/>
    </style:style>
    <style:style style:name="Tableau4.C1" style:family="table-cell">
      <style:table-cell-properties style:vertical-align="middle" fo:padding="0cm" fo:border-left="0.5pt solid #000000" fo:border-right="none" fo:border-top="0.5pt solid #000000" fo:border-bottom="0.5pt solid #000000"/>
    </style:style>
    <style:style style:name="Tableau4.E1" style:family="table-cell">
      <style:table-cell-properties style:vertical-align="middle" fo:background-color="#ffff00" fo:padding="0cm" fo:border="0.5pt solid #000000">
        <style:background-image/>
      </style:table-cell-properties>
    </style:style>
    <style:style style:name="Tableau4.2" style:family="table-row">
      <style:table-row-properties style:row-height="2.6cm" fo:background-color="transparent">
        <style:background-image/>
      </style:table-row-properties>
    </style:style>
    <style:style style:name="Tableau4.B2" style:family="table-cell">
      <style:table-cell-properties style:vertical-align="middle" fo:padding="0.101cm" fo:border-left="0.5pt solid #000000" fo:border-right="none" fo:border-top="none" fo:border-bottom="0.5pt solid #000000"/>
    </style:style>
    <style:style style:name="Tableau4.C2" style:family="table-cell">
      <style:table-cell-properties style:vertical-align="middle" fo:padding="0cm" fo:border-left="0.5pt solid #000000" fo:border-right="none" fo:border-top="none" fo:border-bottom="0.5pt solid #000000"/>
    </style:style>
    <style:style style:name="Tableau4.D2" style:family="table-cell">
      <style:table-cell-properties style:vertical-align="middle" fo:padding="0cm" fo:border-left="0.5pt solid #000000" fo:border-right="none" fo:border-top="none" fo:border-bottom="0.5pt solid #000000"/>
    </style:style>
    <style:style style:name="Tableau4.E2" style:family="table-cell">
      <style:table-cell-properties style:vertical-align="middle" fo:background-color="#ffff00" fo:padding="0cm" fo:border-left="0.5pt solid #000000" fo:border-right="0.5pt solid #000000" fo:border-top="none" fo:border-bottom="0.5pt solid #000000">
        <style:background-image/>
      </style:table-cell-properties>
    </style:style>
    <style:style style:name="Tableau4.B3" style:family="table-cell">
      <style:table-cell-properties style:vertical-align="middle" fo:padding="0.101cm" fo:border-left="0.5pt solid #000000" fo:border-right="none" fo:border-top="none" fo:border-bottom="0.5pt solid #000000"/>
    </style:style>
    <style:style style:name="Tableau4.C3" style:family="table-cell">
      <style:table-cell-properties style:vertical-align="middle" fo:padding="0cm" fo:border-left="0.5pt solid #000000" fo:border-right="none" fo:border-top="none" fo:border-bottom="0.5pt solid #000000"/>
    </style:style>
    <style:style style:name="Tableau4.D3" style:family="table-cell">
      <style:table-cell-properties style:vertical-align="middle" fo:padding="0cm" fo:border-left="0.5pt solid #000000" fo:border-right="none" fo:border-top="none" fo:border-bottom="0.5pt solid #000000"/>
    </style:style>
    <style:style style:name="P1" style:family="paragraph" style:parent-style-name="_5f_Header_20_N_20_page_20_paire_20__28_G_29_">
      <style:paragraph-properties fo:text-align="start" style:justify-single-word="false"/>
      <style:text-properties fo:font-variant="small-caps" fo:color="#d7e12c" loext:opacity="100%" style:font-name="Bitstream Vera Sans3" fo:font-size="16pt" fo:font-style="normal" fo:text-shadow="none" fo:font-weight="bold" officeooo:rsid="0104ebc9" officeooo:paragraph-rsid="0104ebc9"/>
    </style:style>
    <style:style style:name="P2" style:family="paragraph" style:parent-style-name="Standard">
      <style:paragraph-properties fo:text-align="center" style:justify-single-word="false"/>
      <style:text-properties officeooo:paragraph-rsid="011a202e"/>
    </style:style>
    <style:style style:name="P3" style:family="paragraph" style:parent-style-name="Standard">
      <style:paragraph-properties fo:text-align="center" style:justify-single-word="false"/>
      <style:text-properties officeooo:paragraph-rsid="011c0b75"/>
    </style:style>
    <style:style style:name="P4" style:family="paragraph" style:parent-style-name="_5f_Paragraphe">
      <style:paragraph-properties fo:text-align="center" style:justify-single-word="false"/>
    </style:style>
    <style:style style:name="P5" style:family="paragraph" style:parent-style-name="_5f_Header_20_G_20_page_20_paire_20__28_G_29_">
      <style:text-properties officeooo:rsid="00fbc68f" officeooo:paragraph-rsid="00fbc68f"/>
    </style:style>
    <style:style style:name="P6" style:family="paragraph" style:parent-style-name="_5f_Header_20_G_20_page_20_impaire_20__28_D_29_">
      <style:paragraph-properties fo:text-align="center" style:justify-single-word="false"/>
      <style:text-properties officeooo:rsid="00fc60e2" officeooo:paragraph-rsid="00fc60e2"/>
    </style:style>
    <style:style style:name="P7" style:family="paragraph" style:parent-style-name="_5f_Header_20_D_20_page_20_impaire_20__28_D_29_">
      <style:text-properties officeooo:rsid="00fe4814" officeooo:paragraph-rsid="00fe4814"/>
    </style:style>
    <style:style style:name="P8" style:family="paragraph" style:parent-style-name="_5f_Header_20_D_20_page_20_impaire_20__28_D_29_">
      <style:text-properties officeooo:rsid="0101821f" officeooo:paragraph-rsid="0101821f"/>
    </style:style>
    <style:style style:name="P9" style:family="paragraph" style:parent-style-name="_5f_Header_20_M_20_page_20_impaire_20__28_D_29_">
      <style:text-properties officeooo:rsid="0101a5c8" officeooo:paragraph-rsid="0101a5c8"/>
    </style:style>
    <style:style style:name="P10" style:family="paragraph" style:parent-style-name="_5f_Header_20_M_20_page_20_impaire_20__28_D_29_">
      <style:text-properties officeooo:rsid="01035d0f" officeooo:paragraph-rsid="01035d0f"/>
    </style:style>
    <style:style style:name="P11" style:family="paragraph" style:parent-style-name="_5f_Paragraphe_20_livret_20_">
      <loext:graphic-properties draw:fill="solid" draw:fill-color="#ffff00" draw:opacity="100%"/>
      <style:paragraph-properties fo:text-align="start" style:justify-single-word="false" fo:background-color="#ffff00"/>
      <style:text-properties fo:text-transform="lowercase" officeooo:paragraph-rsid="011a202e"/>
    </style:style>
    <style:style style:name="P12" style:family="paragraph" style:parent-style-name="Standard">
      <style:text-properties officeooo:paragraph-rsid="011c0b75"/>
    </style:style>
    <style:style style:name="P13" style:family="paragraph" style:parent-style-name="_5f_Paragraphe">
      <style:text-properties officeooo:paragraph-rsid="011c0b75"/>
    </style:style>
    <style:style style:name="P14" style:family="paragraph" style:parent-style-name="_5f_Paragraphe">
      <style:paragraph-properties fo:margin-top="0cm" fo:margin-bottom="0cm" style:contextual-spacing="false"/>
      <style:text-properties officeooo:paragraph-rsid="011c0b75"/>
    </style:style>
    <style:style style:name="P15" style:family="paragraph" style:parent-style-name="_5f_Paragraphe">
      <style:text-properties officeooo:paragraph-rsid="011a202e"/>
    </style:style>
    <style:style style:name="P16" style:family="paragraph" style:parent-style-name="_5f_Paragraphe">
      <style:paragraph-properties fo:margin-top="0cm" fo:margin-bottom="0cm" style:contextual-spacing="false"/>
      <style:text-properties officeooo:paragraph-rsid="011a202e"/>
    </style:style>
    <style:style style:name="P17" style:family="paragraph" style:parent-style-name="_5f_Footer_20_page_20_impaire_20__28_D_29_"/>
    <style:style style:name="P18" style:family="paragraph" style:parent-style-name="_5f_Footer_20_page_20_impaire_20__28_D_29_">
      <style:text-properties officeooo:paragraph-rsid="01316a8b"/>
    </style:style>
    <style:style style:name="P19" style:family="paragraph" style:parent-style-name="_5f_Footer_20_page_20_impaire_20__28_D_29_">
      <style:paragraph-properties fo:text-align="start" style:justify-single-word="false"/>
      <style:text-properties officeooo:rsid="0104ebc9" officeooo:paragraph-rsid="0104ebc9"/>
    </style:style>
    <style:style style:name="P20" style:family="paragraph" style:parent-style-name="_5f_Footer_20_page_20_paire_20__28_G_29_">
      <style:paragraph-properties fo:text-align="end" style:justify-single-word="false"/>
      <style:text-properties officeooo:rsid="0104ebc9" officeooo:paragraph-rsid="0104ebc9"/>
    </style:style>
    <style:style style:name="P21" style:family="paragraph" style:parent-style-name="_5f_Footer_20_page_20_paire_20__28_G_29_"/>
    <style:style style:name="P22" style:family="paragraph" style:parent-style-name="_5f_Footer_20_page_20_paire_20__28_G_29_">
      <style:text-properties officeooo:paragraph-rsid="01316a8b"/>
    </style:style>
    <style:style style:name="P23" style:family="paragraph" style:parent-style-name="_5f_Footer_20_page_20_paire_20__28_G_29_">
      <style:text-properties officeooo:paragraph-rsid="01336347"/>
    </style:style>
    <style:style style:name="P24" style:family="paragraph" style:parent-style-name="_5f_Footer_20_page_20_paire_20__28_G_29_">
      <style:text-properties officeooo:paragraph-rsid="0135ac9e"/>
    </style:style>
    <style:style style:name="P25" style:family="paragraph" style:parent-style-name="_5f_Footer_20_page_20_paire_20__28_G_29_">
      <style:text-properties officeooo:paragraph-rsid="01397109"/>
    </style:style>
    <style:style style:name="P26" style:family="paragraph" style:parent-style-name="_5f_Footer_20_page_20_paire_20__28_G_29_">
      <style:text-properties officeooo:paragraph-rsid="013b50d8"/>
    </style:style>
    <style:style style:name="P27" style:family="paragraph" style:parent-style-name="_5f_Footer_20_page_20_paire_20__28_G_29_">
      <style:paragraph-properties fo:text-align="end" style:justify-single-word="false"/>
      <style:text-properties officeooo:paragraph-rsid="01336347"/>
    </style:style>
    <style:style style:name="P28" style:family="paragraph" style:parent-style-name="_5f_Footer_20_page_20_paire_20__28_G_29_">
      <style:paragraph-properties fo:text-align="end" style:justify-single-word="false"/>
      <style:text-properties officeooo:paragraph-rsid="0135ac9e"/>
    </style:style>
    <style:style style:name="P29" style:family="paragraph" style:parent-style-name="_5f_Footer_20_page_20_paire_20__28_G_29_">
      <style:paragraph-properties fo:text-align="end" style:justify-single-word="false"/>
      <style:text-properties officeooo:paragraph-rsid="01397109"/>
    </style:style>
    <style:style style:name="P30" style:family="paragraph" style:parent-style-name="_5f_Footer_20_page_20_paire_20__28_G_29_">
      <style:paragraph-properties fo:text-align="end" style:justify-single-word="false"/>
      <style:text-properties officeooo:paragraph-rsid="013b50d8"/>
    </style:style>
    <style:style style:name="P31" style:family="paragraph" style:parent-style-name="_5f_Header_20_D_20_page_20_paire_20__28_G_29_">
      <style:text-properties officeooo:paragraph-rsid="00fe4814"/>
    </style:style>
    <style:style style:name="P32" style:family="paragraph" style:parent-style-name="_5f_Header_20_D_20_page_20_paire_20__28_G_29_">
      <style:text-properties officeooo:rsid="0101821f" officeooo:paragraph-rsid="0101821f"/>
    </style:style>
    <style:style style:name="P33" style:family="paragraph" style:parent-style-name="_5f_Header_20_G_20_page_20_paire_20__28_G_29_">
      <style:text-properties officeooo:rsid="00ff3616" officeooo:paragraph-rsid="00ff3616"/>
    </style:style>
    <style:style style:name="P34" style:family="paragraph" style:parent-style-name="_5f_Header_20_G_20_page_20_paire_20__28_G_29_">
      <style:paragraph-properties fo:text-align="start" style:justify-single-word="false"/>
      <style:text-properties officeooo:rsid="00ff1fa1" officeooo:paragraph-rsid="00ff1fa1"/>
    </style:style>
    <style:style style:name="P35" style:family="paragraph" style:parent-style-name="_5f_Header_20_M_20_page_20_impaire_20__28_D_29_">
      <style:text-properties officeooo:rsid="01035d0f" officeooo:paragraph-rsid="01035d0f"/>
    </style:style>
    <style:style style:name="P36" style:family="paragraph" style:parent-style-name="_5f_Header_20_M_20_page_20_paire_20__28_G_29_">
      <style:text-properties officeooo:rsid="0101a5c8" officeooo:paragraph-rsid="0101a5c8"/>
    </style:style>
    <style:style style:name="P37" style:family="paragraph" style:parent-style-name="_5f_Header_20_N_20_page_20_paire_20__28_G_29_">
      <style:paragraph-properties fo:text-align="start" style:justify-single-word="false"/>
      <style:text-properties fo:font-variant="small-caps" fo:color="#d7e12c" loext:opacity="100%" style:font-name="Bitstream Vera Sans3" fo:font-size="16pt" fo:font-style="normal" fo:text-shadow="none" fo:font-weight="bold" officeooo:rsid="0104ebc9" officeooo:paragraph-rsid="0104ebc9"/>
    </style:style>
    <style:style style:name="P38" style:family="paragraph" style:parent-style-name="_5f_Paragraphe_20_livret_20_" style:list-style-name="Num_5f_Exo">
      <style:paragraph-properties fo:text-align="center" style:justify-single-word="false"/>
      <style:text-properties fo:text-transform="lowercase" officeooo:paragraph-rsid="011a202e"/>
    </style:style>
    <style:style style:name="P39" style:family="paragraph" style:parent-style-name="_5f_Paragraphe_5f_avec_5f_Num_5f_Question" style:list-style-name="_5f_Numérotation_20_des_20_exercices"/>
    <style:style style:name="P40" style:family="paragraph" style:parent-style-name="_5f_Paragraphe_5f_avec_5f_Num_5f_Question" style:list-style-name="_5f_Numérotation_20_des_20_exercices">
      <style:paragraph-properties fo:text-align="start" style:justify-single-word="false"/>
      <style:text-properties officeooo:paragraph-rsid="011c0b75"/>
    </style:style>
    <style:style style:name="P41" style:family="paragraph" style:parent-style-name="_5f_Premier_5f_Titre_5f_Exercices_5f_avec_5f_Num_20_Exo_5f_Avec_5f_Titre" style:list-style-name="_5f_Numérotation_20_des_20_exercices">
      <style:paragraph-properties fo:break-before="column"/>
    </style:style>
    <style:style style:name="P42" style:family="paragraph" style:parent-style-name="_5f_Premier_5f_Titre_5f_Exercices_5f_avec_5f_Num_5f_Exo_5f_sans_5f_Titre" style:list-style-name="_5f_Numérotation_20_des_20_exercices"/>
    <style:style style:name="P43" style:family="paragraph" style:parent-style-name="_5f_Premier_5f_Titre_5f_Exercices_5f_avec_5f_Num_5f_Exo_5f_sans_5f_Titre" style:list-style-name="_5f_Numérotation_20_des_20_exercices" style:master-page-name="SERIE_5f_Geometrie_5f_CLR_5f_1ca2b8_5f_2col">
      <style:paragraph-properties style:page-number="auto"/>
    </style:style>
    <style:style style:name="P44" style:family="paragraph" style:parent-style-name="_5f_Premier_5f_Titre_5f_Exercices_5f_avec_5f_Num_5f_Exo_5f_sans_5f_Titre" style:list-style-name="_5f_Numérotation_20_des_20_exercices">
      <style:paragraph-properties fo:break-before="column"/>
    </style:style>
    <style:style style:name="P45" style:family="paragraph" style:parent-style-name="_5f_Titre_5f_Exercices_5f_avec_5f_Titre" style:list-style-name="_5f_Numérotation_20_des_20_exercices"/>
    <style:style style:name="P46" style:family="paragraph" style:parent-style-name="_5f_Titre_5f_Exercices_5f_sans_5f_Titre" style:list-style-name="_5f_Numérotation_20_des_20_exercices"/>
    <style:style style:name="P47" style:family="paragraph" style:parent-style-name="_5f_Titre_5f_Exercices_5f_sans_5f_Titre" style:list-style-name="_5f_Numérotation_20_des_20_exercices">
      <style:paragraph-properties fo:text-align="start" style:justify-single-word="false"/>
      <style:text-properties officeooo:paragraph-rsid="011c0b75"/>
    </style:style>
    <style:style style:name="P48" style:family="paragraph">
      <style:paragraph-properties fo:text-align="center"/>
    </style:style>
    <style:style style:name="P49" style:family="paragraph">
      <loext:graphic-properties draw:fill="none" draw:fill-color="#ffffff"/>
      <style:paragraph-properties fo:text-align="center"/>
      <style:text-properties fo:color="#ffffff" loext:opacity="100%" style:font-name="Bitstream Vera Sans1" fo:font-size="16pt" fo:font-weight="bold" style:font-size-asian="16pt" style:font-weight-asian="bold" style:font-size-complex="16pt" style:font-weight-complex="bold"/>
    </style:style>
    <style:style style:name="P50" style:family="paragraph">
      <loext:graphic-properties draw:fill="solid" draw:fill-color="#7fb241"/>
    </style:style>
    <style:style style:name="P51" style:family="paragraph">
      <loext:graphic-properties draw:fill="solid" draw:fill-color="#9d0f89"/>
    </style:style>
    <style:style style:name="P52" style:family="paragraph">
      <loext:graphic-properties draw:fill="solid" draw:fill-color="#1ca2b8"/>
    </style:style>
    <style:style style:name="P53" style:family="paragraph">
      <loext:graphic-properties draw:fill="solid" draw:fill-color="#d7e12c"/>
    </style:style>
    <style:style style:name="P54" style:family="paragraph">
      <loext:graphic-properties draw:fill="solid" draw:fill-color="#00b8ff"/>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Times New Roman" fo:font-size="24pt"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55" style:family="paragraph">
      <style:paragraph-properties fo:margin-left="0cm" fo:margin-right="0cm" fo:margin-top="0cm" fo:margin-bottom="0cm" fo:line-height="100%" fo:text-indent="0cm"/>
    </style:style>
    <style:style style:name="P56" style:family="paragraph">
      <loext:graphic-properties draw:fill="none" draw:fill-color="#ffffff"/>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Bitstream Vera Sans1" fo:font-size="10pt" fo:font-style="normal" fo:text-shadow="none" style:text-underline-style="none" fo:font-weight="normal" style:letter-kerning="true" style:font-name-asian="DejaVu Sans" style:font-size-asian="10pt" style:font-style-asian="normal" style:font-weight-asian="normal" style:font-name-complex="Lohit Hindi" style:font-size-complex="10pt" style:font-style-complex="normal" style:font-weight-complex="normal" style:text-emphasize="none" style:font-relief="none" style:text-overline-style="none" style:text-overline-color="font-color"/>
    </style:style>
    <style:style style:name="P57" style:family="paragraph">
      <loext:graphic-properties draw:fill="solid" draw:fill-color="#99ccff"/>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58"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Bitstream Vera Sans1" fo:font-size="10pt" fo:font-style="normal" fo:text-shadow="none" style:text-underline-style="none" fo:font-weight="normal" style:letter-kerning="true" style:font-name-asian="DejaVu Sans" style:font-size-asian="10pt" style:font-style-asian="normal" style:font-weight-asian="normal" style:font-name-complex="Lohit Hindi" style:font-size-complex="10pt" style:font-style-complex="normal" style:font-weight-complex="normal" style:text-emphasize="none" style:font-relief="none" style:text-overline-style="none" style:text-overline-color="font-color"/>
    </style:style>
    <style:style style:name="P59" style:family="paragraph">
      <loext:graphic-properties draw:fill="solid" draw:fill-color="#99cc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60" style:family="paragraph">
      <loext:graphic-properties draw:fill="none" draw:fill-color="#99ccff"/>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61"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62" style:family="paragraph">
      <style:paragraph-properties fo:margin-left="0cm" fo:margin-right="0cm" fo:margin-top="0cm" fo:margin-bottom="0cm" fo:line-height="100%" fo:text-indent="0cm" style:writing-mode="lr-tb"/>
    </style:style>
    <style:style style:name="P63"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Bitstream Vera Sans1" fo:font-size="10pt" fo:font-style="normal" fo:text-shadow="none" style:text-underline-style="none" fo:font-weight="normal" style:letter-kerning="true" style:font-name-asian="Arial Unicode MS"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64"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Bitstream Vera Sans6" fo:font-size="11pt" fo:font-style="normal" fo:text-shadow="none" style:text-underline-style="none" fo:font-weight="normal" style:letter-kerning="true" style:font-name-asian="PingFang SC" style:font-size-asian="18pt" style:font-style-asian="normal" style:font-weight-asian="normal" style:font-name-complex="Arial Unicode MS1" style:font-size-complex="18pt" style:font-style-complex="normal" style:font-weight-complex="normal" style:text-emphasize="none" style:font-relief="none" style:text-overline-style="none" style:text-overline-color="font-color"/>
    </style:style>
    <style:style style:name="P65"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Bitstream Vera Sans6" fo:font-size="11pt" fo:font-style="normal" fo:text-shadow="none" style:text-underline-style="none" fo:font-weight="normal" style:letter-kerning="true" style:font-name-asian="PingFang SC" style:font-size-asian="18pt" style:font-style-asian="normal" style:font-weight-asian="normal" style:font-name-complex="Arial Unicode MS1" style:font-size-complex="18pt" style:font-style-complex="normal" style:font-weight-complex="normal" style:text-emphasize="none" style:font-relief="none" style:text-overline-style="none" style:text-overline-color="font-color"/>
    </style:style>
    <style:style style:name="P66" style:family="paragraph">
      <loext:graphic-properties draw:fill="none" draw:fill-color="#729fcf"/>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Bitstream Vera Sans6" fo:font-size="11pt" fo:font-style="normal" fo:text-shadow="none" style:text-underline-style="none" fo:font-weight="normal" style:letter-kerning="true" style:font-name-asian="PingFang SC" style:font-size-asian="18pt" style:font-style-asian="normal" style:font-weight-asian="normal" style:font-name-complex="Arial Unicode MS1" style:font-size-complex="18pt" style:font-style-complex="normal" style:font-weight-complex="normal" style:text-emphasize="none" style:font-relief="none" style:text-overline-style="none" style:text-overline-color="font-color"/>
    </style:style>
    <style:style style:name="P67"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68"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Times New Roman" fo:font-size="12pt" fo:font-style="italic"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69" style:family="paragraph">
      <loext:graphic-properties draw:fill="solid" draw:fill-color="#ffff0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PingFang SC" style:font-size-asian="18pt" style:font-style-asian="normal" style:font-weight-asian="normal" style:font-name-complex="Arial Unicode MS1" style:font-size-complex="18pt" style:font-style-complex="normal" style:font-weight-complex="normal" style:text-emphasize="none" style:font-relief="none" style:text-overline-style="none" style:text-overline-color="font-color"/>
    </style:style>
    <style:style style:name="P70" style:family="paragraph">
      <loext:graphic-properties draw:fill="solid" draw:fill-color="#ffff00"/>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71" style:family="paragraph">
      <loext:graphic-properties draw:fill="none" draw:fill-color="#00000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PingFang SC" style:font-size-asian="18pt" style:font-style-asian="normal" style:font-weight-asian="normal" style:font-name-complex="Arial Unicode MS1" style:font-size-complex="18pt" style:font-style-complex="normal" style:font-weight-complex="normal" style:text-emphasize="none" style:font-relief="none" style:text-overline-style="none" style:text-overline-color="font-color"/>
    </style:style>
    <style:style style:name="P72" style:family="paragraph">
      <loext:graphic-properties draw:fill="solid" draw:fill-color="#99cc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P73" style:family="paragraph">
      <loext:graphic-properties draw:fill="none" draw:fill-color="#ffffff"/>
      <style:paragraph-properties fo:margin-left="0cm" fo:margin-right="0cm" fo:margin-top="0cm" fo:margin-bottom="0cm" fo:line-height="100%" fo:text-indent="0cm"/>
      <style:text-properties fo:font-variant="normal" fo:text-transform="none" fo:color="#000000" loext:opacity="100%" style:text-outline="false" style:text-line-through-style="none" style:text-line-through-type="none" style:font-name="Bitstream Vera Sans" fo:font-size="9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P74" style:family="paragraph">
      <loext:graphic-properties draw:fill="none" draw:fill-color="#ffffff"/>
      <style:paragraph-properties fo:margin-left="0cm" fo:margin-right="0cm" fo:margin-top="0cm" fo:margin-bottom="0cm" fo:line-height="100%" fo:text-indent="0cm"/>
      <style:text-properties fo:font-variant="normal" fo:text-transform="none" fo:color="#ffffff" loext:opacity="100%" style:text-outline="false" style:text-line-through-style="none" style:text-line-through-type="none" style:font-name="Bitstream Vera Sans" fo:font-size="1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P75" style:family="paragraph">
      <loext:graphic-properties draw:fill="solid" draw:fill-color="#7fb241"/>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76"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77" style:family="paragraph">
      <loext:graphic-properties draw:fill="solid" draw:fill-color="#1ca2b8"/>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78" style:family="paragraph">
      <loext:graphic-properties draw:fill="solid" draw:fill-color="#d7e12c"/>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 style:family="text">
      <style:text-properties fo:font-variant="small-caps" fo:color="#1ca2b8" loext:opacity="100%" style:font-name="Bitstream Vera Sans3" fo:font-size="16pt" fo:font-style="normal" fo:text-shadow="none" fo:font-weight="bold"/>
    </style:style>
    <style:style style:name="T2" style:family="text">
      <style:text-properties fo:font-variant="small-caps" fo:color="#1ca2b8" loext:opacity="100%" style:font-name="Bitstream Vera Sans3" fo:font-size="16pt" fo:font-style="normal" fo:text-shadow="none" fo:font-weight="bold" officeooo:rsid="0334510d"/>
    </style:style>
    <style:style style:name="T3" style:family="text">
      <style:text-properties fo:font-variant="small-caps" fo:color="#7fb241" loext:opacity="100%" style:font-name="Bitstream Vera Sans6" fo:font-size="16pt" fo:font-weight="bold"/>
    </style:style>
    <style:style style:name="T4" style:family="text">
      <style:text-properties fo:font-variant="small-caps" fo:color="#7fb241" loext:opacity="100%" style:font-name="Bitstream Vera Sans6" fo:font-size="16pt" fo:font-weight="bold" officeooo:rsid="02768590"/>
    </style:style>
    <style:style style:name="T5" style:family="text">
      <style:text-properties fo:font-variant="small-caps" fo:color="#7fb241" loext:opacity="100%" style:font-name="Bitstream Vera Sans6" fo:font-size="16pt" fo:font-weight="bold" officeooo:rsid="0021cde5"/>
    </style:style>
    <style:style style:name="T6" style:family="text">
      <style:text-properties fo:font-size="16pt" officeooo:rsid="00fe4814" style:font-size-asian="16pt" style:font-size-complex="16pt"/>
    </style:style>
    <style:style style:name="T7" style:family="text">
      <style:text-properties fo:color="#000000" loext:opacity="100%" style:text-position="0% 100%" fo:font-size="10pt" fo:letter-spacing="-0.007cm" fo:font-style="normal" fo:font-weight="normal" fo:background-color="#ffff00" loext:char-shading-value="0" style:font-name-asian="OpenSymbol1" style:font-size-asian="10pt" style:font-style-asian="normal" style:font-weight-asian="normal" style:font-name-complex="OpenSymbol1" style:font-size-complex="10pt" style:font-style-complex="normal" style:font-weight-complex="normal"/>
    </style:style>
    <style:style style:name="T8" style:family="text">
      <style:text-properties fo:color="#000000" loext:opacity="100%" style:text-position="0% 100%" fo:font-size="10pt" fo:letter-spacing="-0.007cm" fo:font-style="normal" fo:font-weight="normal" officeooo:rsid="003c95be" fo:background-color="#ffff00" loext:char-shading-value="0" style:font-name-asian="OpenSymbol1" style:font-size-asian="10pt" style:font-style-asian="normal" style:font-weight-asian="normal" style:font-name-complex="OpenSymbol1" style:font-size-complex="10pt" style:font-style-complex="normal" style:font-weight-complex="normal"/>
    </style:style>
    <style:style style:name="T9" style:family="text">
      <style:text-properties fo:color="#000000" loext:opacity="100%" style:text-position="0% 100%" fo:font-size="10pt" fo:letter-spacing="-0.007cm" fo:font-style="normal" fo:font-weight="normal" officeooo:rsid="0097ad8c" fo:background-color="#ffff00" loext:char-shading-value="0" style:font-name-asian="OpenSymbol1" style:font-size-asian="10pt" style:font-style-asian="normal" style:font-weight-asian="normal" style:font-name-complex="OpenSymbol1" style:font-size-complex="10pt" style:font-style-complex="normal" style:font-weight-complex="normal"/>
    </style:style>
    <style:style style:name="T10" style:family="text">
      <style:text-properties fo:color="#000000" loext:opacity="100%" style:font-name="Bitstream Vera Sans5" fo:font-size="9pt" fo:font-style="italic" fo:font-weight="normal" officeooo:rsid="00287b88" fo:background-color="#ffff00" loext:char-shading-value="0" style:font-size-asian="9pt" style:font-style-asian="italic" style:font-size-complex="9pt" style:font-style-complex="italic"/>
    </style:style>
    <style:style style:name="T11" style:family="text">
      <style:text-properties fo:font-variant="normal" fo:text-transform="none" style:use-window-font-color="true" loext:opacity="0%" style:text-position="0% 100%" style:font-name="Bitstream Vera Sans1" fo:font-size="10pt" fo:letter-spacing="normal" fo:font-style="normal" fo:font-weight="normal" fo:background-color="#ffff00" loext:char-shading-value="0" style:font-name-asian="OpenSymbol1" style:font-size-asian="10pt" style:font-style-asian="normal" style:font-name-complex="OpenSymbol1" style:font-size-complex="10pt" style:font-style-complex="normal"/>
    </style:style>
    <style:style style:name="T12" style:family="text">
      <style:text-properties fo:font-variant="normal" fo:text-transform="none" style:use-window-font-color="true" loext:opacity="0%" style:text-position="0% 100%" style:font-name="Bitstream Vera Sans1" fo:font-size="10pt" fo:letter-spacing="normal" fo:font-style="normal" fo:font-weight="normal" officeooo:rsid="00cb35d5" fo:background-color="#ffff00" loext:char-shading-value="0" style:font-name-asian="OpenSymbol1" style:font-size-asian="10pt" style:font-style-asian="normal" style:font-name-complex="OpenSymbol1" style:font-size-complex="10pt" style:font-style-complex="normal"/>
    </style:style>
    <style:style style:name="T13" style:family="text">
      <style:text-properties fo:font-variant="normal" fo:text-transform="none" style:use-window-font-color="true" loext:opacity="0%" style:text-position="0% 100%" style:font-name="Bitstream Vera Sans1" fo:font-size="10pt" fo:letter-spacing="normal" fo:font-style="normal" fo:font-weight="normal" officeooo:rsid="004e34a8" fo:background-color="#ffff00" loext:char-shading-value="0" style:font-name-asian="OpenSymbol1" style:font-size-asian="10pt" style:font-style-asian="normal" style:font-name-complex="OpenSymbol1" style:font-size-complex="10pt" style:font-style-complex="normal"/>
    </style:style>
    <style:style style:name="T14" style:family="text">
      <style:text-properties officeooo:rsid="0119eefe"/>
    </style:style>
    <style:style style:name="T15" style:family="text">
      <style:text-properties fo:font-weight="bold" officeooo:rsid="0119eefe" style:font-weight-asian="bold" style:font-weight-complex="bold"/>
    </style:style>
    <style:style style:name="T16" style:family="text">
      <style:text-properties fo:font-size="9pt" fo:font-style="italic" officeooo:rsid="00287b88" fo:background-color="#ffff00" loext:char-shading-value="0" style:font-size-asian="9pt" style:font-style-asian="italic" style:font-size-complex="9pt" style:font-style-complex="italic"/>
    </style:style>
    <style:style style:name="T17" style:family="text">
      <style:text-properties fo:background-color="#ffff00" loext:char-shading-value="0"/>
    </style:style>
    <style:style style:name="T18" style:family="text">
      <style:text-properties style:use-window-font-color="true" loext:opacity="0%" fo:font-size="10pt" fo:background-color="#ffff00" loext:char-shading-value="0" style:font-size-asian="10pt" style:font-size-complex="10pt"/>
    </style:style>
    <style:style style:name="T19" style:family="text">
      <style:text-properties style:use-window-font-color="true" loext:opacity="0%" fo:font-size="10pt" officeooo:rsid="0016a111" fo:background-color="#ffff00" loext:char-shading-value="0" style:font-size-asian="10pt" style:font-size-complex="10pt"/>
    </style:style>
    <style:style style:name="T20" style:family="text">
      <style:text-properties style:use-window-font-color="true" loext:opacity="0%" style:text-position="0% 100%" fo:font-style="normal" style:font-name-asian="OpenSymbol1" style:font-size-asian="10pt" style:font-style-asian="normal" style:font-name-complex="OpenSymbol1" style:font-size-complex="10pt" style:font-style-complex="normal"/>
    </style:style>
    <style:style style:name="T21" style:family="text">
      <style:text-properties style:use-window-font-color="true" loext:opacity="0%" style:text-position="0% 100%" fo:font-style="normal" officeooo:rsid="00278e84" style:font-name-asian="OpenSymbol1" style:font-size-asian="10pt" style:font-style-asian="normal" style:font-name-complex="OpenSymbol1" style:font-size-complex="10pt" style:font-style-complex="normal"/>
    </style:style>
    <style:style style:name="T22" style:family="text">
      <style:text-properties style:use-window-font-color="true" loext:opacity="0%" style:text-position="0% 100%" style:font-name="Bitstream Vera Sans1" fo:font-size="10pt" fo:font-style="normal" style:font-name-asian="OpenSymbol1" style:font-size-asian="10pt" style:font-style-asian="normal" style:font-name-complex="OpenSymbol1" style:font-size-complex="10pt" style:font-style-complex="normal"/>
    </style:style>
    <style:style style:name="T23" style:family="text">
      <style:text-properties style:use-window-font-color="true" loext:opacity="0%" style:text-position="0% 100%" fo:letter-spacing="-0.007cm" fo:font-style="normal" fo:font-weight="normal" officeooo:rsid="0051d7d6" style:font-name-asian="OpenSymbol1" style:font-style-asian="normal" style:font-weight-asian="normal" style:font-name-complex="OpenSymbol1" style:font-style-complex="normal" style:font-weight-complex="normal"/>
    </style:style>
    <style:style style:name="T24" style:family="text">
      <style:text-properties style:use-window-font-color="true" loext:opacity="0%" style:text-position="0% 100%" fo:letter-spacing="-0.007cm" fo:font-style="normal" fo:font-weight="normal" officeooo:rsid="001a86c1" style:font-name-asian="OpenSymbol1" style:font-style-asian="normal" style:font-weight-asian="normal" style:font-name-complex="OpenSymbol1" style:font-style-complex="normal" style:font-weight-complex="normal"/>
    </style:style>
    <style:style style:name="T25" style:family="text">
      <style:text-properties style:use-window-font-color="true" loext:opacity="0%" style:text-position="0% 100%" fo:letter-spacing="-0.007cm" fo:font-style="normal" fo:font-weight="normal" officeooo:rsid="0015f54e" style:font-name-asian="OpenSymbol1" style:font-style-asian="normal" style:font-weight-asian="normal" style:font-name-complex="OpenSymbol1" style:font-style-complex="normal" style:font-weight-complex="normal"/>
    </style:style>
    <style:style style:name="T26" style:family="text">
      <style:text-properties style:use-window-font-color="true" loext:opacity="0%" style:text-position="0% 100%" fo:letter-spacing="-0.007cm" fo:font-style="normal" fo:font-weight="normal" officeooo:rsid="0026ebaf" style:font-name-asian="OpenSymbol1" style:font-style-asian="normal" style:font-weight-asian="normal" style:font-name-complex="OpenSymbol1" style:font-style-complex="normal" style:font-weight-complex="normal"/>
    </style:style>
    <style:style style:name="T27" style:family="text">
      <style:text-properties style:use-window-font-color="true" loext:opacity="0%" style:text-position="0% 100%" fo:letter-spacing="-0.007cm" fo:font-weight="normal" officeooo:rsid="001a86c1" style:font-name-asian="OpenSymbol1" style:font-style-asian="normal" style:font-weight-asian="normal" style:font-name-complex="OpenSymbol1" style:font-style-complex="normal" style:font-weight-complex="normal"/>
    </style:style>
    <style:style style:name="T28" style:family="text">
      <style:text-properties style:use-window-font-color="true" loext:opacity="0%" style:text-position="0% 100%" fo:letter-spacing="-0.007cm" fo:font-weight="normal" officeooo:rsid="0015f54e" style:font-name-asian="OpenSymbol1" style:font-style-asian="normal" style:font-weight-asian="normal" style:font-name-complex="OpenSymbol1" style:font-style-complex="normal" style:font-weight-complex="normal"/>
    </style:style>
    <style:style style:name="T29" style:family="text">
      <style:text-properties style:use-window-font-color="true" loext:opacity="0%" fo:font-style="normal" style:font-size-asian="10pt" style:font-style-asian="normal" style:font-size-complex="10pt" style:font-style-complex="normal"/>
    </style:style>
    <style:style style:name="T30" style:family="text">
      <style:text-properties style:use-window-font-color="true" loext:opacity="0%" fo:font-style="normal" officeooo:rsid="00278e84" style:font-size-asian="10pt" style:font-style-asian="normal" style:font-size-complex="10pt" style:font-style-complex="normal"/>
    </style:style>
    <style:style style:name="T31" style:family="text">
      <style:text-properties style:use-window-font-color="true" loext:opacity="0%" fo:font-style="normal" officeooo:rsid="00252c0d" style:font-size-asian="10pt" style:font-style-asian="normal" style:font-size-complex="10pt" style:font-style-complex="normal"/>
    </style:style>
    <style:style style:name="T32" style:family="text">
      <style:text-properties style:use-window-font-color="true" loext:opacity="0%" fo:font-style="normal" fo:font-weight="normal" style:font-size-asian="10pt" style:font-style-asian="normal" style:font-weight-asian="normal" style:font-size-complex="10pt" style:font-style-complex="normal" style:font-weight-complex="normal"/>
    </style:style>
    <style:style style:name="T33" style:family="text">
      <style:text-properties style:use-window-font-color="true" loext:opacity="0%" fo:font-style="normal" fo:font-weight="normal" officeooo:rsid="0051d7d6" style:font-size-asian="10pt" style:font-style-asian="normal" style:font-weight-asian="normal" style:font-size-complex="10pt" style:font-style-complex="normal" style:font-weight-complex="normal"/>
    </style:style>
    <style:style style:name="T34" style:family="text">
      <style:text-properties style:use-window-font-color="true" loext:opacity="0%" fo:font-style="normal" fo:font-weight="normal" officeooo:rsid="0026ebaf" style:font-size-asian="10pt" style:font-style-asian="normal" style:font-weight-asian="normal" style:font-size-complex="10pt" style:font-style-complex="normal" style:font-weight-complex="normal"/>
    </style:style>
    <style:style style:name="T35" style:family="text">
      <style:text-properties style:use-window-font-color="true" loext:opacity="0%" style:font-name="Bitstream Vera Sans1" fo:font-size="10pt" fo:font-style="normal" style:font-size-asian="10pt" style:font-style-asian="normal" style:font-size-complex="10pt" style:font-style-complex="normal"/>
    </style:style>
    <style:style style:name="T36" style:family="text">
      <style:text-properties style:use-window-font-color="true" loext:opacity="0%" fo:background-color="#ffff00" loext:char-shading-value="0"/>
    </style:style>
    <style:style style:name="T37" style:family="text">
      <style:text-properties style:use-window-font-color="true" loext:opacity="0%" officeooo:rsid="0010d398" fo:background-color="#ffff00" loext:char-shading-value="0"/>
    </style:style>
    <style:style style:name="T38" style:family="text">
      <style:text-properties style:use-window-font-color="true" loext:opacity="0%" officeooo:rsid="004f3638" fo:background-color="#ffff00" loext:char-shading-value="0"/>
    </style:style>
    <style:style style:name="T39" style:family="text">
      <style:text-properties style:use-window-font-color="true" loext:opacity="0%" style:font-size-asian="10pt" style:font-size-complex="10pt"/>
    </style:style>
    <style:style style:name="T40" style:family="text">
      <style:text-properties style:use-window-font-color="true" loext:opacity="0%" officeooo:rsid="0010d398" style:font-size-asian="10pt" style:font-size-complex="10pt"/>
    </style:style>
    <style:style style:name="T41" style:family="text">
      <style:text-properties officeooo:rsid="0015f54e"/>
    </style:style>
    <style:style style:name="T42" style:family="text">
      <style:text-properties officeooo:rsid="011c0b75"/>
    </style:style>
    <style:style style:name="T43" style:family="text">
      <style:text-properties fo:color="#ffffff" loext:opacity="100%" style:font-name="Bitstream Vera Sans1" fo:font-size="16pt" fo:font-weight="bold" style:font-size-asian="16pt" style:font-weight-asian="bold" style:font-size-complex="16pt" style:font-weight-complex="bold"/>
    </style:style>
    <style:style style:name="T44" style:family="text">
      <style:text-properties style:use-window-font-color="true" loext:opacity="0%" style:text-outline="false" style:text-line-through-style="none" style:text-line-through-type="none" style:font-name="Bitstream Vera Sans1" fo:font-size="10pt" fo:font-style="normal" fo:text-shadow="none" style:text-underline-style="none" fo:font-weight="normal" style:letter-kerning="true" style:font-name-asian="DejaVu Sans" style:font-size-asian="10pt" style:font-style-asian="normal" style:font-weight-asian="normal" style:font-name-complex="Lohit Hindi" style:font-size-complex="10pt" style:font-style-complex="normal" style:font-weight-complex="normal" style:text-emphasize="none" style:font-relief="none" style:text-overline-style="none" style:text-overline-color="font-color"/>
    </style:style>
    <style:style style:name="T45" style:family="text">
      <style:text-properties fo:font-variant="normal" fo:text-transform="none" style:use-window-font-color="true" loext:opacity="0%" style:text-outline="false" style:text-line-through-style="none" style:text-line-through-type="none" style:font-name="Bitstream Vera Sans1" fo:font-size="10pt" fo:font-style="normal" fo:text-shadow="none" style:text-underline-style="none" fo:font-weight="normal" style:letter-kerning="true" style:font-name-asian="DejaVu Sans" style:font-size-asian="10pt" style:font-style-asian="normal" style:font-weight-asian="normal" style:font-name-complex="Lohit Hindi" style:font-size-complex="10pt" style:font-style-complex="normal" style:font-weight-complex="normal" style:text-emphasize="none" style:font-relief="none" style:text-overline-style="none" style:text-overline-color="font-color"/>
    </style:style>
    <style:style style:name="T46" style:family="text">
      <style:text-properties fo:font-variant="normal" fo:text-transform="none" style:use-window-font-color="true" loext:opacity="0%" style:text-outline="false" style:text-line-through-style="none" style:text-line-through-type="none" style:font-name="Bitstream Vera Sans1" fo:font-size="10pt" fo:font-style="normal" fo:text-shadow="none" style:text-underline-style="none" fo:font-weight="normal" style:letter-kerning="true" style:font-name-asian="Arial Unicode MS"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T47" style:family="text">
      <style:text-properties fo:font-variant="normal" fo:text-transform="none" style:use-window-font-color="true" loext:opacity="0%" style:text-outline="false" style:text-line-through-style="none" style:text-line-through-type="none" style:font-name="Bitstream Vera Sans6" fo:font-size="11pt" fo:font-style="normal" fo:text-shadow="none" style:text-underline-style="none" fo:font-weight="normal" style:letter-kerning="true" style:font-name-asian="PingFang SC" style:font-size-asian="18pt" style:font-style-asian="normal" style:font-weight-asian="normal" style:font-name-complex="Arial Unicode MS1" style:font-size-complex="18pt" style:font-style-complex="normal" style:font-weight-complex="normal" style:text-emphasize="none" style:font-relief="none" style:text-overline-style="none" style:text-overline-color="font-color"/>
    </style:style>
    <style:style style:name="T48" style:family="text">
      <style:text-properties fo:font-variant="normal" fo:text-transform="none" style:use-window-font-color="true" loext:opacity="0%" style:text-outline="false" style:text-line-through-style="none" style:text-line-through-type="none" style:font-name="Times New Roman" fo:font-size="12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49" style:family="text">
      <style:text-properties fo:font-variant="normal" fo:text-transform="none" fo:color="#000000" loext:opacity="100%" style:text-outline="false" style:text-line-through-style="none" style:text-line-through-type="none" style:font-name="Bitstream Vera Sans" fo:font-size="9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fr1"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from-left" style:horizontal-rel="paragraph" fo:padding="0cm" fo:border="none" style:shadow="none" draw:shadow-opacity="100%" draw:textarea-vertical-align="middle"/>
    </style:style>
    <style:style style:name="fr2" style:family="graphic" style:parent-style-name="_5f_Formule_5f_corrigée">
      <style:graphic-properties style:vertical-pos="middle" style:vertical-rel="text" style:horizontal-pos="from-left" style:horizontal-rel="paragraph-content" draw:ole-draw-aspect="1"/>
    </style:style>
    <style:style style:name="Sect1" style:family="section">
      <style:section-properties text:dont-balance-text-columns="false" style:editable="false">
        <style:columns fo:column-count="1" fo:column-gap="0cm"/>
      </style:section-properties>
    </style:style>
    <style:style style:name="gr1" style:family="graphic">
      <style:graphic-properties svg:stroke-width="0.06cm" svg:stroke-color="#7fb241"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color="#000000" draw:fill="none" draw:fill-color="#ffffff" fo:min-height="0.714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draw:fill="solid" draw:fill-color="#7fb241"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gr4" style:family="graphic">
      <style:graphic-properties svg:stroke-width="0.06cm" svg:stroke-color="#9d0f89"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svg:stroke-width="0.06cm" svg:stroke-color="#1ca2b8"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draw:stroke="none" draw:fill="solid" draw:fill-color="#9d0f89"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none" draw:fill="solid" draw:fill-color="#1ca2b8"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gr8" style:family="graphic">
      <style:graphic-properties svg:stroke-width="0.06cm" svg:stroke-color="#d7e12c"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graphic-properties draw:stroke="none" draw:fill="solid" draw:fill-color="#d7e12c"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gr10" style:family="graphic">
      <style:graphic-properties style:writing-mode="lr-tb" loext:decorative="false"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11" style:family="graphic">
      <style:graphic-properties loext:decorative="false" style:run-through="foreground"/>
    </style:style>
    <style:style style:name="gr12" style:family="graphic">
      <style:graphic-properties draw:stroke="solid" svg:stroke-width="0.019cm" svg:stroke-color="#000000" draw:marker-start-width="0.3cm" draw:marker-start-center="false" draw:marker-end-width="0.3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loext:decorative="false" style:run-through="foreground"/>
    </style:style>
    <style:style style:name="gr13" style:family="graphic">
      <style:graphic-properties draw:stroke="solid" svg:stroke-width="0.019cm" svg:stroke-color="#000000" draw:marker-start-width="0.31cm" draw:marker-start-center="false" draw:marker-end-width="0.31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loext:decorative="false" style:run-through="foreground"/>
    </style:style>
    <style:style style:name="gr14" style:family="graphic">
      <style:graphic-properties draw:stroke="none" svg:stroke-width="0.019cm" svg:stroke-color="#000000" draw:marker-start-width="0.3cm" draw:marker-start-center="false" draw:marker-end-width="0.3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loext:decorative="false" style:run-through="foreground"/>
    </style:style>
    <style:style style:name="gr15" style:family="graphic">
      <style:graphic-properties draw:stroke="none" svg:stroke-width="0cm" svg:stroke-color="#000000" draw:marker-start-width="0.3cm" draw:marker-start-center="false" draw:marker-end-width="0.3cm" draw:marker-end-center="false" draw:fill="none" draw:fill-color="#ffffff" fo:min-height="0.425cm" fo:padding-top="0.125cm" fo:padding-bottom="0.125cm" fo:padding-left="0.25cm" fo:padding-right="0.25cm" draw:shadow="hidden" draw:shadow-offset-x="0.3cm" draw:shadow-offset-y="0.3cm" draw:shadow-color="#808080" loext:decorative="false" style:run-through="foreground"/>
      <style:paragraph-properties style:writing-mode="lr-tb"/>
    </style:style>
    <style:style style:name="gr16" style:family="graphic">
      <style:graphic-properties draw:stroke="solid" svg:stroke-width="0.019cm" svg:stroke-color="#000000" draw:marker-start-width="0.229cm" draw:marker-start-center="false" draw:marker-end-width="0.229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loext:decorative="false" style:run-through="foreground"/>
    </style:style>
    <style:style style:name="gr17" style:family="graphic">
      <style:graphic-properties style:writing-mode="lr-tb" loext:decorative="false"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18" style:family="graphic">
      <style:graphic-properties loext:decorative="false"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19" style:family="graphic">
      <style:graphic-properties draw:stroke="none" svg:stroke-width="0.019cm" svg:stroke-color="#000000" draw:marker-start-width="0.3cm" draw:marker-start-center="false" draw:marker-end-width="0.3cm" draw:marker-end-center="false" draw:fill="none" draw:fill-color="#ffffff" draw:textarea-horizontal-align="justify" fo:min-height="0.445cm" fo:padding-top="0.136cm" fo:padding-bottom="0.136cm" fo:padding-left="0.259cm" fo:padding-right="0.259cm" draw:shadow="hidden" draw:shadow-offset-x="0.3cm" draw:shadow-offset-y="0.3cm" draw:shadow-color="#808080" loext:decorative="false" style:run-through="foreground"/>
      <style:paragraph-properties style:writing-mode="lr-tb"/>
    </style:style>
    <style:style style:name="gr20" style:family="graphic">
      <style:graphic-properties draw:stroke="solid" svg:stroke-width="0.019cm" svg:stroke-color="#000000" draw:marker-start-width="0.3cm" draw:marker-start-center="false" draw:marker-end-width="0.3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loext:decorative="false" style:run-through="foreground"/>
    </style:style>
    <style:style style:name="gr21" style:family="graphic">
      <style:graphic-properties draw:stroke="dash" draw:stroke-dash="Fine_20_Dashed" svg:stroke-width="0.019cm" svg:stroke-color="#000000" draw:marker-start-width="0.3cm" draw:marker-start-center="false" draw:marker-end-width="0.3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loext:decorative="false" style:run-through="foreground"/>
    </style:style>
    <style:style style:name="gr22" style:family="graphic">
      <style:graphic-properties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3" style:family="graphic">
      <style:graphic-properties draw:stroke="solid" svg:stroke-width="0.019cm" svg:stroke-color="#000000" draw:marker-start-width="0.3cm" draw:marker-start-center="false" draw:marker-end-width="0.3cm" draw:marker-end-center="false" draw:fill="none" draw:fill-color="#99ccff" draw:textarea-horizontal-align="center" draw:textarea-vertical-align="middle" fo:padding-top="0.136cm" fo:padding-bottom="0.136cm" fo:padding-left="0.259cm" fo:padding-right="0.259cm" draw:shadow="hidden" draw:shadow-offset-x="0.3cm" draw:shadow-offset-y="0.3cm" draw:shadow-color="#808080" loext:decorative="false" style:run-through="foreground"/>
    </style:style>
    <style:style style:name="gr24" style:family="graphic">
      <style:graphic-properties draw:stroke="none" svg:stroke-width="0.019cm" svg:stroke-color="#000000" draw:marker-start-width="0.3cm" draw:marker-start-center="false" draw:marker-end-width="0.3cm" draw:marker-end-center="false" draw:fill="none" draw:fill-color="#ffffff" fo:min-height="0.413cm" fo:padding-top="0.136cm" fo:padding-bottom="0.136cm" fo:padding-left="0.259cm" fo:padding-right="0.259cm" draw:shadow="hidden" draw:shadow-offset-x="0.3cm" draw:shadow-offset-y="0.3cm" draw:shadow-color="#808080" loext:decorative="false" style:run-through="foreground"/>
      <style:paragraph-properties style:writing-mode="lr-tb"/>
    </style:style>
    <style:style style:name="gr25" style:family="graphic">
      <style:graphic-properties draw:stroke="none" svg:stroke-width="0.019cm" svg:stroke-color="#000000" draw:marker-start-width="0.3cm" draw:marker-start-center="false" draw:marker-end-width="0.3cm" draw:marker-end-center="false" draw:fill="none" draw:fill-color="#ffffff" fo:min-height="0.824cm" fo:padding-top="0.136cm" fo:padding-bottom="0.136cm" fo:padding-left="0.259cm" fo:padding-right="0.259cm" draw:shadow="hidden" draw:shadow-offset-x="0.3cm" draw:shadow-offset-y="0.3cm" draw:shadow-color="#808080" loext:decorative="false" style:run-through="foreground"/>
      <style:paragraph-properties style:writing-mode="lr-tb"/>
    </style:style>
    <style:style style:name="gr26" style:family="graphic">
      <style:graphic-properties loext:decorative="false" style:run-through="foreground" style:wrap="none" style:vertical-pos="middle" style:vertical-rel="baseline" style:horizontal-pos="from-left" style:horizontal-rel="paragraph" draw:wrap-influence-on-position="once-concurrent" loext:allow-overlap="true" style:flow-with-text="false"/>
    </style:style>
    <style:style style:name="gr27" style:family="graphic">
      <style:graphic-properties draw:stroke="solid" svg:stroke-width="0.019cm" svg:stroke-color="#000000" draw:marker-start="" draw:marker-start-width="0.229cm" draw:marker-start-center="false" draw:marker-end="" draw:marker-end-width="0.229cm" draw:marker-end-center="false" draw:fill="none" draw:fill-color="#729fcf" draw:textarea-horizontal-align="justify" draw:textarea-vertical-align="middle" fo:padding-top="0.136cm" fo:padding-bottom="0.136cm" fo:padding-left="0.259cm" fo:padding-right="0.259cm" fo:wrap-option="wrap" draw:shadow="hidden" draw:shadow-offset-x="0.199cm" draw:shadow-offset-y="0.199cm" draw:shadow-color="#808080" loext:decorative="false" style:run-through="foreground"/>
    </style:style>
    <style:style style:name="gr28" style:family="graphic">
      <style:graphic-properties draw:stroke="none" svg:stroke-width="0.019cm" svg:stroke-color="#000000" draw:marker-start="" draw:marker-start-width="0.3cm" draw:marker-start-center="false" draw:marker-end="" draw:marker-end-width="0.3cm" draw:marker-end-center="false" draw:fill="none" draw:fill-color="#ffffff" draw:textarea-horizontal-align="left" draw:auto-grow-height="true" draw:auto-grow-width="true" fo:min-height="0.413cm" fo:min-width="0.282cm" fo:padding-top="0.125cm" fo:padding-bottom="0.125cm" fo:padding-left="0.25cm" fo:padding-right="0.25cm" fo:wrap-option="wrap" draw:shadow="hidden" draw:shadow-offset-x="0.3cm" draw:shadow-offset-y="0.3cm" draw:shadow-color="#808080" loext:decorative="false" style:run-through="foreground"/>
      <style:paragraph-properties style:writing-mode="lr-tb"/>
    </style:style>
    <style:style style:name="gr29" style:family="graphic">
      <style:graphic-properties draw:stroke="none" svg:stroke-width="0.019cm" svg:stroke-color="#000000" draw:marker-start="" draw:marker-start-width="0.3cm" draw:marker-start-center="false" draw:marker-end="" draw:marker-end-width="0.3cm" draw:marker-end-center="false" draw:fill="none" draw:fill-color="#ffffff" draw:textarea-horizontal-align="left" draw:auto-grow-height="true" draw:auto-grow-width="true" fo:min-height="0.415cm" fo:min-width="0.27cm" fo:padding-top="0.125cm" fo:padding-bottom="0.125cm" fo:padding-left="0.25cm" fo:padding-right="0.25cm" fo:wrap-option="wrap" draw:shadow="hidden" draw:shadow-offset-x="0.3cm" draw:shadow-offset-y="0.3cm" draw:shadow-color="#808080" loext:decorative="false" style:run-through="foreground"/>
      <style:paragraph-properties style:writing-mode="lr-tb"/>
    </style:style>
    <style:style style:name="gr30" style:family="graphic">
      <style:graphic-properties draw:stroke="none" svg:stroke-width="0.019cm" svg:stroke-color="#000000" draw:marker-start="" draw:marker-start-width="0.3cm" draw:marker-start-center="false" draw:marker-end="" draw:marker-end-width="0.3cm" draw:marker-end-center="false" draw:fill="none" draw:fill-color="#ffffff" draw:textarea-horizontal-align="left" draw:auto-grow-height="true" draw:auto-grow-width="true" fo:min-height="0.415cm" fo:min-width="0.268cm" fo:padding-top="0.125cm" fo:padding-bottom="0.125cm" fo:padding-left="0.25cm" fo:padding-right="0.25cm" fo:wrap-option="wrap" draw:shadow="hidden" draw:shadow-offset-x="0.3cm" draw:shadow-offset-y="0.3cm" draw:shadow-color="#808080" loext:decorative="false" style:run-through="foreground"/>
      <style:paragraph-properties style:writing-mode="lr-tb"/>
    </style:style>
    <style:style style:name="gr31" style:family="graphic">
      <style:graphic-properties draw:stroke="none" svg:stroke-width="0.019cm" svg:stroke-color="#000000" draw:marker-start="" draw:marker-start-width="0.3cm" draw:marker-start-center="false" draw:marker-end="" draw:marker-end-width="0.3cm" draw:marker-end-center="false" draw:fill="none" draw:fill-color="#ffffff" draw:textarea-horizontal-align="left" draw:auto-grow-height="true" draw:auto-grow-width="true" fo:min-height="0.413cm" fo:min-width="0.27cm" fo:padding-top="0.125cm" fo:padding-bottom="0.125cm" fo:padding-left="0.25cm" fo:padding-right="0.25cm" fo:wrap-option="wrap" draw:shadow="hidden" draw:shadow-offset-x="0.3cm" draw:shadow-offset-y="0.3cm" draw:shadow-color="#808080" loext:decorative="false" style:run-through="foreground"/>
      <style:paragraph-properties style:writing-mode="lr-tb"/>
    </style:style>
    <style:style style:name="gr32" style:family="graphic">
      <style:graphic-properties draw:stroke="none" svg:stroke-width="0.019cm" svg:stroke-color="#000000" draw:marker-start="" draw:marker-start-width="0.3cm" draw:marker-start-center="false" draw:marker-end="" draw:marker-end-width="0.3cm" draw:marker-end-center="false" draw:fill="none" draw:fill-color="#ffffff" draw:textarea-horizontal-align="left" draw:auto-grow-height="true" draw:auto-grow-width="true" fo:min-height="0.413cm" fo:min-width="0.275cm" fo:padding-top="0.125cm" fo:padding-bottom="0.125cm" fo:padding-left="0.25cm" fo:padding-right="0.25cm" fo:wrap-option="wrap" draw:shadow="hidden" draw:shadow-offset-x="0.3cm" draw:shadow-offset-y="0.3cm" draw:shadow-color="#808080" loext:decorative="false" style:run-through="foreground"/>
      <style:paragraph-properties style:writing-mode="lr-tb"/>
    </style:style>
    <style:style style:name="gr33" style:family="graphic">
      <style:graphic-properties loext:decorative="false" style:run-through="foreground" style:vertical-pos="middle" style:vertical-rel="baseline" style:horizontal-pos="from-left" style:horizontal-rel="paragraph" draw:wrap-influence-on-position="once-concurrent" loext:allow-overlap="true" style:flow-with-text="false"/>
    </style:style>
    <style:style style:name="gr34" style:family="graphic">
      <style:graphic-properties draw:stroke="solid" draw:stroke-dash="Dashed_20__28_var_29__20_1" svg:stroke-width="0.03cm" svg:stroke-color="#000000" draw:marker-start="" draw:marker-start-width="0.25cm" draw:marker-start-center="false" draw:marker-end="" draw:marker-end-width="0.25cm" draw:marker-end-center="false" draw:fill="none" draw:fill-color="#729fcf" draw:textarea-horizontal-align="justify" draw:textarea-vertical-align="middle" fo:padding-top="0.139cm" fo:padding-bottom="0.139cm" fo:padding-left="0.265cm" fo:padding-right="0.265cm" draw:shadow="hidden" draw:shadow-offset-x="0.199cm" draw:shadow-offset-y="0.199cm" draw:shadow-color="#808080" loext:decorative="false" style:run-through="foreground"/>
    </style:style>
    <style:style style:name="gr35" style:family="graphic">
      <style:graphic-properties draw:stroke="none" draw:stroke-dash="Dashed_20__28_var_29__20_1" svg:stroke-width="0cm" svg:stroke-color="#000000" draw:marker-start="" draw:marker-start-width="0.199cm" draw:marker-start-center="false" draw:marker-end="" draw:marker-end-width="0.199cm" draw:marker-end-center="false" draw:fill="none" draw:fill-color="#ffffff" draw:textarea-horizontal-align="justify" fo:min-height="0.651cm" fo:padding-top="0.125cm" fo:padding-bottom="0.125cm" fo:padding-left="0.25cm" fo:padding-right="0.25cm" draw:shadow="hidden" draw:shadow-offset-x="0.199cm" draw:shadow-offset-y="0.199cm" draw:shadow-color="#808080" loext:decorative="false" style:run-through="foreground"/>
      <style:paragraph-properties style:writing-mode="lr-tb"/>
    </style:style>
    <style:style style:name="gr36" style:family="graphic">
      <style:graphic-properties draw:stroke="none" draw:stroke-dash="Dashed_20__28_var_29__20_1" svg:stroke-width="0cm" svg:stroke-color="#3465a4" draw:marker-start="" draw:marker-start-width="0.199cm" draw:marker-start-center="false" draw:marker-end="" draw:marker-end-width="0.199cm" draw:marker-end-center="false" draw:fill="none" draw:fill-color="#729fcf" draw:textarea-horizontal-align="justify" fo:min-height="0.455cm" fo:padding-top="0.125cm" fo:padding-bottom="0.125cm" fo:padding-left="0.25cm" fo:padding-right="0.25cm" draw:shadow="hidden" draw:shadow-offset-x="0.199cm" draw:shadow-offset-y="0.199cm" draw:shadow-color="#808080" loext:decorative="false" style:run-through="foreground"/>
      <style:paragraph-properties style:writing-mode="lr-tb"/>
    </style:style>
    <style:style style:name="gr37" style:family="graphic">
      <style:graphic-properties draw:stroke="none" draw:stroke-dash="Dashed_20__28_var_29__20_1" svg:stroke-width="0cm" svg:stroke-color="#3465a4" draw:marker-start="" draw:marker-start-width="0.199cm" draw:marker-start-center="false" draw:marker-end="" draw:marker-end-width="0.199cm" draw:marker-end-center="false" draw:fill="none" draw:fill-color="#729fcf" draw:textarea-horizontal-align="justify" fo:min-height="0.453cm" fo:padding-top="0.125cm" fo:padding-bottom="0.125cm" fo:padding-left="0.25cm" fo:padding-right="0.25cm" draw:shadow="hidden" draw:shadow-offset-x="0.199cm" draw:shadow-offset-y="0.199cm" draw:shadow-color="#808080" loext:decorative="false" style:run-through="foreground"/>
      <style:paragraph-properties style:writing-mode="lr-tb"/>
    </style:style>
    <style:style style:name="gr38" style:family="graphic">
      <style:graphic-properties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9" style:family="graphic">
      <style:graphic-properties draw:stroke="solid" svg:stroke-width="0.026cm" svg:stroke-color="#000000" draw:marker-start="" draw:marker-start-width="0.199cm" draw:marker-start-center="false" draw:marker-end="" draw:marker-end-width="0.199cm" draw:marker-end-center="false" draw:fill="solid" draw:fill-color="#729fcf" draw:textarea-horizontal-align="center" draw:textarea-vertical-align="middle" fo:padding-top="0.138cm" fo:padding-bottom="0.138cm" fo:padding-left="0.263cm" fo:padding-right="0.263cm" draw:shadow="hidden" draw:shadow-offset-x="0.199cm" draw:shadow-offset-y="0.199cm" draw:shadow-color="#808080" loext:decorative="false" style:run-through="foreground"/>
    </style:style>
    <style:style style:name="gr40"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justify" draw:auto-grow-height="true" draw:auto-grow-width="true" fo:min-height="0.489cm" fo:min-width="0.286cm" fo:padding-top="0.125cm" fo:padding-bottom="0.125cm" fo:padding-left="0.25cm" fo:padding-right="0.25cm" draw:shadow="hidden" draw:shadow-offset-x="0.199cm" draw:shadow-offset-y="0.199cm" draw:shadow-color="#808080" loext:decorative="false" style:run-through="foreground"/>
      <style:paragraph-properties style:writing-mode="lr-tb"/>
    </style:style>
    <style:style style:name="gr41"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justify" draw:auto-grow-height="true" draw:auto-grow-width="true" fo:min-height="0.489cm" fo:min-width="0.148cm" fo:padding-top="0.125cm" fo:padding-bottom="0.125cm" fo:padding-left="0.25cm" fo:padding-right="0.25cm" draw:shadow="hidden" draw:shadow-offset-x="0.199cm" draw:shadow-offset-y="0.199cm" draw:shadow-color="#808080" loext:decorative="false" style:run-through="foreground"/>
      <style:paragraph-properties style:writing-mode="lr-tb"/>
    </style:style>
    <style:style style:name="gr42"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justify" draw:auto-grow-height="true" draw:auto-grow-width="true" fo:min-height="0.489cm" fo:min-width="0.24cm" fo:padding-top="0.125cm" fo:padding-bottom="0.125cm" fo:padding-left="0.25cm" fo:padding-right="0.25cm" draw:shadow="hidden" draw:shadow-offset-x="0.199cm" draw:shadow-offset-y="0.199cm" draw:shadow-color="#808080" loext:decorative="false" style:run-through="foreground"/>
      <style:paragraph-properties style:writing-mode="lr-tb"/>
    </style:style>
    <style:style style:name="gr43"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justify" draw:auto-grow-height="true" draw:auto-grow-width="true" fo:min-height="0.489cm" fo:min-width="0.263cm" fo:padding-top="0.125cm" fo:padding-bottom="0.125cm" fo:padding-left="0.25cm" fo:padding-right="0.25cm" draw:shadow="hidden" draw:shadow-offset-x="0.199cm" draw:shadow-offset-y="0.199cm" draw:shadow-color="#808080" loext:decorative="false" style:run-through="foreground"/>
      <style:paragraph-properties style:writing-mode="lr-tb"/>
    </style:style>
    <style:style style:name="gr44"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justify" draw:auto-grow-height="true" draw:auto-grow-width="true" fo:min-height="0.489cm" fo:min-width="0.309cm" fo:padding-top="0.125cm" fo:padding-bottom="0.125cm" fo:padding-left="0.25cm" fo:padding-right="0.25cm" draw:shadow="hidden" draw:shadow-offset-x="0.199cm" draw:shadow-offset-y="0.199cm" draw:shadow-color="#808080" loext:decorative="false" style:run-through="foreground"/>
      <style:paragraph-properties style:writing-mode="lr-tb"/>
    </style:style>
    <style:style style:name="gr45" style:family="graphic">
      <style:graphic-properties draw:stroke="solid" svg:stroke-width="0.03cm" svg:stroke-color="#000000" draw:marker-start="" draw:marker-start-width="0.25cm" draw:marker-start-center="false" draw:marker-end="" draw:marker-end-width="0.25cm" draw:marker-end-center="false" draw:fill="solid" draw:fill-color="#ffff00" draw:textarea-horizontal-align="justify" draw:textarea-vertical-align="middle" fo:padding-top="0.139cm" fo:padding-bottom="0.139cm" fo:padding-left="0.265cm" fo:padding-right="0.265cm" draw:shadow="hidden" draw:shadow-offset-x="0.199cm" draw:shadow-offset-y="0.199cm" draw:shadow-color="#808080" loext:decorative="false" style:run-through="foreground"/>
    </style:style>
    <style:style style:name="gr46" style:family="graphic">
      <style:graphic-properties loext:decorative="false"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47" style:family="graphic">
      <style:graphic-properties draw:stroke="solid" svg:stroke-width="0.019cm" svg:stroke-color="#000000" draw:marker-start-width="0.3cm" draw:marker-start-center="false" draw:marker-end-width="0.3cm" draw:marker-end-center="false" draw:fill="solid" draw:fill-color="#ffff00" draw:textarea-horizontal-align="center" draw:textarea-vertical-align="middle" fo:padding-top="0.136cm" fo:padding-bottom="0.136cm" fo:padding-left="0.259cm" fo:padding-right="0.259cm" draw:shadow="hidden" draw:shadow-offset-x="0.3cm" draw:shadow-offset-y="0.3cm" draw:shadow-color="#808080" loext:decorative="false" style:run-through="foreground"/>
    </style:style>
    <style:style style:name="gr48" style:family="graphic">
      <style:graphic-properties loext:decorative="false" style:run-through="foreground" style:wrap="parallel" style:number-wrapped-paragraphs="no-limit" style:wrap-contour="false" style:vertical-pos="middle" style:vertical-rel="baseline" style:horizontal-pos="from-left" style:horizontal-rel="paragraph" draw:wrap-influence-on-position="once-concurrent" loext:allow-overlap="true" style:flow-with-text="false"/>
    </style:style>
    <style:style style:name="gr49" style:family="graphic">
      <style:graphic-properties draw:stroke="solid" svg:stroke-width="0cm" svg:stroke-color="#000000" draw:marker-start="" draw:marker-start-width="0.199cm" draw:marker-start-center="false" draw:marker-end="" draw:marker-end-width="0.199cm" draw:marker-end-center="false" draw:fill="none" draw:fill-color="#000000" draw:textarea-horizontal-align="justify" draw:textarea-vertical-align="middle" fo:padding-top="0.125cm" fo:padding-bottom="0.125cm" fo:padding-left="0.25cm" fo:padding-right="0.25cm" draw:shadow="hidden" draw:shadow-offset-x="0.199cm" draw:shadow-offset-y="0.199cm" draw:shadow-color="#808080" loext:decorative="false" style:run-through="foreground"/>
    </style:style>
    <style:style style:name="gr50" style:family="graphic">
      <style:graphic-properties style:writing-mode="lr-tb"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gr51" style:family="graphic">
      <style:graphic-properties draw:stroke="solid" svg:stroke-width="0.019cm" svg:stroke-color="#000000" draw:marker-start="" draw:marker-start-width="0.3cm" draw:marker-start-center="false" draw:marker-end="" draw:marker-end-width="0.3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loext:decorative="false" style:run-through="foreground"/>
    </style:style>
    <style:style style:name="gr52"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justify" draw:auto-grow-height="true" draw:auto-grow-width="true" fo:min-height="0.372cm" fo:min-width="0.22cm" fo:padding-top="0.125cm" fo:padding-bottom="0.125cm" fo:padding-left="0.25cm" fo:padding-right="0.25cm" draw:shadow="hidden" draw:shadow-offset-x="0.3cm" draw:shadow-offset-y="0.3cm" draw:shadow-color="#808080" loext:decorative="false" style:run-through="foreground"/>
      <style:paragraph-properties style:writing-mode="lr-tb"/>
    </style:style>
    <style:style style:name="gr53"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justify" draw:auto-grow-height="true" draw:auto-grow-width="true" fo:min-height="0.372cm" fo:min-width="0.222cm" fo:padding-top="0.125cm" fo:padding-bottom="0.125cm" fo:padding-left="0.25cm" fo:padding-right="0.25cm" draw:shadow="hidden" draw:shadow-offset-x="0.3cm" draw:shadow-offset-y="0.3cm" draw:shadow-color="#808080" loext:decorative="false" style:run-through="foreground"/>
      <style:paragraph-properties style:writing-mode="lr-tb"/>
    </style:style>
    <style:style style:name="gr54"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justify" draw:auto-grow-height="true" draw:auto-grow-width="true" fo:min-height="0.372cm" fo:min-width="0.226cm" fo:padding-top="0.125cm" fo:padding-bottom="0.125cm" fo:padding-left="0.25cm" fo:padding-right="0.25cm" draw:shadow="hidden" draw:shadow-offset-x="0.3cm" draw:shadow-offset-y="0.3cm" draw:shadow-color="#808080" loext:decorative="false" style:run-through="foreground"/>
      <style:paragraph-properties style:writing-mode="lr-tb"/>
    </style:style>
    <style:style style:name="gr55" style:family="graphic">
      <style:graphic-properties draw:stroke="solid" svg:stroke-width="0.041cm" svg:stroke-color="#ff00ff" draw:marker-start="" draw:marker-start-width="0.3cm" draw:marker-start-center="false" draw:marker-end="" draw:marker-end-width="0.3cm" draw:marker-end-center="false" draw:fill="solid" draw:fill-color="#99ccff" draw:textarea-horizontal-align="center" draw:textarea-vertical-align="middle" fo:padding-top="0.143cm" fo:padding-bottom="0.143cm" fo:padding-left="0.268cm" fo:padding-right="0.268cm" draw:shadow="hidden" draw:shadow-offset-x="0.3cm" draw:shadow-offset-y="0.3cm" draw:shadow-color="#808080" loext:decorative="false" style:run-through="foreground"/>
    </style:style>
    <style:style style:name="gr56"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justify" draw:auto-grow-height="true" draw:auto-grow-width="true" fo:min-height="0.372cm" fo:min-width="0.249cm" fo:padding-top="0.125cm" fo:padding-bottom="0.125cm" fo:padding-left="0.25cm" fo:padding-right="0.25cm" draw:shadow="hidden" draw:shadow-offset-x="0.3cm" draw:shadow-offset-y="0.3cm" draw:shadow-color="#808080" loext:decorative="false" style:run-through="foreground"/>
      <style:paragraph-properties style:writing-mode="lr-tb"/>
    </style:style>
    <style:style style:name="gr57"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justify" draw:auto-grow-height="true" draw:auto-grow-width="true" fo:min-height="0.372cm" fo:min-width="0.205cm" fo:padding-top="0.125cm" fo:padding-bottom="0.125cm" fo:padding-left="0.25cm" fo:padding-right="0.25cm" draw:shadow="hidden" draw:shadow-offset-x="0.3cm" draw:shadow-offset-y="0.3cm" draw:shadow-color="#808080" loext:decorative="false" style:run-through="foreground"/>
      <style:paragraph-properties style:writing-mode="lr-tb"/>
    </style:style>
    <style:style style:name="gr58"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justify" draw:auto-grow-height="true" draw:auto-grow-width="true" fo:min-height="0.372cm" fo:min-width="0.187cm" fo:padding-top="0.125cm" fo:padding-bottom="0.125cm" fo:padding-left="0.25cm" fo:padding-right="0.25cm" draw:shadow="hidden" draw:shadow-offset-x="0.3cm" draw:shadow-offset-y="0.3cm" draw:shadow-color="#808080" loext:decorative="false" style:run-through="foreground"/>
      <style:paragraph-properties style:writing-mode="lr-tb"/>
    </style:style>
    <style:style style:name="gr59" style:family="graphic">
      <style:graphic-properties draw:stroke="solid" svg:stroke-width="0.041cm" svg:stroke-color="#1ca2b8" draw:marker-start="" draw:marker-start-width="0.3cm" draw:marker-start-center="false" draw:marker-end="" draw:marker-end-width="0.3cm" draw:marker-end-center="false" draw:fill="solid" draw:fill-color="#99ccff" draw:textarea-horizontal-align="center" draw:textarea-vertical-align="middle" fo:padding-top="0.143cm" fo:padding-bottom="0.143cm" fo:padding-left="0.268cm" fo:padding-right="0.268cm" draw:shadow="hidden" draw:shadow-offset-x="0.3cm" draw:shadow-offset-y="0.3cm" draw:shadow-color="#808080" loext:decorative="false" style:run-through="foreground"/>
    </style:style>
    <style:style style:name="gr60"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justify" draw:auto-grow-height="false" draw:auto-grow-width="false" fo:padding-top="0.125cm" fo:padding-bottom="0.125cm" fo:padding-left="0.25cm" fo:padding-right="0.25cm" draw:shadow="hidden" draw:shadow-offset-x="0.3cm" draw:shadow-offset-y="0.3cm" draw:shadow-color="#808080" loext:decorative="false" style:run-through="foreground"/>
    </style:style>
    <style:style style:name="gr61" style:family="graphic">
      <style:graphic-properties draw:stroke="none" draw:fill="solid" draw:fill-color="#1ca2b8" loext:decorative="false" style:run-through="background" style:wrap="none" style:vertical-pos="from-top" style:vertical-rel="paragraph" style:horizontal-pos="from-left" style:horizontal-rel="paragraph" draw:wrap-influence-on-position="once-concurrent" loext:allow-overlap="true" style:flow-with-text="false"/>
    </style:style>
    <style:style style:name="gr62" style:family="graphic">
      <style:graphic-properties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3" style:family="graphic">
      <style:graphic-properties draw:stroke="none" svg:stroke-width="0cm" svg:stroke-color="#3465a4" draw:marker-start-width="0.199cm" draw:marker-start-center="false" draw:marker-end-width="0.199cm" draw:marker-end-center="false" draw:fill="solid" draw:fill-color="#7fb241"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gr64" style:family="graphic">
      <style:graphic-properties draw:stroke="none" svg:stroke-width="0cm" svg:stroke-color="#3465a4" draw:marker-start-width="0.199cm" draw:marker-start-center="false" draw:marker-end-width="0.199cm" draw:marker-end-center="false" draw:fill="solid" draw:fill-color="#9d0f89"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gr65" style:family="graphic">
      <style:graphic-properties draw:stroke="none" svg:stroke-width="0cm" svg:stroke-color="#3465a4" draw:marker-start-width="0.199cm" draw:marker-start-center="false" draw:marker-end-width="0.199cm" draw:marker-end-center="false" draw:fill="solid" draw:fill-color="#1ca2b8"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gr66" style:family="graphic">
      <style:graphic-properties draw:stroke="none" svg:stroke-width="0cm" svg:stroke-color="#3465a4" draw:marker-start-width="0.199cm" draw:marker-start-center="false" draw:marker-end-width="0.199cm" draw:marker-end-center="false" draw:fill="solid" draw:fill-color="#d7e12c" draw:textarea-horizontal-align="justify" fo:padding-top="0.125cm" fo:padding-bottom="0.125cm" fo:padding-left="0.25cm" fo:padding-right="0.25cm" draw:shadow="hidden" draw:shadow-offset-x="0.199cm" draw:shadow-offset-y="0.199cm" draw:shadow-color="#808080" loext:decorative="false" style:run-through="background"/>
    </style:style>
    <number:boolean-style style:name="N99">
      <number:boolean/>
    </number:boolean-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text:style-name="_5f_Numérotation_20_des_20_exercices">
        <text:list-item>
          <text:h text:style-name="P43" text:outline-level="1"><text:span text:style-name="_5f_Caractères">Dans chacun des cas, le quadrilatère est-il nécessairement un parallélogramme ? <text:line-break/>Réponds par Vrai ou Faux puis illustre ta réponse par une figure à main levée codée.</text:span></text:h>
        </text:list-item>
      </text:list>
      <text:section text:style-name="Sect1" text:name="Section2">
        <table:table table:name="Tableau3" table:style-name="Tableau3">
          <table:table-column table:style-name="Tableau3.A"/>
          <table:table-column table:style-name="Tableau3.B"/>
          <table:table-column table:style-name="Tableau3.C" table:number-columns-repeated="2"/>
          <table:table-column table:style-name="Tableau3.E"/>
          <table:table-row table:style-name="Tableau3.1">
            <table:table-cell table:style-name="Tableau3.A1" office:value-type="string">
              <text:h text:style-name="_5f_Tableau_5f_Centré_5f_Gras" text:outline-level="1"><text:span text:style-name="_5f_Caractères"/></text:h>
            </table:table-cell>
            <table:table-cell table:style-name="Tableau3.B1" office:value-type="string">
              <text:h text:style-name="_5f_Tableau_5f_Centré_5f_Gras" text:outline-level="1"><text:span text:style-name="_5f_Caractères">Je suis un quadrilatère…</text:span></text:h>
            </table:table-cell>
            <table:table-cell table:style-name="Tableau3.C1" office:value-type="boolean" office:boolean-value="true">
              <text:h text:style-name="_5f_Tableau_5f_Centré_5f_Gras_5f_Vertical" text:outline-level="1"><text:span text:style-name="_5f_Caractères">VRAI</text:span></text:h>
            </table:table-cell>
            <table:table-cell table:style-name="Tableau3.C1" office:value-type="boolean" office:boolean-value="false">
              <text:h text:style-name="_5f_Tableau_5f_Centré_5f_Gras_5f_Vertical" text:outline-level="1"><text:span text:style-name="_5f_Caractères">FAUX</text:span></text:h>
            </table:table-cell>
            <table:table-cell table:style-name="Tableau3.E1" office:value-type="string">
              <text:h text:style-name="_5f_Tableau_5f_Centré_5f_Gras" text:outline-level="1"><text:span text:style-name="_5f_Caractères">Figure</text:span></text:h>
            </table:table-cell>
          </table:table-row>
          <table:table-row table:style-name="Tableau3.2">
            <table:table-cell table:style-name="Tableau3.A1" office:value-type="string">
              <text:list xml:id="list184812835698276" text:continue-numbering="true" text:style-name="_5f_Numérotation_20_des_20_exercices">
                <text:list-item>
                  <text:list>
                    <text:list-item>
                      <text:h text:style-name="P39" text:outline-level="2"><text:span text:style-name="_5f_Caractères"/></text:h>
                    </text:list-item>
                  </text:list>
                </text:list-item>
              </text:list>
            </table:table-cell>
            <table:table-cell table:style-name="Tableau3.B2" office:value-type="string">
              <text:h text:style-name="_5f_Tableau_5f_Centré" text:outline-level="1"><text:span text:style-name="_5f_Caractères">… qui a deux côtés opposés parallèles.</text:span></text:h>
            </table:table-cell>
            <table:table-cell table:style-name="Tableau3.C2" office:value-type="string">
              <text:h text:style-name="_5f_Tableau_5f_Centré" text:outline-level="1"><text:span text:style-name="_5f_Caractères"/></text:h>
            </table:table-cell>
            <table:table-cell table:style-name="Tableau3.D2" office:value-type="string">
              <text:list xml:id="list3275082460" text:style-name="Num_5f_Exo">
                <text:list-header>
                  <text:p text:style-name="P38"><text:span text:style-name="_5f_Correction_5f_surligné">X</text:span></text:p>
                </text:list-header>
              </text:list>
            </table:table-cell>
            <table:table-cell table:style-name="Tableau3.E2" office:value-type="string">
              <text:p text:style-name="P2"><text:span text:style-name="_5f_Caractères_5f_correction"><draw:g text:anchor-type="as-char" draw:z-index="27" draw:name="Forme8_4" draw:style-name="gr18"><draw:path draw:style-name="gr23" draw:text-style-name="P60" svg:width="0.909cm" svg:height="0.022cm" svg:x="0.564cm" svg:y="0.016cm" svg:viewBox="0 0 910 23" svg:d="M0 23c192-41 388-13 582-21h183 145"><text:p/></draw:path><draw:path draw:style-name="gr23" draw:text-style-name="P60" svg:width="2.072cm" svg:height="0.105cm" svg:x="0.037cm" svg:y="0.804cm" svg:viewBox="0 0 2073 106" svg:d="M0 62c199 129 384-71 582-62 206 9 412 60 618 83 204 22 413 14 619-21h254"><text:p/></draw:path><draw:path draw:style-name="gr23" draw:text-style-name="P60" svg:width="0.708cm" svg:height="0.904cm" svg:x="1.436cm" svg:y="-0.001cm" svg:viewBox="0 0 709 905" svg:d="M0 0c131 214 437 274 455 576l201 164 53 165"><text:p/></draw:path><draw:path draw:style-name="gr23" draw:text-style-name="P60" svg:width="0.581cm" svg:height="0.864cm" svg:x="0cm" svg:y="-0.001cm" svg:viewBox="0 0 582 865" svg:d="M582 0c-194 153-153 508-418 576l-163 227-1 62"><text:p/></draw:path></draw:g></text:span></text:p>
            </table:table-cell>
          </table:table-row>
          <table:table-row table:style-name="Tableau3.3">
            <table:table-cell table:style-name="Tableau3.A1" office:value-type="string">
              <text:list xml:id="list184814212653765" text:continue-list="list184812835698276" text:style-name="_5f_Numérotation_20_des_20_exercices">
                <text:list-item>
                  <text:list>
                    <text:list-item>
                      <text:h text:style-name="P39" text:outline-level="2"><text:span text:style-name="_5f_Caractères"/></text:h>
                    </text:list-item>
                  </text:list>
                </text:list-item>
              </text:list>
            </table:table-cell>
            <table:table-cell table:style-name="Tableau3.B3" office:value-type="string">
              <text:h text:style-name="_5f_Tableau_5f_Centré" text:outline-level="1"><text:span text:style-name="_5f_Caractères">… qui a ses diagonales qui se coupent en leur milieu.</text:span></text:h>
            </table:table-cell>
            <table:table-cell table:style-name="Tableau3.C3" office:value-type="string">
              <text:list xml:id="list184812850399043" text:continue-list="list3275082460" text:style-name="Num_5f_Exo">
                <text:list-header>
                  <text:p text:style-name="P38"><text:span text:style-name="_5f_Correction_5f_surligné">X</text:span></text:p>
                </text:list-header>
              </text:list>
            </table:table-cell>
            <table:table-cell table:style-name="Tableau3.D3" office:value-type="string">
              <text:h text:style-name="_5f_Tableau_5f_Centré" text:outline-level="1"><text:span text:style-name="_5f_Caractères"/></text:h>
            </table:table-cell>
            <table:table-cell table:style-name="Tableau3.E3" office:value-type="string">
              <text:p text:style-name="P2"><text:span text:style-name="_5f_Caractères"><draw:g text:anchor-type="as-char" svg:y="-0.258cm" draw:z-index="28" draw:name="Forme9_2" draw:style-name="gr46"><draw:path draw:style-name="gr47" draw:text-style-name="P70" svg:width="1.39cm" svg:height="0.743cm" svg:x="0.244cm" svg:y="0.017cm" svg:viewBox="0 0 1391 744" svg:d="M0 0c183 80 383 122 556 220 193 109 475 47 575 304l190 119 70 101"><text:p/></draw:path><draw:path draw:style-name="gr47" draw:text-style-name="P70" svg:width="1.962cm" svg:height="0.106cm" svg:x="0.226cm" svg:y="0cm" svg:viewBox="0 0 1963 107" svg:d="M0 0c195 35 393 14 591 33 207 22 416 3 626 18 194 13 378 75 573 50h173"><text:p/></draw:path><draw:path draw:style-name="gr47" draw:text-style-name="P70" svg:width="1.65cm" svg:height="0.037cm" svg:x="0cm" svg:y="0.653cm" svg:viewBox="0 0 1651 38" svg:d="M0 37c190-31 382-22 573-16 204 5 405-33 609-17l192 34 208-17h69"><text:p/></draw:path><draw:path draw:style-name="gr47" draw:text-style-name="P70" svg:width="0.242cm" svg:height="0.641cm" svg:x="0cm" svg:y="0.017cm" svg:viewBox="0 0 243 642" svg:d="M243 0c-15 202-205 334-208 541l-35 101"><text:p/></draw:path><draw:path draw:style-name="gr47" draw:text-style-name="P70" svg:width="0.555cm" svg:height="0.574cm" svg:x="1.582cm" svg:y="0.1cm" svg:viewBox="0 0 556 575" svg:d="M556 0c-78 225-316 315-487 457l-69 118"><text:p/></draw:path><draw:path draw:style-name="gr47" draw:text-style-name="P70" svg:width="2.085cm" svg:height="0.556cm" svg:x="0cm" svg:y="0.115cm" svg:viewBox="0 0 2086 557" svg:d="M0 557c223-53 398-223 626-253 200-27 376-119 574-186 179-61 382-20 573-34l209 1 104-85"><text:p/></draw:path><draw:polyline draw:style-name="gr47" draw:text-style-name="P70" svg:width="0.26cm" svg:height="0.117cm" svg:x="0.486cm" svg:y="0.069cm" svg:viewBox="0 0 261 118" draw:points="261,0 71,84 0,118"><text:p/></draw:polyline><draw:polyline draw:style-name="gr47" draw:text-style-name="P70" svg:width="0.26cm" svg:height="0.152cm" svg:x="1.164cm" svg:y="0.385cm" svg:viewBox="0 0 261 153" draw:points="261,0 53,152 0,153"><text:p/></draw:polyline><draw:polyline draw:style-name="gr47" draw:text-style-name="P70" svg:width="0.312cm" svg:height="0.134cm" svg:x="0.278cm" svg:y="0.385cm" svg:viewBox="0 0 313 135" draw:points="0,0 174,68 313,135"><text:p/></draw:polyline><draw:polyline draw:style-name="gr47" draw:text-style-name="P70" svg:width="0.312cm" svg:height="0.168cm" svg:x="1.199cm" svg:y="0.131cm" svg:viewBox="0 0 313 169" draw:points="0,0 279,135 313,169"><text:p/></draw:polyline><draw:polyline draw:style-name="gr47" draw:text-style-name="P70" svg:width="0.347cm" svg:height="0.252cm" svg:x="0.383cm" svg:y="0.318cm" svg:viewBox="0 0 348 253" draw:points="0,0 191,101 348,253"><text:p/></draw:polyline><draw:polyline draw:style-name="gr47" draw:text-style-name="P70" svg:width="0.312cm" svg:height="0.252cm" svg:x="1.286cm" svg:y="0.069cm" svg:viewBox="0 0 313 253" draw:points="0,0 209,67 313,236 313,253"><text:p/></draw:polyline></draw:g></text:span></text:p>
            </table:table-cell>
          </table:table-row>
          <table:table-row table:style-name="Tableau3.4">
            <table:table-cell table:style-name="Tableau3.A1" office:value-type="string">
              <text:list xml:id="list184814011862858" text:continue-list="list184814212653765" text:style-name="_5f_Numérotation_20_des_20_exercices">
                <text:list-item>
                  <text:list>
                    <text:list-item>
                      <text:h text:style-name="P39" text:outline-level="2"><text:span text:style-name="_5f_Caractères"/></text:h>
                    </text:list-item>
                  </text:list>
                </text:list-item>
              </text:list>
            </table:table-cell>
            <table:table-cell table:style-name="Tableau3.B4" office:value-type="string">
              <text:h text:style-name="_5f_Tableau_5f_Centré" text:outline-level="1"><text:span text:style-name="_5f_Caractères">… qui a ses côtés opposés deux à deux de même longueur.</text:span></text:h>
            </table:table-cell>
            <table:table-cell table:style-name="Tableau3.C4" office:value-type="string">
              <text:h text:style-name="_5f_Tableau_5f_Centré" text:outline-level="1"><text:span text:style-name="_5f_Caractères"/></text:h>
            </table:table-cell>
            <table:table-cell table:style-name="Tableau3.D4" office:value-type="string">
              <text:list xml:id="list184813739808857" text:continue-list="list184812850399043" text:style-name="Num_5f_Exo">
                <text:list-header>
                  <text:p text:style-name="P38"><text:span text:style-name="_5f_Correction_5f_surligné">X</text:span></text:p>
                </text:list-header>
              </text:list>
            </table:table-cell>
            <table:table-cell table:style-name="Tableau3.E4" office:value-type="string">
              <text:p text:style-name="P11"><text:span text:style-name="_5f_Caractères"><text:span text:style-name="T10">vrai</text:span></text:span><text:span text:style-name="_5f_Caractères"><text:span text:style-name="T16"> s’il n’est pas croisé</text:span></text:span></text:p>
            </table:table-cell>
          </table:table-row>
        </table:table>
        <table:table table:name="Tableau4" table:style-name="Tableau4">
          <table:table-column table:style-name="Tableau4.A"/>
          <table:table-column table:style-name="Tableau4.B"/>
          <table:table-column table:style-name="Tableau4.C" table:number-columns-repeated="2"/>
          <table:table-column table:style-name="Tableau4.E"/>
          <table:table-row table:style-name="Tableau4.1">
            <table:table-cell table:style-name="Tableau4.A1" office:value-type="string">
              <text:list xml:id="list184813329678979" text:continue-list="list184814011862858" text:style-name="_5f_Numérotation_20_des_20_exercices">
                <text:list-item>
                  <text:list>
                    <text:list-item>
                      <text:h text:style-name="P39" text:outline-level="2"><text:span text:style-name="_5f_Caractères"/></text:h>
                    </text:list-item>
                  </text:list>
                </text:list-item>
              </text:list>
            </table:table-cell>
            <table:table-cell table:style-name="Tableau4.B1" office:value-type="string">
              <text:h text:style-name="_5f_Tableau_5f_Centré" text:outline-level="1"><text:span text:style-name="_5f_Caractères">… qui a ses côtés opposés parallèles.</text:span></text:h>
            </table:table-cell>
            <table:table-cell table:style-name="Tableau4.C1" office:value-type="string">
              <text:list xml:id="list184812197301482" text:continue-list="list184813739808857" text:style-name="Num_5f_Exo">
                <text:list-header>
                  <text:p text:style-name="P38"><text:span text:style-name="_5f_Correction_5f_surligné">X</text:span></text:p>
                </text:list-header>
              </text:list>
            </table:table-cell>
            <table:table-cell table:style-name="Tableau4.C1" office:value-type="string">
              <text:h text:style-name="_5f_Tableau_5f_Centré" text:outline-level="1"><text:span text:style-name="_5f_Caractères"/></text:h>
            </table:table-cell>
            <table:table-cell table:style-name="Tableau4.E1" office:value-type="string">
              <text:p text:style-name="P2"><text:span text:style-name="_5f_Caractères"><draw:g text:anchor-type="as-char" draw:z-index="29" draw:name="Forme10_2" draw:style-name="gr18"><draw:path draw:style-name="gr23" draw:text-style-name="P60" svg:width="2.168cm" svg:height="0cm" svg:x="0cm" svg:y="0.585cm" svg:viewBox="0 0 2169 1" svg:d="M2169 1c-327-2-654 0-979 0-292 0-582 0-873 0h-317"><text:p/></draw:path><draw:path draw:style-name="gr23" draw:text-style-name="P60" svg:width="2.168cm" svg:height="0cm" svg:x="0.741cm" svg:y="1.617cm" svg:viewBox="0 0 2169 1" svg:d="M2169 1c-292-2-583 0-873 0-283 0-565 0-847 0h-291-158"><text:p/></draw:path><draw:path draw:style-name="gr23" draw:text-style-name="P60" svg:width="1.56cm" svg:height="1.771cm" svg:x="0cm" svg:y="0.214cm" svg:viewBox="0 0 1561 1772" svg:d="M0 0c450 5 387 353 714 635 291 250 515 455 609 820l211 291 27 26"><text:p/></draw:path><draw:path draw:style-name="gr23" draw:text-style-name="P60" svg:width="1.798cm" svg:height="1.983cm" svg:x="0.82cm" svg:y="0.001cm" svg:viewBox="0 0 1799 1984" svg:d="M1799 1984c-337-230-485-609-794-873-295-251-463-627-767-873l-238-238"><text:p/></draw:path></draw:g></text:span></text:p>
            </table:table-cell>
          </table:table-row>
          <table:table-row table:style-name="Tableau4.2">
            <table:table-cell table:style-name="Tableau4.A1" office:value-type="string">
              <text:list xml:id="list184813823709712" text:continue-list="list184813329678979" text:style-name="_5f_Numérotation_20_des_20_exercices">
                <text:list-item>
                  <text:list>
                    <text:list-item>
                      <text:h text:style-name="P39" text:outline-level="2"><text:span text:style-name="_5f_Caractères"/></text:h>
                    </text:list-item>
                  </text:list>
                </text:list-item>
              </text:list>
            </table:table-cell>
            <table:table-cell table:style-name="Tableau4.B2" office:value-type="string">
              <text:h text:style-name="_5f_Tableau_5f_Centré" text:outline-level="1"><text:span text:style-name="_5f_Caractères">… non croisé qui a deux côtés opposés parallèles et de même longueur. </text:span></text:h>
            </table:table-cell>
            <table:table-cell table:style-name="Tableau4.C2" office:value-type="string">
              <text:list xml:id="list184813361219047" text:continue-list="list184812197301482" text:style-name="Num_5f_Exo">
                <text:list-header>
                  <text:p text:style-name="P38"><text:span text:style-name="_5f_Correction_5f_surligné">X</text:span></text:p>
                </text:list-header>
              </text:list>
            </table:table-cell>
            <table:table-cell table:style-name="Tableau4.D2" office:value-type="string">
              <text:h text:style-name="_5f_Tableau_5f_Centré" text:outline-level="1"><text:span text:style-name="_5f_Caractères"/></text:h>
            </table:table-cell>
            <table:table-cell table:style-name="Tableau4.E2" office:value-type="string">
              <text:p text:style-name="P2"><text:span text:style-name="_5f_Caractères"><draw:g text:anchor-type="as-char" draw:z-index="30" draw:name="Forme11_1" draw:style-name="gr18"><draw:path draw:style-name="gr23" draw:text-style-name="P60" svg:width="1.666cm" svg:height="0.025cm" svg:x="0.662cm" svg:y="1.057cm" svg:viewBox="0 0 1667 26" svg:d="M1667 26c-274-1-548 0-821 0h-317l-265-26h-264"><text:p/></draw:path><draw:path draw:style-name="gr23" draw:text-style-name="P60" svg:width="1.586cm" svg:height="0.035cm" svg:x="0cm" svg:y="0.18cm" svg:viewBox="0 0 1587 36" svg:d="M1587 27c-282-77-562 40-847 0l-290-1h-292l-158-26"><text:p/></draw:path><draw:path draw:style-name="gr23" draw:text-style-name="P60" svg:width="0.686cm" svg:height="1.005cm" svg:x="0.053cm" svg:y="0.078cm" svg:viewBox="0 0 687 1006" svg:d="M687 1006c-195-320-487-566-660-900l-27-106"><text:p/></draw:path><draw:path draw:style-name="gr23" draw:text-style-name="P60" svg:width="0.766cm" svg:height="0.898cm" svg:x="1.535cm" svg:y="0.158cm" svg:viewBox="0 0 767 899" svg:d="M767 899c-444-17-303-520-582-713l-185-186"><text:p/></draw:path><draw:polyline draw:style-name="gr23" draw:text-style-name="P60" svg:width="0.185cm" svg:height="0.528cm" svg:x="0.793cm" svg:y="-0.001cm" svg:viewBox="0 0 186 529" draw:points="0,0 106,265 186,529 186,371"><text:p/></draw:polyline><draw:polyline draw:style-name="gr23" draw:text-style-name="P60" svg:width="0.263cm" svg:height="0.474cm" svg:x="1.35cm" svg:y="0.899cm" svg:viewBox="0 0 264 475" draw:points="0,0 158,265 264,475"><text:p/></draw:polyline></draw:g></text:span></text:p>
            </table:table-cell>
          </table:table-row>
          <table:table-row table:style-name="Tableau4.2">
            <table:table-cell table:style-name="Tableau4.A1" office:value-type="string">
              <text:list xml:id="list184812917791102" text:continue-list="list184813823709712" text:style-name="_5f_Numérotation_20_des_20_exercices">
                <text:list-item>
                  <text:list>
                    <text:list-item>
                      <text:h text:style-name="P39" text:outline-level="2"><text:span text:style-name="_5f_Caractères"/></text:h>
                    </text:list-item>
                  </text:list>
                </text:list-item>
              </text:list>
            </table:table-cell>
            <table:table-cell table:style-name="Tableau4.B3" office:value-type="string">
              <text:h text:style-name="_5f_Tableau_5f_Centré" text:outline-level="1"><text:span text:style-name="_5f_Caractères">… qui a deux côtés opposés parallèles et deux côtés de même longueur.</text:span></text:h>
            </table:table-cell>
            <table:table-cell table:style-name="Tableau4.C3" office:value-type="string">
              <text:h text:style-name="_5f_Tableau_5f_Centré" text:outline-level="1"><text:span text:style-name="_5f_Caractères"/></text:h>
            </table:table-cell>
            <table:table-cell table:style-name="Tableau4.D3" office:value-type="string">
              <text:list text:continue-list="list184813361219047" text:style-name="Num_5f_Exo">
                <text:list-header>
                  <text:p text:style-name="P38"><text:span text:style-name="_5f_Correction_5f_surligné">X</text:span></text:p>
                </text:list-header>
              </text:list>
            </table:table-cell>
            <table:table-cell table:style-name="Tableau4.E2" office:value-type="string">
              <text:p text:style-name="P2"><text:span text:style-name="_5f_Caractères"><draw:g text:anchor-type="as-char" draw:z-index="31" draw:name="Forme69" draw:style-name="gr18"><draw:path draw:style-name="gr45" draw:text-style-name="P69" svg:width="1.998cm" svg:height="0.112cm" draw:transform="skewX (0.207519648062126) rotate (-0.0530580092606281) translate (0.224389176073483cm -0.10529406811208cm)" svg:viewBox="0 0 1999 113" svg:d="M0 107c149-9 296 9 445 5 148-3 294-7 438-23 143-15 286-33 434-38 146-5 292-16 438-23l144-15 100-13"><text:p/></draw:path><draw:path draw:style-name="gr45" draw:text-style-name="P69" svg:width="2.398cm" svg:height="0.3cm" draw:transform="rotate (0.127409035395586) translate (-0.000423640073215969cm 0.783292560846153cm)" svg:viewBox="0 0 2399 301" svg:d="M0 2c128-8 254 11 379 35 125 25 251 41 376 61 121 19 245 21 363 59 118 39 244 31 364 60s241 47 363 59c123 12 247 6 370 9l122 16 62-5"><text:p/></draw:path><draw:path draw:style-name="gr45" draw:text-style-name="P69" svg:width="0.723cm" svg:height="0.046cm" draw:transform="skewX (0.0127409035395586) rotate (-1.88652638848067) translate (0.249298203418585cm 0.0605958978443941cm)" svg:viewBox="0 0 724 47" svg:d="M0 43c131-21 262 27 392-12l123-27 130-4h79"><text:p/></draw:path><draw:path draw:style-name="gr45" draw:text-style-name="P69" svg:width="0.727cm" svg:height="0.031cm" draw:transform="skewX (-0.015707963267949) rotate (-1.25611346266032) translate (2.25620952013178cm 0.0472738541645276cm)" svg:viewBox="0 0 728 32" svg:d="M0 24c136 26 267-32 404-23l127 15 126 16 71-16"><text:p/></draw:path><draw:line draw:style-name="gr45" draw:text-style-name="P69" svg:x1="0cm" svg:y1="0.36cm" svg:x2="0.245cm" svg:y2="0.536cm"><text:p/></draw:line><draw:line draw:style-name="gr45" draw:text-style-name="P69" svg:x1="0.025cm" svg:y1="0.285cm" svg:x2="0.27cm" svg:y2="0.461cm"><text:p/></draw:line><draw:line draw:style-name="gr45" draw:text-style-name="P69" svg:x1="2.477cm" svg:y1="0.285cm" svg:x2="2.281cm" svg:y2="0.486cm"><text:p/></draw:line><draw:line draw:style-name="gr45" draw:text-style-name="P69" svg:x1="2.528cm" svg:y1="0.385cm" svg:x2="2.332cm" svg:y2="0.586cm"><text:p/></draw:line></draw:g></text:span></text:p>
            </table:table-cell>
          </table:table-row>
        </table:table>
      </text:section>
      <text:section text:style-name="Sect1" text:name="Section8">
        <text:list text:continue-list="list184812917791102" text:style-name="_5f_Numérotation_20_des_20_exercices">
          <text:list-header>
            <text:h text:style-name="P45" text:outline-level="1"><text:span text:style-name="_5f_Caractères_5f_gras"/></text:h>
          </text:list-header>
          <text:list-item>
            <text:h text:style-name="P41" text:outline-level="1"><text:span text:style-name="_5f_Caractères_5f_gras">De l’intérêt de la démonstration</text:span></text:h>
            <text:list>
              <text:list-item>
                <text:h text:style-name="P39" text:outline-level="2"><text:span text:style-name="_5f_Caractères">Construis un quadrilatère BISE dont les diagonales se coupent en O et tel que BO = 3,51 cm ; OI = 3 cm ; OS = 3,5 cm et OE = 3 cm.</text:span></text:h>
              </text:list-item>
            </text:list>
          </text:list-item>
        </text:list>
        <text:h text:style-name="_5f_Paragraphe" text:outline-level="1"><draw:g text:anchor-type="paragraph" draw:z-index="32" draw:name="Forme73_0" draw:style-name="gr38"><draw:g draw:style-name="gr11"><draw:line draw:style-name="gr39" draw:text-style-name="P67" svg:x1="0.526cm" svg:y1="0.589cm" svg:x2="5.526cm" svg:y2="0.589cm"><text:p/></draw:line><draw:line draw:style-name="gr39" draw:text-style-name="P67" svg:x1="5.528cm" svg:y1="0.589cm" svg:x2="8.353cm" svg:y2="2.655cm"><text:p/></draw:line><draw:line draw:style-name="gr39" draw:text-style-name="P67" svg:x1="8.351cm" svg:y1="2.653cm" svg:x2="3.351cm" svg:y2="2.653cm"><text:p/></draw:line><draw:line draw:style-name="gr39" draw:text-style-name="P67" svg:x1="3.351cm" svg:y1="2.655cm" svg:x2="0.526cm" svg:y2="0.589cm"><text:p/></draw:line></draw:g><draw:frame draw:style-name="gr40" draw:text-style-name="P68" svg:width="0.787cm" svg:height="0.74cm" svg:x="-0.157cm" svg:y="0.032cm"><draw:text-box><text:p text:style-name="P55"><text:span text:style-name="T48">B</text:span></text:p></draw:text-box></draw:frame><draw:frame draw:style-name="gr41" draw:text-style-name="P68" svg:width="0.65cm" svg:height="0.74cm" svg:x="5.42cm" svg:y="-0.099cm"><draw:text-box><text:p text:style-name="P55"><text:span text:style-name="T48">I</text:span></text:p></draw:text-box></draw:frame><draw:frame draw:style-name="gr42" draw:text-style-name="P68" svg:width="0.742cm" svg:height="0.74cm" svg:x="8.273cm" svg:y="2.251cm"><draw:text-box><text:p text:style-name="P55"><text:span text:style-name="T48">S</text:span></text:p></draw:text-box></draw:frame><draw:frame draw:style-name="gr43" draw:text-style-name="P68" svg:width="0.765cm" svg:height="0.74cm" svg:x="2.752cm" svg:y="2.381cm"><draw:text-box><text:p text:style-name="P55"><text:span text:style-name="T48">E</text:span></text:p></draw:text-box></draw:frame><draw:line draw:style-name="gr39" draw:text-style-name="P67" svg:x1="0.526cm" svg:y1="0.589cm" svg:x2="8.351cm" svg:y2="2.655cm"><text:p/></draw:line><draw:line draw:style-name="gr39" draw:text-style-name="P67" svg:x1="5.526cm" svg:y1="0.589cm" svg:x2="3.351cm" svg:y2="2.655cm"><text:p/></draw:line><draw:line draw:style-name="gr39" draw:text-style-name="P67" svg:x1="4.466cm" svg:y1="1.526cm" svg:x2="4.415cm" svg:y2="1.719cm"><text:p/></draw:line><draw:line draw:style-name="gr39" draw:text-style-name="P67" svg:x1="4.509cm" svg:y1="1.695cm" svg:x2="4.371cm" svg:y2="1.55cm"><text:p/></draw:line><draw:frame draw:style-name="gr44" draw:text-style-name="P68" svg:width="0.81cm" svg:height="0.74cm" svg:x="4.334cm" svg:y="1.421cm"><draw:text-box><text:p text:style-name="P55"><text:span text:style-name="T48">O</text:span></text:p></draw:text-box></draw:frame></draw:g><text:span text:style-name="_5f_Caractères"/></text:h>
        <text:h text:style-name="_5f_Paragraphe" text:outline-level="1"><text:span text:style-name="Character_5f_20_5f_style"/></text:h>
        <text:h text:style-name="_5f_Paragraphe" text:outline-level="1"><text:span text:style-name="Character_5f_20_5f_style"/></text:h>
        <text:h text:style-name="_5f_Paragraphe" text:outline-level="1"><text:span text:style-name="Character_5f_20_5f_style"/></text:h>
        <text:h text:style-name="_5f_Paragraphe" text:outline-level="1"><text:span text:style-name="Character_5f_20_5f_style"/></text:h>
        <text:list text:continue-numbering="true" text:style-name="_5f_Numérotation_20_des_20_exercices">
          <text:list-item>
            <text:list>
              <text:list-item>
                <text:h text:style-name="P39" text:outline-level="2"><text:span text:style-name="_5f_Caractères">Quelle semble être la nature du quadrilatère BISE ?</text:span></text:h>
              </text:list-item>
            </text:list>
          </text:list-item>
        </text:list>
        <text:h text:style-name="P16" text:outline-level="1"><text:span text:style-name="Character_5f_20_5f_style"><text:span text:style-name="T17">Le quadrilatère BISE semble être un parallélogramme.</text:span></text:span></text:h>
        <text:list text:continue-numbering="true" text:style-name="_5f_Numérotation_20_des_20_exercices">
          <text:list-item>
            <text:list>
              <text:list-item>
                <text:h text:style-name="P39" text:outline-level="2"><text:span text:style-name="_5f_Caractères">Que sait-on sur les diagonales d’un parallélogramme ?</text:span></text:h>
              </text:list-item>
            </text:list>
          </text:list-item>
        </text:list>
        <text:h text:style-name="P16" text:outline-level="1"><text:span text:style-name="Character_5f_20_5f_style"><text:span text:style-name="T17">Les diagonales d'un parallélogramme se coupent en leur milieu.</text:span></text:span></text:h>
        <text:list text:continue-numbering="true" text:style-name="_5f_Numérotation_20_des_20_exercices">
          <text:list-item>
            <text:list>
              <text:list-item>
                <text:h text:style-name="P39" text:outline-level="2"><text:span text:style-name="_5f_Caractères">Que peut-on en conclure pour la conjecture de la question </text:span><text:span text:style-name="_5f_Caractères"><text:span text:style-name="T15">b.</text:span></text:span><text:span text:style-name="_5f_Caractères"> ?</text:span></text:h>
              </text:list-item>
            </text:list>
          </text:list-item>
        </text:list>
        <text:h text:style-name="P15" text:outline-level="1"><text:span text:style-name="Character_5f_20_5f_style"><text:span text:style-name="T17">Les diagonales du quadrilatère BISE ne se coupent pas en leur milieu donc BISE n'est pas un parallélogramme.</text:span></text:span></text:h>
      </text:section>
      <text:list text:continue-numbering="true" text:style-name="_5f_Numérotation_20_des_20_exercices">
        <text:list-item>
          <text:h text:style-name="P45" text:outline-level="1"><text:span text:style-name="_5f_Caractères_5f_gras">De l’intérêt de la démonstration</text:span><text:span text:style-name="_5f_Caractères_5f_gras"><text:span text:style-name="T14"> (bis)</text:span></text:span></text:h>
          <text:list>
            <text:list-item>
              <text:h text:style-name="P40" text:outline-level="2"><text:span text:style-name="_5f_Caractères">Place trois points A, B et C non alignés.</text:span><text:span text:style-name="_5f_Caractères"><draw:g text:anchor-type="as-char" draw:z-index="33" draw:name="DrawObject1" draw:style-name="gr33"><draw:line draw:name="Shape2" draw:style-name="gr34" draw:text-style-name="P64" svg:x1="0.505cm" svg:y1="1.7cm" svg:x2="0.905cm" svg:y2="2.1cm"><text:p/></draw:line><draw:line draw:name="Shape5" draw:style-name="gr34" draw:text-style-name="P64" svg:x1="0.905cm" svg:y1="1.7cm" svg:x2="0.543cm" svg:y2="2.058cm"><text:p/></draw:line><draw:line draw:name="Shape6" draw:style-name="gr34" draw:text-style-name="P64" svg:x1="3.499cm" svg:y1="0.8cm" svg:x2="3.799cm" svg:y2="1.1cm"><text:p/></draw:line><draw:line draw:name="Shape7" draw:style-name="gr34" draw:text-style-name="P64" svg:x1="3.8cm" svg:y1="0.7cm" svg:x2="3.4cm" svg:y2="1.2cm"><text:p/></draw:line><draw:line draw:name="Shape9" draw:style-name="gr34" draw:text-style-name="P64" svg:x1="4.399cm" svg:y1="1.7cm" svg:x2="4.799cm" svg:y2="2.1cm"><text:p/></draw:line><draw:line draw:name="Shape10" draw:style-name="gr34" draw:text-style-name="P64" svg:x1="4.799cm" svg:y1="1.6cm" svg:x2="4.399cm" svg:y2="2.1cm"><text:p/></draw:line><draw:frame draw:name="Shape11" draw:style-name="gr35" draw:text-style-name="P65" svg:width="0.701cm" svg:height="0.902cm" svg:x="0cm" svg:y="1.499cm"><draw:text-box><text:p text:style-name="P55"><text:span text:style-name="T47">A</text:span></text:p></draw:text-box></draw:frame><draw:frame draw:name="Shape12" draw:style-name="gr36" draw:text-style-name="P66" svg:width="0.77cm" svg:height="0.706cm" svg:x="3.2cm" svg:y="0cm"><draw:text-box><text:p text:style-name="P55"><text:span text:style-name="T47">B</text:span></text:p></draw:text-box></draw:frame><draw:frame draw:name="Shape13" draw:style-name="gr36" draw:text-style-name="P66" svg:width="0.77cm" svg:height="0.706cm" svg:x="4.63cm" svg:y="1.198cm"><draw:text-box><text:p text:style-name="P55"><text:span text:style-name="T47">C</text:span></text:p></draw:text-box></draw:frame><draw:line draw:name="Shape14" draw:style-name="gr34" draw:text-style-name="P64" svg:x1="3.602cm" svg:y1="0.901cm" svg:x2="5.602cm" svg:y2="2.899cm"><text:p/></draw:line><draw:line draw:name="Shape15" draw:style-name="gr34" draw:text-style-name="P64" svg:x1="0.699cm" svg:y1="1.9cm" svg:x2="8.599cm" svg:y2="1.9cm"><text:p/></draw:line><draw:frame draw:name="Shape16" draw:style-name="gr36" draw:text-style-name="P66" svg:width="0.77cm" svg:height="0.706cm" svg:x="8.7cm" svg:y="1.499cm"><draw:text-box><text:p text:style-name="P55"><text:span text:style-name="T47">D</text:span></text:p></draw:text-box></draw:frame><draw:frame draw:name="Shape17" draw:style-name="gr37" draw:text-style-name="P66" svg:width="0.669cm" svg:height="0.705cm" svg:x="5.8cm" svg:y="2.701cm"><draw:text-box><text:p text:style-name="P55"><text:span text:style-name="T47">E</text:span></text:p></draw:text-box></draw:frame><draw:line draw:name="Shape18" draw:style-name="gr34" draw:text-style-name="P64" svg:x1="8.399cm" svg:y1="1.7cm" svg:x2="8.799cm" svg:y2="2.1cm"><text:p/></draw:line><draw:line draw:name="Shape19" draw:style-name="gr34" draw:text-style-name="P64" svg:x1="8.699cm" svg:y1="1.7cm" svg:x2="8.399cm" svg:y2="2.1cm"><text:p/></draw:line><draw:line draw:name="Shape20" draw:style-name="gr34" draw:text-style-name="P64" svg:x1="5.799cm" svg:y1="2.702cm" svg:x2="5.499cm" svg:y2="3.102cm"><text:p/></draw:line><draw:line draw:name="Shape21" draw:style-name="gr34" draw:text-style-name="P64" svg:x1="5.499cm" svg:y1="2.702cm" svg:x2="5.799cm" svg:y2="3.202cm"><text:p/></draw:line><draw:line draw:name="Shape22" draw:style-name="gr34" draw:text-style-name="P64" svg:x1="3.601cm" svg:y1="0.901cm" svg:x2="8.601cm" svg:y2="1.901cm"><text:p/></draw:line><draw:line draw:name="Shape23" draw:style-name="gr34" draw:text-style-name="P64" svg:x1="0.699cm" svg:y1="1.9cm" svg:x2="5.599cm" svg:y2="2.9cm"><text:p/></draw:line><draw:line draw:name="Shape24" draw:style-name="gr34" draw:text-style-name="P64" svg:x1="3.599cm" svg:y1="0.901cm" svg:x2="0.699cm" svg:y2="1.901cm"><text:p/></draw:line><draw:line draw:name="Shape25" draw:style-name="gr34" draw:text-style-name="P64" svg:x1="8.499cm" svg:y1="1.9cm" svg:x2="5.599cm" svg:y2="2.9cm"><text:p/></draw:line></draw:g></text:span></text:h>
            </text:list-item>
            <text:list-item>
              <text:h text:style-name="P39" text:outline-level="2"><text:span text:style-name="_5f_Caractères">Construis les points D et E symétriques respectifs de A et de B par rapport à C.</text:span></text:h>
            </text:list-item>
            <text:list-item>
              <text:h text:style-name="P39" text:outline-level="2"><text:span text:style-name="_5f_Caractères">En justifiant ta réponse, donne la nature du quadrilatère ABDE.</text:span></text:h>
            </text:list-item>
          </text:list>
        </text:list-item>
      </text:list>
      <text:h text:style-name="P14" text:outline-level="1"><text:span text:style-name="Character_5f_20_5f_style"><text:span text:style-name="T17">D et E symétriques respectifs de A et de B par rapport à C.</text:span></text:span></text:h>
      <text:h text:style-name="P14" text:outline-level="1"><text:span text:style-name="Character_5f_20_5f_style"><text:span text:style-name="T17">Donc C est le milieu de [AD] et de [BE].</text:span></text:span></text:h>
      <text:h text:style-name="P14" text:outline-level="1"><text:span text:style-name="corps"><text:span text:style-name="T7">ABDE est un quadrilatère dont les diagonales se coupent en </text:span></text:span><text:span text:style-name="corps"><text:span text:style-name="T9">leur milieu.</text:span></text:span></text:h>
      <text:h text:style-name="P14" text:outline-level="1"><text:span text:style-name="corps"><text:span text:style-name="T8">D</text:span></text:span><text:span text:style-name="corps"><text:span text:style-name="T9">onc ABDE est un parallélogramme.</text:span></text:span></text:h>
      <text:list text:continue-numbering="true" text:style-name="_5f_Numérotation_20_des_20_exercices">
        <text:list-header>
          <text:h text:style-name="P46" text:outline-level="1"><text:span text:style-name="_5f_Caractères"/></text:h>
        </text:list-header>
        <text:list-item>
          <text:h text:style-name="P44" text:outline-level="1"><text:soft-page-break/><text:span text:style-name="_5f_Caractères">Soit O un point.</text:span><text:span text:style-name="_5f_Caractères"><text:span text:style-name="T14"> </text:span></text:span><text:span text:style-name="_5f_Caractères">On considère deux cercles distincts de centre O. [AC] est un diamètre de l’un de ces cercles et [BD] est un diamètre de l’autre cercle. </text:span></text:h>
          <text:list>
            <text:list-item>
              <text:h text:style-name="P39" text:outline-level="2"><text:span text:style-name="_5f_Caractères">Construis une figure à main levée codée.</text:span></text:h>
            </text:list-item>
          </text:list>
        </text:list-item>
      </text:list>
      <text:h text:style-name="P4" text:outline-level="1"><text:span text:style-name="_5f_Caractères"><draw:g text:anchor-type="as-char" draw:z-index="34" draw:name="Group object 1" draw:style-name="gr26"><draw:path draw:style-name="gr27" draw:text-style-name="P61" svg:width="4.791cm" svg:height="4.57cm" draw:transform="skewX (-0.000349065850398839) rotate (1.25279733708153) translate (-0.0327982627251946cm 3.84295837174655cm)" svg:viewBox="0 0 4792 4571" svg:d="M2343 31c209-95 388 57 607 96 242 41 435 232 630 383 172 133 318 300 490 431 150 113 236 277 333 430 98 154 175 322 250 493 85 196 123 408 132 618 10 241 28 488-91 727-120 239-109 565-312 745-182 162-362 329-603 390-171 44-341 95-503 165-251 110-535 42-805 40-319-3-600-121-899-192-235-55-466-144-657-306-196-166-393-350-505-583-140-292-146-638-289-931-199-407-111-730-27-1087 61-262 272-465 494-616 181-123 374-232 540-369 139-114 315-133 435-265l374-66 380-125"><text:p/></draw:path><draw:line draw:style-name="gr27" draw:text-style-name="P61" svg:x1="0.6cm" svg:y1="1.544cm" svg:x2="0.9cm" svg:y2="1.444cm"><text:p/></draw:line><draw:line draw:style-name="gr27" draw:text-style-name="P61" svg:x1="0.6cm" svg:y1="1.444cm" svg:x2="0.9cm" svg:y2="1.644cm"><text:p/></draw:line><draw:line draw:style-name="gr27" draw:text-style-name="P61" svg:x1="4.159cm" svg:y1="1.828cm" svg:x2="4.459cm" svg:y2="1.728cm"><text:p/></draw:line><draw:line draw:style-name="gr27" draw:text-style-name="P61" svg:x1="4.159cm" svg:y1="1.728cm" svg:x2="4.459cm" svg:y2="1.928cm"><text:p/></draw:line><draw:line draw:style-name="gr27" draw:text-style-name="P61" svg:x1="4.159cm" svg:y1="1.828cm" svg:x2="4.459cm" svg:y2="1.728cm"><text:p/></draw:line><draw:line draw:style-name="gr27" draw:text-style-name="P61" svg:x1="4.159cm" svg:y1="1.728cm" svg:x2="4.459cm" svg:y2="1.928cm"><text:p/></draw:line><draw:line draw:style-name="gr27" draw:text-style-name="P61" svg:x1="2.8cm" svg:y1="2.442cm" svg:x2="3.1cm" svg:y2="2.342cm"><text:p/></draw:line><draw:line draw:style-name="gr27" draw:text-style-name="P61" svg:x1="2.8cm" svg:y1="2.342cm" svg:x2="3.1cm" svg:y2="2.542cm"><text:p/></draw:line><draw:frame draw:style-name="gr28" draw:text-style-name="P63" svg:width="0.784cm" svg:height="0.664cm" svg:x="3.03cm" svg:y="1.88cm"><draw:text-box><text:p text:style-name="P62"><text:span text:style-name="T46">O</text:span></text:p></draw:text-box></draw:frame><draw:frame draw:style-name="gr29" draw:text-style-name="P63" svg:width="0.772cm" svg:height="0.666cm" svg:x="0cm" svg:y="1.08cm"><draw:text-box><text:p text:style-name="P62"><text:span text:style-name="T46">A</text:span></text:p></draw:text-box></draw:frame><draw:frame draw:style-name="gr30" draw:text-style-name="P63" svg:width="0.77cm" svg:height="0.666cm" svg:x="4.9cm" svg:y="2.979cm"><draw:text-box><text:p text:style-name="P62"><text:span text:style-name="T46">C</text:span></text:p></draw:text-box></draw:frame><draw:path draw:style-name="gr27" draw:text-style-name="P61" svg:width="4.393cm" svg:height="0.801cm" draw:transform="rotate (-0.234223185617639) translate (0.778012298868763cm 1.54264290387564cm)" svg:viewBox="0 0 4394 802" svg:d="M0 0c211-2 425 59 634 18 340-67 652 99 981 123 205 14 435 179 648 200 283 28 365 211 663 195 235-13 447 75 682 146l446 39 340 81"><text:p/></draw:path><draw:path draw:style-name="gr27" draw:text-style-name="P61" svg:width="2.961cm" svg:height="2.888cm" draw:transform="skewX (-0.000698131700797804) rotate (1.21317836306126) translate (1.0346650004514cm 3.31481288472629cm)" svg:viewBox="0 0 2962 2889" svg:d="M1517 43c166 22 314 106 471 126 131 18 239 89 326 171 50 51 146 131 198 179 18 16-1-6 0 0 18 23 0 59 33 88 70 87 146 169 200 267 54 99 168 173 173 299 5 140 67 280 35 421-31 137 39 290-48 411-86 117-182 217-247 365-52 116-162 192-284 267-127 78-240 117-358 205-105 79-239 9-364 25-119 15-239 50-359-18-193-109-437-129-602-289-110-106-176-247-294-355-189-171-182-358-281-539-86-156-143-343-103-517 33-137 64-276 99-411 47-177 95-220 340-304 146-50 176-222 325-266 138-41 193-171 340-168l366 49"><text:p/></draw:path><draw:line draw:style-name="gr27" draw:text-style-name="P61" svg:x1="4.159cm" svg:y1="1.828cm" svg:x2="4.459cm" svg:y2="1.728cm"><text:p/></draw:line><draw:line draw:style-name="gr27" draw:text-style-name="P61" svg:x1="4.159cm" svg:y1="1.728cm" svg:x2="4.459cm" svg:y2="1.928cm"><text:p/></draw:line><draw:line draw:style-name="gr27" draw:text-style-name="P61" svg:x1="4.159cm" svg:y1="1.828cm" svg:x2="4.459cm" svg:y2="1.728cm"><text:p/></draw:line><draw:line draw:style-name="gr27" draw:text-style-name="P61" svg:x1="4.159cm" svg:y1="1.728cm" svg:x2="4.459cm" svg:y2="1.928cm"><text:p/></draw:line><draw:line draw:style-name="gr27" draw:text-style-name="P61" svg:x1="4.159cm" svg:y1="1.828cm" svg:x2="4.459cm" svg:y2="1.728cm"><text:p/></draw:line><draw:line draw:style-name="gr27" draw:text-style-name="P61" svg:x1="4.159cm" svg:y1="1.728cm" svg:x2="4.459cm" svg:y2="1.928cm"><text:p/></draw:line><draw:line draw:style-name="gr27" draw:text-style-name="P61" svg:x1="4.159cm" svg:y1="1.828cm" svg:x2="4.459cm" svg:y2="1.728cm"><text:p/></draw:line><draw:line draw:style-name="gr27" draw:text-style-name="P61" svg:x1="4.159cm" svg:y1="1.728cm" svg:x2="4.459cm" svg:y2="1.928cm"><text:p/></draw:line><draw:line draw:style-name="gr27" draw:text-style-name="P61" svg:x1="4.159cm" svg:y1="1.828cm" svg:x2="4.459cm" svg:y2="1.728cm"><text:p/></draw:line><draw:line draw:style-name="gr27" draw:text-style-name="P61" svg:x1="4.159cm" svg:y1="1.728cm" svg:x2="4.459cm" svg:y2="1.928cm"><text:p/></draw:line><draw:line draw:style-name="gr27" draw:text-style-name="P61" svg:x1="4.159cm" svg:y1="1.828cm" svg:x2="4.459cm" svg:y2="1.728cm"><text:p/></draw:line><draw:line draw:style-name="gr27" draw:text-style-name="P61" svg:x1="4.159cm" svg:y1="1.728cm" svg:x2="4.459cm" svg:y2="1.928cm"><text:p/></draw:line><draw:line draw:style-name="gr27" draw:text-style-name="P61" svg:x1="1.5cm" svg:y1="3.044cm" svg:x2="1.8cm" svg:y2="2.944cm"><text:p/></draw:line><draw:line draw:style-name="gr27" draw:text-style-name="P61" svg:x1="1.5cm" svg:y1="2.944cm" svg:x2="1.8cm" svg:y2="3.144cm"><text:p/></draw:line><draw:line draw:style-name="gr27" draw:text-style-name="P61" svg:x1="1.5cm" svg:y1="3.044cm" svg:x2="1.8cm" svg:y2="2.944cm"><text:p/></draw:line><draw:line draw:style-name="gr27" draw:text-style-name="P61" svg:x1="1.5cm" svg:y1="2.944cm" svg:x2="1.8cm" svg:y2="3.144cm"><text:p/></draw:line><draw:line draw:style-name="gr27" draw:text-style-name="P61" svg:x1="1.5cm" svg:y1="3.044cm" svg:x2="1.8cm" svg:y2="2.944cm"><text:p/></draw:line><draw:line draw:style-name="gr27" draw:text-style-name="P61" svg:x1="1.5cm" svg:y1="2.944cm" svg:x2="1.8cm" svg:y2="3.144cm"><text:p/></draw:line><draw:line draw:style-name="gr27" draw:text-style-name="P61" svg:x1="1.5cm" svg:y1="3.044cm" svg:x2="1.8cm" svg:y2="2.944cm"><text:p/></draw:line><draw:line draw:style-name="gr27" draw:text-style-name="P61" svg:x1="1.5cm" svg:y1="2.944cm" svg:x2="1.8cm" svg:y2="3.144cm"><text:p/></draw:line><draw:line draw:style-name="gr27" draw:text-style-name="P61" svg:x1="1.5cm" svg:y1="3.044cm" svg:x2="1.8cm" svg:y2="2.944cm"><text:p/></draw:line><draw:line draw:style-name="gr27" draw:text-style-name="P61" svg:x1="1.5cm" svg:y1="2.944cm" svg:x2="1.8cm" svg:y2="3.144cm"><text:p/></draw:line><draw:line draw:style-name="gr27" draw:text-style-name="P61" svg:x1="1.5cm" svg:y1="3.044cm" svg:x2="1.8cm" svg:y2="2.944cm"><text:p/></draw:line><draw:line draw:style-name="gr27" draw:text-style-name="P61" svg:x1="1.5cm" svg:y1="2.944cm" svg:x2="1.8cm" svg:y2="3.144cm"><text:p/></draw:line><draw:line draw:style-name="gr27" draw:text-style-name="P61" svg:x1="1.5cm" svg:y1="3.044cm" svg:x2="1.8cm" svg:y2="2.944cm"><text:p/></draw:line><draw:line draw:style-name="gr27" draw:text-style-name="P61" svg:x1="1.5cm" svg:y1="2.944cm" svg:x2="1.8cm" svg:y2="3.144cm"><text:p/></draw:line><draw:line draw:style-name="gr27" draw:text-style-name="P61" svg:x1="1.5cm" svg:y1="3.044cm" svg:x2="1.8cm" svg:y2="2.944cm"><text:p/></draw:line><draw:line draw:style-name="gr27" draw:text-style-name="P61" svg:x1="1.5cm" svg:y1="2.944cm" svg:x2="1.8cm" svg:y2="3.144cm"><text:p/></draw:line><draw:path draw:style-name="gr27" draw:text-style-name="P61" svg:width="2.928cm" svg:height="0.151cm" draw:transform="rotate (0.379958178159165) translate (1.54282563708619cm 2.86403486759649cm)" svg:viewBox="0 0 2929 152" svg:d="M0 152c119-4 234-45 353-42 89 3 174-17 263-11 112 8 227-23 340-6 87 13 176-6 264 2s179-9 268-4c102 6 199-18 301-8 135 13 272-19 408-19 89-1 180-12 268-22 92-11 185-25 278-32l90 3 73-3 23-10"><text:p/></draw:path><draw:frame draw:style-name="gr31" draw:text-style-name="P63" svg:width="0.772cm" svg:height="0.664cm" svg:x="0.93cm" svg:y="2.78cm"><draw:text-box><text:p text:style-name="P62"><text:span text:style-name="T46">B</text:span></text:p></draw:text-box></draw:frame><draw:frame draw:style-name="gr32" draw:text-style-name="P63" svg:width="0.777cm" svg:height="0.664cm" svg:x="4.3cm" svg:y="1.344cm"><draw:text-box><text:p text:style-name="P62"><text:span text:style-name="T46">D</text:span></text:p></draw:text-box></draw:frame><draw:line draw:style-name="gr27" draw:text-style-name="P61" svg:x1="4.765cm" svg:y1="3.375cm" svg:x2="5.065cm" svg:y2="3.275cm"><text:p/></draw:line><draw:line draw:style-name="gr27" draw:text-style-name="P61" svg:x1="4.765cm" svg:y1="3.275cm" svg:x2="5.065cm" svg:y2="3.475cm"><text:p/></draw:line><draw:line draw:style-name="gr27" draw:text-style-name="P61" svg:x1="4.765cm" svg:y1="3.375cm" svg:x2="5.065cm" svg:y2="3.275cm"><text:p/></draw:line><draw:line draw:style-name="gr27" draw:text-style-name="P61" svg:x1="4.765cm" svg:y1="3.275cm" svg:x2="5.065cm" svg:y2="3.475cm"><text:p/></draw:line><draw:line draw:style-name="gr27" draw:text-style-name="P61" svg:x1="4.765cm" svg:y1="3.375cm" svg:x2="5.065cm" svg:y2="3.275cm"><text:p/></draw:line><draw:line draw:style-name="gr27" draw:text-style-name="P61" svg:x1="4.765cm" svg:y1="3.275cm" svg:x2="5.065cm" svg:y2="3.475cm"><text:p/></draw:line><draw:line draw:style-name="gr27" draw:text-style-name="P61" svg:x1="4.765cm" svg:y1="3.375cm" svg:x2="5.065cm" svg:y2="3.275cm"><text:p/></draw:line><draw:line draw:style-name="gr27" draw:text-style-name="P61" svg:x1="4.765cm" svg:y1="3.275cm" svg:x2="5.065cm" svg:y2="3.475cm"><text:p/></draw:line><draw:line draw:style-name="gr27" draw:text-style-name="P61" svg:x1="4.765cm" svg:y1="3.375cm" svg:x2="5.065cm" svg:y2="3.275cm"><text:p/></draw:line><draw:line draw:style-name="gr27" draw:text-style-name="P61" svg:x1="4.765cm" svg:y1="3.275cm" svg:x2="5.065cm" svg:y2="3.475cm"><text:p/></draw:line><draw:line draw:style-name="gr27" draw:text-style-name="P61" svg:x1="4.765cm" svg:y1="3.375cm" svg:x2="5.065cm" svg:y2="3.275cm"><text:p/></draw:line><draw:line draw:style-name="gr27" draw:text-style-name="P61" svg:x1="4.765cm" svg:y1="3.275cm" svg:x2="5.065cm" svg:y2="3.475cm"><text:p/></draw:line><draw:line draw:style-name="gr27" draw:text-style-name="P61" svg:x1="4.765cm" svg:y1="3.375cm" svg:x2="5.065cm" svg:y2="3.275cm"><text:p/></draw:line><draw:line draw:style-name="gr27" draw:text-style-name="P61" svg:x1="4.765cm" svg:y1="3.275cm" svg:x2="5.065cm" svg:y2="3.475cm"><text:p/></draw:line><draw:line draw:style-name="gr27" draw:text-style-name="P61" svg:x1="4.765cm" svg:y1="3.375cm" svg:x2="5.065cm" svg:y2="3.275cm"><text:p/></draw:line><draw:line draw:style-name="gr27" draw:text-style-name="P61" svg:x1="4.765cm" svg:y1="3.275cm" svg:x2="5.065cm" svg:y2="3.475cm"><text:p/></draw:line><draw:line draw:style-name="gr27" draw:text-style-name="P61" svg:x1="1.8cm" svg:y1="1.943cm" svg:x2="2cm" svg:y2="1.843cm"><text:p/></draw:line><draw:line draw:style-name="gr27" draw:text-style-name="P61" svg:x1="1.9cm" svg:y1="1.943cm" svg:x2="2.1cm" svg:y2="1.843cm"><text:p/></draw:line><draw:line draw:style-name="gr27" draw:text-style-name="P61" svg:x1="3.7cm" svg:y1="2.942cm" svg:x2="3.9cm" svg:y2="2.842cm"><text:p/></draw:line><draw:line draw:style-name="gr27" draw:text-style-name="P61" svg:x1="3.799cm" svg:y1="2.942cm" svg:x2="3.999cm" svg:y2="2.842cm"><text:p/></draw:line><draw:line draw:style-name="gr27" draw:text-style-name="P61" svg:x1="2.1cm" svg:y1="2.644cm" svg:x2="2.3cm" svg:y2="2.744cm"><text:p/></draw:line><draw:line draw:style-name="gr27" draw:text-style-name="P61" svg:x1="3.6cm" svg:y1="2.042cm" svg:x2="3.8cm" svg:y2="2.142cm"><text:p/></draw:line></draw:g></text:span></text:h>
      <text:list text:continue-numbering="true" text:style-name="_5f_Numérotation_20_des_20_exercices">
        <text:list-item>
          <text:list>
            <text:list-item>
              <text:h text:style-name="P39" text:outline-level="2"><text:span text:style-name="_5f_Caractères">Quelle est la nature du quadrilatère ABCD ? Justifie.</text:span></text:h>
            </text:list-item>
          </text:list>
        </text:list-item>
      </text:list>
      <text:h text:style-name="P13" text:outline-level="1"><text:span text:style-name="_5f_pointillés_20_gris"><text:span text:style-name="T11">[AC] e</text:span></text:span><text:span text:style-name="_5f_pointillés_20_gris"><text:span text:style-name="T12">s</text:span></text:span><text:span text:style-name="_5f_pointillés_20_gris"><text:span text:style-name="T11">t </text:span></text:span><text:span text:style-name="_5f_pointillés_20_gris"><text:span text:style-name="T12">un diamètre d’</text:span></text:span><text:span text:style-name="_5f_pointillés_20_gris"><text:span text:style-name="T13">un cercle de centre O.</text:span></text:span></text:h>
      <text:h text:style-name="P13" text:outline-level="1"><text:span text:style-name="_5f_pointillés_20_gris"><text:span text:style-name="T18">Donc O est le milieu de [AC].</text:span></text:span></text:h>
      <text:h text:style-name="P13" text:outline-level="1"><text:span text:style-name="_5f_pointillés_20_gris"><text:span text:style-name="T11">[</text:span></text:span><text:span text:style-name="_5f_pointillés_20_gris"><text:span text:style-name="T13">BD</text:span></text:span><text:span text:style-name="_5f_pointillés_20_gris"><text:span text:style-name="T11">] e</text:span></text:span><text:span text:style-name="_5f_pointillés_20_gris"><text:span text:style-name="T12">s</text:span></text:span><text:span text:style-name="_5f_pointillés_20_gris"><text:span text:style-name="T11">t </text:span></text:span><text:span text:style-name="_5f_pointillés_20_gris"><text:span text:style-name="T12">un diamètre d’</text:span></text:span><text:span text:style-name="_5f_pointillés_20_gris"><text:span text:style-name="T13">un cercle de centre O.</text:span></text:span></text:h>
      <text:h text:style-name="P13" text:outline-level="1"><text:span text:style-name="_5f_pointillés_20_gris"><text:span text:style-name="T18">Donc O est le milieu de [BD].</text:span></text:span></text:h>
      <text:h text:style-name="P13" text:outline-level="1"><text:span text:style-name="_5f_pointillés_20_gris"><text:span text:style-name="T18">Or si les diagonales d’un quadrilatère se coupent en leur milieu, alors ce quadrilatère est un parallélogramme.</text:span></text:span></text:h>
      <text:h text:style-name="P13" text:outline-level="1"><text:span text:style-name="_5f_pointillés_20_gris"><text:span text:style-name="T18">Donc ABCD est un parallélogramme.</text:span></text:span></text:h>
      <text:list text:continue-numbering="true" text:style-name="_5f_Numérotation_20_des_20_exercices">
        <text:list-item>
          <text:h text:style-name="P45" text:outline-level="1"><text:span text:style-name="_5f_Caractères_5f_gras">Identification</text:span></text:h>
          <text:list>
            <text:list-item>
              <text:h text:style-name="P39" text:outline-level="2"><draw:g text:anchor-type="paragraph" draw:z-index="25" draw:name="Forme72" draw:style-name="gr50"><draw:g draw:style-name="gr11"><draw:line draw:style-name="gr51" draw:text-style-name="P72" svg:x1="2.173cm" svg:y1="2.028cm" svg:x2="2.305cm" svg:y2="2.066cm"><text:p/></draw:line><draw:line draw:style-name="gr51" draw:text-style-name="P72" svg:x1="2.219cm" svg:y1="2.106cm" svg:x2="2.259cm" svg:y2="1.981cm"><text:p/></draw:line></draw:g><draw:frame draw:style-name="gr52" draw:text-style-name="P73" svg:width="0.722cm" svg:height="0.623cm" svg:x="1.766cm" svg:y="2.048cm"><draw:text-box><text:p text:style-name="P62"><text:span text:style-name="T49">A</text:span></text:p></draw:text-box></draw:frame><draw:g draw:style-name="gr11"><draw:line draw:style-name="gr51" draw:text-style-name="P72" svg:x1="4.635cm" svg:y1="1.702cm" svg:x2="4.767cm" svg:y2="1.74cm"><text:p/></draw:line><draw:line draw:style-name="gr51" draw:text-style-name="P72" svg:x1="4.68cm" svg:y1="1.785cm" svg:x2="4.72cm" svg:y2="1.66cm"><text:p/></draw:line></draw:g><draw:frame draw:style-name="gr53" draw:text-style-name="P73" svg:width="0.724cm" svg:height="0.623cm" svg:x="4.477cm" svg:y="1.131cm"><draw:text-box><text:p text:style-name="P62"><text:span text:style-name="T49">B</text:span></text:p></draw:text-box></draw:frame><draw:line draw:style-name="gr51" draw:text-style-name="P72" svg:x1="2.24cm" svg:y1="2.044cm" svg:x2="4.702cm" svg:y2="1.72cm"><text:p/></draw:line><draw:line draw:style-name="gr51" draw:text-style-name="P72" svg:x1="3.532cm" svg:y1="1.956cm" svg:x2="3.411cm" svg:y2="1.81cm"><text:p/></draw:line><draw:g draw:style-name="gr11"><draw:line draw:style-name="gr51" draw:text-style-name="P72" svg:x1="3.318cm" svg:y1="3.237cm" svg:x2="3.45cm" svg:y2="3.275cm"><text:p/></draw:line><draw:line draw:style-name="gr51" draw:text-style-name="P72" svg:x1="3.364cm" svg:y1="3.316cm" svg:x2="3.404cm" svg:y2="3.191cm"><text:p/></draw:line></draw:g><draw:frame draw:style-name="gr54" draw:text-style-name="P73" svg:width="0.727cm" svg:height="0.623cm" svg:x="2.941cm" svg:y="3.316cm"><draw:text-box><text:p text:style-name="P62"><text:span text:style-name="T49">C</text:span></text:p></draw:text-box></draw:frame><draw:line draw:style-name="gr51" draw:text-style-name="P72" svg:x1="2.24cm" svg:y1="2.046cm" svg:x2="3.384cm" svg:y2="3.255cm"><text:p/></draw:line><draw:line draw:style-name="gr51" draw:text-style-name="P72" svg:x1="2.755cm" svg:y1="2.7cm" svg:x2="2.812cm" svg:y2="2.537cm"><text:p/></draw:line><draw:line draw:style-name="gr51" draw:text-style-name="P72" svg:x1="2.792cm" svg:y1="2.742cm" svg:x2="2.849cm" svg:y2="2.578cm"><text:p/></draw:line><draw:line draw:style-name="gr55" draw:text-style-name="P72" svg:x1="7.258cm" svg:y1="2.743cm" svg:x2="2.247cm" svg:y2="3.402cm"><text:p/></draw:line><draw:g draw:style-name="gr11"><draw:line draw:style-name="gr51" draw:text-style-name="P72" svg:x1="5.779cm" svg:y1="2.908cm" svg:x2="5.911cm" svg:y2="2.946cm"><text:p/></draw:line><draw:line draw:style-name="gr51" draw:text-style-name="P72" svg:x1="5.824cm" svg:y1="2.993cm" svg:x2="5.864cm" svg:y2="2.868cm"><text:p/></draw:line></draw:g><draw:frame draw:style-name="gr56" draw:text-style-name="P73" svg:width="0.75cm" svg:height="0.623cm" svg:x="5.398cm" svg:y="3.02cm"><draw:text-box><text:p text:style-name="P62"><text:span text:style-name="T49">D</text:span></text:p></draw:text-box></draw:frame><draw:line draw:style-name="gr51" draw:text-style-name="P72" svg:x1="4.702cm" svg:y1="1.724cm" svg:x2="5.846cm" svg:y2="2.933cm"><text:p/></draw:line><draw:line draw:style-name="gr51" draw:text-style-name="P72" svg:x1="5.213cm" svg:y1="2.373cm" svg:x2="5.27cm" svg:y2="2.21cm"><text:p/></draw:line><draw:line draw:style-name="gr51" draw:text-style-name="P72" svg:x1="5.258cm" svg:y1="2.419cm" svg:x2="5.315cm" svg:y2="2.255cm"><text:p/></draw:line><draw:line draw:style-name="gr55" draw:text-style-name="P72" svg:x1="7.706cm" svg:y1="1.321cm" svg:x2="1.54cm" svg:y2="2.137cm"><text:p/></draw:line><draw:g draw:style-name="gr11"><draw:line draw:style-name="gr51" draw:text-style-name="P72" svg:x1="3.491cm" svg:y1="0.493cm" svg:x2="3.623cm" svg:y2="0.531cm"><text:p/></draw:line><draw:line draw:style-name="gr51" draw:text-style-name="P72" svg:x1="3.537cm" svg:y1="0.575cm" svg:x2="3.577cm" svg:y2="0.45cm"><text:p/></draw:line></draw:g><draw:frame draw:style-name="gr57" draw:text-style-name="P73" svg:width="0.706cm" svg:height="0.623cm" svg:x="3.336cm" svg:y="-0.076cm"><draw:text-box><text:p text:style-name="P62"><text:span text:style-name="T49">E</text:span></text:p></draw:text-box></draw:frame><draw:g draw:style-name="gr11"><draw:line draw:style-name="gr51" draw:text-style-name="P72" svg:x1="7.096cm" svg:y1="1.374cm" svg:x2="7.228cm" svg:y2="1.412cm"><text:p/></draw:line><draw:line draw:style-name="gr51" draw:text-style-name="P72" svg:x1="7.142cm" svg:y1="1.457cm" svg:x2="7.182cm" svg:y2="1.332cm"><text:p/></draw:line></draw:g><draw:frame draw:style-name="gr58" draw:text-style-name="P73" svg:width="0.689cm" svg:height="0.623cm" svg:x="6.992cm" svg:y="1.342cm"><draw:text-box><text:p text:style-name="P62"><text:span text:style-name="T49">F</text:span></text:p></draw:text-box></draw:frame><draw:line draw:style-name="gr51" draw:text-style-name="P72" svg:x1="4.7cm" svg:y1="1.723cm" svg:x2="3.556cm" svg:y2="0.514cm"><text:p/></draw:line><draw:line draw:style-name="gr51" draw:text-style-name="P72" svg:x1="4.188cm" svg:y1="1.07cm" svg:x2="4.131cm" svg:y2="1.233cm"><text:p/></draw:line><draw:line draw:style-name="gr51" draw:text-style-name="P72" svg:x1="4.149cm" svg:y1="1.025cm" svg:x2="4.092cm" svg:y2="1.189cm"><text:p/></draw:line><draw:line draw:style-name="gr51" draw:text-style-name="P72" svg:x1="2.24cm" svg:y1="2.048cm" svg:x2="3.558cm" svg:y2="0.514cm"><text:p/></draw:line><draw:line draw:style-name="gr51" draw:text-style-name="P72" svg:x1="3.556cm" svg:y1="0.514cm" svg:x2="7.162cm" svg:y2="1.399cm"><text:p/></draw:line><draw:line draw:style-name="gr51" draw:text-style-name="P72" svg:x1="7.163cm" svg:y1="1.395cm" svg:x2="5.845cm" svg:y2="2.929cm"><text:p/></draw:line><draw:line draw:style-name="gr51" draw:text-style-name="P72" svg:x1="2.24cm" svg:y1="2.046cm" svg:x2="5.846cm" svg:y2="2.931cm"><text:p/></draw:line><draw:line draw:style-name="gr51" draw:text-style-name="P72" svg:x1="4.702cm" svg:y1="1.723cm" svg:x2="7.164cm" svg:y2="1.399cm"><text:p/></draw:line><draw:line draw:style-name="gr51" draw:text-style-name="P72" svg:x1="5.994cm" svg:y1="1.631cm" svg:x2="5.873cm" svg:y2="1.485cm"><text:p/></draw:line><draw:line draw:style-name="gr59" draw:text-style-name="P72" svg:x1="1.622cm" svg:y1="1.395cm" svg:x2="3.774cm" svg:y2="3.672cm"><text:p/></draw:line><draw:line draw:style-name="gr59" draw:text-style-name="P72" svg:x1="3.062cm" svg:y1="0.005cm" svg:x2="6.394cm" svg:y2="3.518cm"><text:p/></draw:line><draw:frame draw:name="DescriptionOOoTep_1" draw:style-name="gr60" draw:text-style-name="P74" svg:width="0.004cm" svg:height="0.004cm" svg:x="2.171cm" svg:y="2.023cm"><draw:text-box><text:p/></draw:text-box><svg:desc>@options;

@figure;
  A = point( -2.63 , 3.53 )  { (-0.6,-0.17) };
  B = point( 2.2 , 1.77 )  { (0.03,-0.77) };
  sAB = segment( A , B )  { / };
  C = point( -1.77 , 0.1 )  { (-0.6,-0.03) };
  sAC = segment( A , C )  { // };
  paraCsAB = parallele( C , sAB )  { 2 };
  t_AC = translation( A , C )  { noir };
  D = image( t_AC , B )  { (-0.63,0.03) };
  sBD = segment( B , D )  { // };
  dAB = droite( A , B )  { 2 };
  E = symetrique( D , B )  { (0,-0.77) };
  F = symetrique( A , B );
  sBE = segment( B , E )  { // };
  sAE = segment( A , E );
  sEF = segment( E , F );
  sFD = segment( F , D );
  sAD = segment( A , D );
  sBF = segment( B , F )  { / };
  dCA = droite( C , A )  { 2 };
  dDB = droite( D , B )  { 2 };

</svg:desc></draw:frame></draw:g><text:span text:style-name="_5f_Caractères">Nomme tous les parallélogrammes de la figure ci-dessus, en sachant que les droites tracées de la même couleur sont parallèles. </text:span></text:h>
            </text:list-item>
          </text:list>
        </text:list-item>
      </text:list>
      <text:h text:style-name="P13" text:outline-level="1"><text:span text:style-name="_5f_Correction_5f_surligné"><text:span text:style-name="T20">AB</text:span></text:span><text:span text:style-name="_5f_Correction_5f_surligné"><text:span text:style-name="T21">DC</text:span></text:span><text:span text:style-name="_5f_Correction_5f_surligné"><text:span text:style-name="T20">, <text:s text:c="4"/>AEFD, <text:s text:c="5"/>BCDF <text:s text:c="3"/>et <text:s text:c="5"/>AEBC.</text:span></text:span></text:h>
      <text:list text:continue-numbering="true" text:style-name="_5f_Numérotation_20_des_20_exercices">
        <text:list-item>
          <text:list>
            <text:list-item>
              <text:h text:style-name="P39" text:outline-level="2"><text:span text:style-name="_5f_Caractères">Pour chacun, cite la ou les propriétés qui t'ont permis de l'identifier.</text:span></text:h>
            </text:list-item>
          </text:list>
        </text:list-item>
      </text:list>
      <text:h text:style-name="P13" text:outline-level="1"><text:span text:style-name="_5f_Correction_5f_surligné"><text:span text:style-name="T29">AB</text:span></text:span><text:span text:style-name="_5f_Correction_5f_surligné"><text:span text:style-name="T30">DC</text:span></text:span><text:span text:style-name="_5f_Correction_5f_surligné"><text:span text:style-name="T29"> : Si un quadrilatère a ses côtés opposés parallèles alors c'est un parallélogramme.</text:span></text:span><text:span text:style-name="corps"><text:span text:style-name="T35"> </text:span></text:span></text:h>
      <text:h text:style-name="P13" text:outline-level="1"><text:span text:style-name="_5f_Correction_5f_surligné"><text:span text:style-name="T29">AEFD : si un quadrilatère a ses diagonales qui se c</text:span></text:span><text:span text:style-name="_5f_Correction_5f_surligné"><text:span text:style-name="T31">oupent</text:span></text:span><text:span text:style-name="_5f_Correction_5f_surligné"><text:span text:style-name="T29"> en leur milieu alors c'est un parallélogramme. </text:span></text:span></text:h>
      <text:h text:style-name="P13" text:outline-level="1"><text:span text:style-name="_5f_Correction_5f_surligné"><text:span text:style-name="T20">BCDF et AEBC : si un quadrilatère non croisé a deux côtés parallèles de même longueur alors c'est un parallélogramme.</text:span></text:span><text:span text:style-name="corps"><text:span text:style-name="T22"> </text:span></text:span></text:h>
      <text:list text:continue-numbering="true" text:style-name="_5f_Numérotation_20_des_20_exercices">
        <text:list-item>
          <text:h text:style-name="P42" text:outline-level="1"><text:span text:style-name="_5f_Caractères">ROSE est un parallélogramme de centre P tel que RS = 5 cm, OE = 8 cm et RO = 5,8 cm.</text:span></text:h>
          <text:list>
            <text:list-item text:start-value="1">
              <text:h text:style-name="P39" text:outline-level="2" text:restart-numbering="true" text:start-value="1"><draw:g text:anchor-type="paragraph" draw:z-index="35" draw:name="Forme16_2" draw:style-name="gr22"><draw:path draw:style-name="gr23" draw:text-style-name="P60" svg:width="3.06cm" svg:height="0.088cm" svg:x="3.139cm" svg:y="1.19cm" svg:viewBox="0 0 3061 89" svg:d="M0 64c246-29 485 38 733 22 243-16 489-20 733 0 249 20 453-141 711-66 235 70 490 23 733 0h151"><text:p/></draw:path><draw:path draw:style-name="gr23" draw:text-style-name="P60" svg:width="2.93cm" svg:height="0.085cm" svg:x="2.279cm" svg:y="2.835cm" svg:viewBox="0 0 2931 86" svg:d="M2931 83c-260-47-529-116-796-65-235 45-476 29-712 22-239-7-476 18-712 42-238 26-454-90-690-41h-21"><text:p/></draw:path><draw:path draw:style-name="gr23" draw:text-style-name="P60" svg:width="0.947cm" svg:height="1.724cm" svg:x="5.209cm" svg:y="1.209cm" svg:viewBox="0 0 948 1725" svg:d="M948 0c-185 193-314 435-365 690-61 305-399 302-409 604l-88 258-86 173"><text:p/></draw:path><draw:path draw:style-name="gr23" draw:text-style-name="P60" svg:width="0.84cm" svg:height="1.659cm" svg:x="2.279cm" svg:y="1.209cm" svg:viewBox="0 0 841 1660" svg:d="M841 0c-163 210-145 493-346 690-190 189-103 509-322 690l-173 258 1 22"><text:p/></draw:path><draw:path draw:style-name="gr23" draw:text-style-name="P60" svg:width="2.112cm" svg:height="1.594cm" svg:x="3.096cm" svg:y="1.275cm" svg:viewBox="0 0 2113 1595" svg:d="M2113 1595c-244-114-483-242-690-410-233-188-510-315-646-603-115-242-386-348-626-431l-151-151"><text:p/></draw:path><draw:path draw:style-name="gr23" draw:text-style-name="P60" svg:width="3.923cm" svg:height="1.637cm" svg:x="2.257cm" svg:y="1.19cm" svg:viewBox="0 0 3924 1638" svg:d="M3924 0c-205 160-445 200-690 280-244 80-467 159-691 259-270 120-473 347-711 517-213 151-474 244-732 280-253 36-429 247-690 151h-216l-194 151"><text:p/></draw:path><draw:frame draw:style-name="gr24" draw:text-style-name="P56" svg:width="0.689cm" svg:height="0.685cm" svg:x="2.495cm" svg:y="0.803cm"><draw:text-box><text:p text:style-name="P55"><text:span text:style-name="T44">R</text:span></text:p></draw:text-box></draw:frame><draw:frame draw:style-name="gr24" draw:text-style-name="P56" svg:width="0.69cm" svg:height="0.685cm" svg:x="6.072cm" svg:y="0.824cm"><draw:text-box><text:p text:style-name="P55"><text:span text:style-name="T44">O</text:span></text:p></draw:text-box></draw:frame><draw:frame draw:style-name="gr24" draw:text-style-name="P56" svg:width="0.689cm" svg:height="0.685cm" svg:x="5.276cm" svg:y="2.657cm"><draw:text-box><text:p text:style-name="P55"><text:span text:style-name="T44">S</text:span></text:p></draw:text-box></draw:frame><draw:frame draw:style-name="gr24" draw:text-style-name="P56" svg:width="0.69cm" svg:height="0.685cm" svg:x="1.588cm" svg:y="2.678cm"><draw:text-box><text:p text:style-name="P55"><text:span text:style-name="T44">E</text:span></text:p></draw:text-box></draw:frame><draw:frame draw:style-name="gr24" draw:text-style-name="P56" svg:width="0.689cm" svg:height="0.685cm" svg:x="4.304cm" svg:y="1.902cm"><draw:text-box><text:p text:style-name="P55"><text:span text:style-name="T44">P</text:span></text:p></draw:text-box></draw:frame><draw:frame draw:style-name="gr24" draw:text-style-name="P56" svg:width="1.465cm" svg:height="0.685cm" draw:transform="rotate (-0.617672022280793) translate (3.59480555555556cm 1.72684722222222cm)"><draw:text-box><text:p text:style-name="P55"><text:span text:style-name="T44">5 cm</text:span></text:p></draw:text-box></draw:frame><draw:line draw:style-name="gr20" draw:text-style-name="P57" svg:x1="3.808cm" svg:y1="1.534cm" svg:x2="3.571cm" svg:y2="1.857cm"><text:p/></draw:line><draw:line draw:style-name="gr20" draw:text-style-name="P57" svg:x1="4.733cm" svg:y1="2.397cm" svg:x2="4.56cm" svg:y2="2.72cm"><text:p/></draw:line><draw:line draw:style-name="gr20" draw:text-style-name="P57" svg:x1="3.078cm" svg:y1="2.353cm" svg:x2="3.379cm" svg:y2="2.654cm"><text:p/></draw:line><draw:line draw:style-name="gr20" draw:text-style-name="P57" svg:x1="3.238cm" svg:y1="2.353cm" svg:x2="3.539cm" svg:y2="2.654cm"><text:p/></draw:line><draw:line draw:style-name="gr20" draw:text-style-name="P57" svg:x1="4.627cm" svg:y1="1.599cm" svg:x2="4.928cm" svg:y2="1.9cm"><text:p/></draw:line><draw:line draw:style-name="gr20" draw:text-style-name="P57" svg:x1="4.79cm" svg:y1="1.599cm" svg:x2="5.091cm" svg:y2="1.9cm"><text:p/></draw:line><draw:frame draw:style-name="gr24" draw:text-style-name="P56" svg:width="1.467cm" svg:height="0.685cm" draw:transform="rotate (0.364424747816416) translate (3.08680555555556cm 1.70744444444444cm)"><draw:text-box><text:p text:style-name="P55"><text:span text:style-name="T44">8 cm</text:span></text:p></draw:text-box></draw:frame><draw:frame draw:style-name="gr25" draw:text-style-name="P56" svg:width="1.752cm" svg:height="1.096cm" draw:transform="rotate (-0.0169296937443451) translate (3.73238888888889cm 0.553861111111111cm)"><draw:text-box><text:p text:style-name="P55"><text:span text:style-name="T44">5,8 cm</text:span></text:p></draw:text-box></draw:frame></draw:g><text:span text:style-name="_5f_Caractères">Construis une figure à main levée codée.</text:span></text:h>
            </text:list-item>
          </text:list>
        </text:list-item>
      </text:list>
      <text:h text:style-name="_5f_Paragraphe" text:outline-level="1"><text:span text:style-name="_5f_Caractères"/></text:h>
      <text:h text:style-name="_5f_Paragraphe" text:outline-level="1"><text:span text:style-name="_5f_Caractères"/></text:h>
      <text:h text:style-name="_5f_Paragraphe" text:outline-level="1"><text:span text:style-name="_5f_Caractères"/></text:h>
      <text:h text:style-name="_5f_Paragraphe" text:outline-level="1"><text:span text:style-name="_5f_Caractères"/></text:h>
      <text:list text:continue-numbering="true" text:style-name="_5f_Numérotation_20_des_20_exercices">
        <text:list-item>
          <text:list>
            <text:list-item>
              <text:h text:style-name="P39" text:outline-level="2"><text:span text:style-name="_5f_Caractères">En justifiant ta réponse, donne la longueur du segment [PR].</text:span></text:h>
            </text:list-item>
          </text:list>
        </text:list-item>
      </text:list>
      <text:h text:style-name="P13" text:outline-level="1"><text:span text:style-name="_5f_Correction_5f_surligné">On sait que ROSE est un parallélogramme.</text:span></text:h>
      <text:h text:style-name="P13" text:outline-level="1"><text:span text:style-name="_5f_Correction_5f_surligné"><text:span text:style-name="T38">Or l</text:span></text:span><text:span text:style-name="_5f_Correction_5f_surligné"><text:span text:style-name="T36">es diagonales </text:span></text:span><text:span text:style-name="_5f_Correction_5f_surligné"><text:span text:style-name="T38">d’un parallélogramme </text:span></text:span><text:span text:style-name="_5f_Correction_5f_surligné"><text:span text:style-name="T36">se coupent en leur milieu.</text:span></text:span></text:h>
      <text:h text:style-name="P13" text:outline-level="1"><text:span text:style-name="_5f_Correction_5f_surligné"><text:span text:style-name="T38">D</text:span></text:span><text:span text:style-name="_5f_Correction_5f_surligné"><text:span text:style-name="T36">onc P est le milieu de [RS] </text:span></text:span></text:h>
      <text:h text:style-name="P13" text:outline-level="1"><text:span text:style-name="_5f_Correction_5f_surligné"><text:span text:style-name="T36">d'où PR = </text:span></text:span><text:span text:style-name="_5f_Correction_5f_surligné"><text:span text:style-name="T36"><draw:frame draw:style-name="fr2" draw:name="Objet39" text:anchor-type="as-char" svg:width="0.76cm" svg:height="0.873cm" draw:z-index="39"><draw:object xlink:href="./Object 1" xlink:type="simple" xlink:show="embed" xlink:actuate="onLoad"/><draw:image xlink:href="./ObjectReplacements/Object 1" xlink:type="simple" xlink:show="embed" xlink:actuate="onLoad"/><svg:desc>formula</svg:desc></draw:frame></text:span></text:span><text:span text:style-name="_5f_Correction_5f_surligné"><text:span text:style-name="T36"> = </text:span></text:span><text:span text:style-name="_5f_Correction_5f_surligné"><text:span text:style-name="T36"><draw:frame draw:style-name="fr2" draw:name="Objet40" text:anchor-type="as-char" svg:width="0.497cm" svg:height="0.873cm" draw:z-index="40"><draw:object xlink:href="./Object 2" xlink:type="simple" xlink:show="embed" xlink:actuate="onLoad"/><draw:image xlink:href="./ObjectReplacements/Object 2" xlink:type="simple" xlink:show="embed" xlink:actuate="onLoad"/><svg:desc>formula</svg:desc></draw:frame></text:span></text:span><text:span text:style-name="_5f_Correction_5f_surligné"><text:span text:style-name="T36"> </text:span></text:span><text:span text:style-name="_5f_Correction_5f_surligné"><text:span text:style-name="T37">cm </text:span></text:span><text:span text:style-name="_5f_Correction_5f_surligné"><text:span text:style-name="T36">= 2,5 cm.</text:span></text:span></text:h>
      <text:list text:continue-numbering="true" text:style-name="_5f_Numérotation_20_des_20_exercices">
        <text:list-item>
          <text:list>
            <text:list-item>
              <text:h text:style-name="P39" text:outline-level="2"><text:span text:style-name="_5f_Caractères">En justifiant ta réponse, donne la longueur du segment [PO].</text:span></text:h>
            </text:list-item>
          </text:list>
        </text:list-item>
      </text:list>
      <text:h text:style-name="P13" text:outline-level="1"><text:span text:style-name="_5f_Correction_5f_surligné">[OE] est une diagonale du parallélogramme ROSE de centre P </text:span></text:h>
      <text:h text:style-name="P13" text:outline-level="1"><text:span text:style-name="_5f_Correction_5f_surligné">donc P est le milieu de [OE] </text:span></text:h>
      <text:h text:style-name="P13" text:outline-level="1"><text:span text:style-name="_5f_Correction_5f_surligné"><text:span text:style-name="T39">d'où PO = </text:span></text:span><text:span text:style-name="_5f_Correction_5f_surligné"><text:span text:style-name="T39"><draw:frame draw:style-name="fr2" draw:name="Objet41" text:anchor-type="as-char" svg:width="0.794cm" svg:height="0.873cm" draw:z-index="41"><draw:object xlink:href="./Object 3" xlink:type="simple" xlink:show="embed" xlink:actuate="onLoad"/><draw:image xlink:href="./ObjectReplacements/Object 3" xlink:type="simple" xlink:show="embed" xlink:actuate="onLoad"/><svg:desc>formula</svg:desc></draw:frame></text:span></text:span><text:span text:style-name="_5f_Correction_5f_surligné"><text:span text:style-name="T39"> = </text:span></text:span><text:span text:style-name="_5f_Correction_5f_surligné"><text:span text:style-name="T39"><draw:frame draw:style-name="fr2" draw:name="Objet42" text:anchor-type="as-char" svg:width="0.497cm" svg:height="0.873cm" draw:z-index="42"><draw:object xlink:href="./Object 4" xlink:type="simple" xlink:show="embed" xlink:actuate="onLoad"/><draw:image xlink:href="./ObjectReplacements/Object 4" xlink:type="simple" xlink:show="embed" xlink:actuate="onLoad"/><svg:desc>formula</svg:desc></draw:frame></text:span></text:span><text:span text:style-name="_5f_Correction_5f_surligné"><text:span text:style-name="T39"> </text:span></text:span><text:span text:style-name="_5f_Correction_5f_surligné"><text:span text:style-name="T40">cm </text:span></text:span><text:span text:style-name="_5f_Correction_5f_surligné"><text:span text:style-name="T39">= 4 cm.</text:span></text:span></text:h>
      <text:list text:continue-numbering="true" text:style-name="_5f_Numérotation_20_des_20_exercices">
        <text:list-item>
          <text:list>
            <text:list-item>
              <text:h text:style-name="P39" text:outline-level="2"><text:span text:style-name="_5f_Caractères">Construis cette figure en vraie grandeur et explique comment tu procèdes ci-dessous.</text:span></text:h>
            </text:list-item>
          </text:list>
        </text:list-item>
      </text:list>
      <text:p text:style-name="P12"><text:span text:style-name="_5f_Caractères"><draw:g text:anchor-type="as-char" draw:z-index="36" draw:name="Forme1_1" draw:style-name="gr18"><draw:frame draw:style-name="gr19" draw:text-style-name="P58" svg:width="0.847cm" svg:height="0.717cm" svg:x="0cm" svg:y="0.185cm"><draw:text-box><text:p text:style-name="P55"><text:span text:style-name="T45">R</text:span></text:p></draw:text-box></draw:frame><draw:frame draw:style-name="gr19" draw:text-style-name="P58" svg:width="0.847cm" svg:height="0.717cm" svg:x="6.191cm" svg:y="0cm"><draw:text-box><text:p text:style-name="P55"><text:span text:style-name="T45">O</text:span></text:p></draw:text-box></draw:frame><draw:frame draw:style-name="gr19" draw:text-style-name="P58" svg:width="0.847cm" svg:height="0.717cm" svg:x="7.911cm" svg:y="3.307cm"><draw:text-box><text:p text:style-name="P55"><text:span text:style-name="T45">S</text:span></text:p></draw:text-box></draw:frame><draw:frame draw:style-name="gr19" draw:text-style-name="P58" svg:width="0.847cm" svg:height="0.717cm" svg:x="1.667cm" svg:y="3.413cm"><draw:text-box><text:p text:style-name="P55"><text:span text:style-name="T45">E</text:span></text:p></draw:text-box></draw:frame><draw:line draw:style-name="gr20" draw:text-style-name="P59" svg:x1="0.581cm" svg:y1="0.66cm" svg:x2="6.381cm" svg:y2="0.66cm"><text:p/></draw:line><draw:circle draw:style-name="gr21" draw:text-style-name="P59" svg:width="4.975cm" svg:height="4.975cm" svg:x="3.836cm" svg:y="-1.88cm" draw:kind="arc" draw:start-angle="206" draw:end-angle="225.4"><text:p/></draw:circle><draw:circle draw:style-name="gr21" draw:text-style-name="P59" svg:width="7.989cm" svg:height="7.991cm" svg:x="-3.413cm" svg:y="-3.36cm" draw:kind="arc" draw:start-angle="331.25" draw:end-angle="345.24"><text:p/></draw:circle><draw:line draw:style-name="gr20" draw:text-style-name="P59" svg:x1="6.364cm" svg:y1="0.669cm" svg:x2="2.268cm" svg:y2="3.5cm"><text:p/></draw:line><draw:line draw:style-name="gr20" draw:text-style-name="P59" svg:x1="0.604cm" svg:y1="0.653cm" svg:x2="7.977cm" svg:y2="3.484cm"><text:p/></draw:line><draw:line draw:style-name="gr20" draw:text-style-name="P59" svg:x1="2.298cm" svg:y1="3.486cm" svg:x2="7.978cm" svg:y2="3.477cm"><text:p/></draw:line><draw:line draw:style-name="gr20" draw:text-style-name="P59" svg:x1="0.604cm" svg:y1="0.669cm" svg:x2="2.301cm" svg:y2="3.489cm"><text:p/></draw:line><draw:line draw:style-name="gr20" draw:text-style-name="P59" svg:x1="6.376cm" svg:y1="0.635cm" svg:x2="7.989cm" svg:y2="3.492cm"><text:p/></draw:line><draw:line draw:style-name="gr20" draw:text-style-name="P59" svg:x1="2.804cm" svg:y1="1.214cm" svg:x2="2.354cm" svg:y2="1.716cm"><text:p/></draw:line><draw:line draw:style-name="gr20" draw:text-style-name="P59" svg:x1="5.952cm" svg:y1="2.484cm" svg:x2="5.608cm" svg:y2="2.828cm"><text:p/></draw:line><draw:line draw:style-name="gr20" draw:text-style-name="P59" svg:x1="5.238cm" svg:y1="1.108cm" svg:x2="5.661cm" svg:y2="1.478cm"><text:p/></draw:line><draw:line draw:style-name="gr20" draw:text-style-name="P59" svg:x1="5.139cm" svg:y1="1.311cm" svg:x2="5.562cm" svg:y2="1.681cm"><text:p/></draw:line><draw:line draw:style-name="gr20" draw:text-style-name="P59" svg:x1="3.122cm" svg:y1="2.514cm" svg:x2="3.545cm" svg:y2="2.884cm"><text:p/></draw:line><draw:line draw:style-name="gr20" draw:text-style-name="P59" svg:x1="3.023cm" svg:y1="2.715cm" svg:x2="3.446cm" svg:y2="3.085cm"><text:p/></draw:line><draw:frame draw:style-name="gr19" draw:text-style-name="P58" svg:width="0.849cm" svg:height="0.717cm" svg:x="3.764cm" svg:y="1.252cm"><draw:text-box><text:p text:style-name="P55"><text:span text:style-name="T45">P</text:span></text:p></draw:text-box></draw:frame></draw:g></text:span></text:p>
      <text:h text:style-name="P13" text:outline-level="1"><text:span text:style-name="_5f_Correction_5f_surligné">On trace <text:s/>le triangle ROP <text:s/>puis le point E tel que P soit le milieu de [OE] et le point <text:s/>S tel que P soit le milieu de [RS].</text:span></text:h>
      <text:list text:continue-numbering="true" text:style-name="_5f_Numérotation_20_des_20_exercices">
        <text:list-header>
          <text:h text:style-name="P46" text:outline-level="1"><text:span text:style-name="_5f_Caractères"/></text:h>
        </text:list-header>
        <text:list-item>
          <text:h text:style-name="P44" text:outline-level="1"><text:soft-page-break/><text:span text:style-name="_5f_Caractères">STUV est un quadrilatère dont les diagonales se coupent en W avec SW = UW et TW = VW. On donne UV = 11 cm. </text:span></text:h>
          <text:list>
            <text:list-item>
              <text:h text:style-name="P39" text:outline-level="2"><text:span text:style-name="_5f_Caractères">Construis une figure à main levée codée.</text:span></text:h>
            </text:list-item>
          </text:list>
        </text:list-item>
      </text:list>
      <text:p text:style-name="P3"><text:span text:style-name="_5f_Caractères"><draw:g text:anchor-type="as-char" svg:y="-1.655cm" draw:z-index="37" draw:name="Forme17_2" draw:style-name="gr17"><draw:g draw:style-name="gr11"><draw:line draw:style-name="gr12" draw:text-style-name="P54" svg:x1="0.753cm" svg:y1="0.556cm" svg:x2="4.955cm" svg:y2="2.775cm"><text:p/></draw:line><draw:line draw:style-name="gr12" draw:text-style-name="P54" svg:x1="1.987cm" svg:y1="2.757cm" svg:x2="3.742cm" svg:y2="0.549cm"><text:p/></draw:line><draw:line draw:style-name="gr12" draw:text-style-name="P54" svg:x1="3.716cm" svg:y1="0.563cm" svg:x2="4.954cm" svg:y2="2.784cm"><text:p/></draw:line><draw:line draw:style-name="gr13" draw:text-style-name="P54" svg:x1="1.963cm" svg:y1="2.786cm" svg:x2="4.944cm" svg:y2="2.782cm"><text:p/></draw:line><draw:line draw:style-name="gr13" draw:text-style-name="P54" svg:x1="0.728cm" svg:y1="0.549cm" svg:x2="3.744cm" svg:y2="0.549cm"><text:p/></draw:line><draw:line draw:style-name="gr12" draw:text-style-name="P54" svg:x1="0.728cm" svg:y1="0.549cm" svg:x2="1.966cm" svg:y2="2.791cm"><text:p/></draw:line><draw:line draw:style-name="gr14" draw:text-style-name="P54" svg:x1="3.659cm" svg:y1="2.196cm" svg:x2="3.839cm" svg:y2="2.013cm"><text:p/></draw:line><draw:line draw:style-name="gr14" draw:text-style-name="P54" svg:x1="3.714cm" svg:y1="2.279cm" svg:x2="3.894cm" svg:y2="2.096cm"><text:p/></draw:line><draw:line draw:style-name="gr14" draw:text-style-name="P54" svg:x1="1.841cm" svg:y1="1.249cm" svg:x2="2.035cm" svg:y2="1.034cm"><text:p/></draw:line><draw:line draw:style-name="gr14" draw:text-style-name="P54" svg:x1="1.896cm" svg:y1="1.321cm" svg:x2="2.076cm" svg:y2="1.138cm"><text:p/></draw:line><draw:line draw:style-name="gr14" draw:text-style-name="P54" svg:x1="2.566cm" svg:y1="2.198cm" svg:x2="2.465cm" svg:y2="1.983cm"><text:p/></draw:line><draw:line draw:style-name="gr14" draw:text-style-name="P54" svg:x1="3.342cm" svg:y1="1.194cm" svg:x2="3.241cm" svg:y2="0.981cm"><text:p/></draw:line></draw:g><draw:frame draw:style-name="gr15" draw:text-style-name="P56" svg:width="0.823cm" svg:height="0.676cm" svg:x="2.845cm" svg:y="1.24cm"><draw:text-box><text:p text:style-name="P55"><text:span text:style-name="T44">W</text:span></text:p></draw:text-box></draw:frame><draw:frame draw:style-name="gr15" draw:text-style-name="P56" svg:width="0.821cm" svg:height="0.676cm" svg:x="0cm" svg:y="0.129cm"><draw:text-box><text:p text:style-name="P55"><text:span text:style-name="T44">S</text:span></text:p></draw:text-box></draw:frame><draw:frame draw:style-name="gr15" draw:text-style-name="P56" svg:width="0.823cm" svg:height="0.676cm" svg:x="4.745cm" svg:y="2.499cm"><draw:text-box><text:p text:style-name="P55"><text:span text:style-name="T44">U</text:span></text:p></draw:text-box></draw:frame><draw:frame draw:style-name="gr15" draw:text-style-name="P56" svg:width="0.823cm" svg:height="0.676cm" svg:x="3.448cm" svg:y="0cm"><draw:text-box><text:p text:style-name="P55"><text:span text:style-name="T44">T</text:span></text:p></draw:text-box></draw:frame><draw:frame draw:style-name="gr15" draw:text-style-name="P56" svg:width="0.823cm" svg:height="0.676cm" svg:x="1.369cm" svg:y="2.683cm"><draw:text-box><text:p text:style-name="P55"><text:span text:style-name="T44">V</text:span></text:p></draw:text-box></draw:frame><draw:frame draw:style-name="gr15" draw:text-style-name="P56" svg:width="1.825cm" svg:height="0.676cm" svg:x="2.519cm" svg:y="2.738cm"><draw:text-box><text:p text:style-name="P55"><text:span text:style-name="T44">11 cm</text:span></text:p></draw:text-box></draw:frame><draw:line draw:style-name="gr16" draw:text-style-name="P57" svg:x1="2.226cm" svg:y1="1.113cm" svg:x2="2.117cm" svg:y2="1.514cm"><text:p/></draw:line><draw:line draw:style-name="gr16" draw:text-style-name="P57" svg:x1="3.851cm" svg:y1="1.939cm" svg:x2="3.742cm" svg:y2="2.34cm"><text:p/></draw:line><draw:line draw:style-name="gr16" draw:text-style-name="P57" svg:x1="2.153cm" svg:y1="2.133cm" svg:x2="2.445cm" svg:y2="2.534cm"><text:p/></draw:line><draw:line draw:style-name="gr16" draw:text-style-name="P57" svg:x1="2.253cm" svg:y1="2.036cm" svg:x2="2.545cm" svg:y2="2.437cm"><text:p/></draw:line><draw:line draw:style-name="gr16" draw:text-style-name="P57" svg:x1="3.065cm" svg:y1="1.057cm" svg:x2="3.357cm" svg:y2="1.458cm"><text:p/></draw:line><draw:line draw:style-name="gr16" draw:text-style-name="P57" svg:x1="3.165cm" svg:y1="0.96cm" svg:x2="3.457cm" svg:y2="1.361cm"><text:p/></draw:line></draw:g></text:span></text:p>
      <text:h text:style-name="_5f_Paragraphe" text:outline-level="1"><text:span text:style-name="_5f_Caractères"/></text:h>
      <text:h text:style-name="_5f_Paragraphe" text:outline-level="1"><text:span text:style-name="_5f_Caractères"/></text:h>
      <text:h text:style-name="_5f_Paragraphe" text:outline-level="1"><text:span text:style-name="_5f_Caractères_5f_2pt"/></text:h>
      <text:list text:continue-numbering="true" text:style-name="_5f_Numérotation_20_des_20_exercices">
        <text:list-item>
          <text:list>
            <text:list-item>
              <text:h text:style-name="P39" text:outline-level="2"><text:span text:style-name="_5f_Caractères">En justifiant ta réponse, donne la longueur du segment [ST].</text:span></text:h>
            </text:list-item>
          </text:list>
        </text:list-item>
      </text:list>
      <text:h text:style-name="P13" text:outline-level="1"><text:span text:style-name="corps"><text:span text:style-name="T18">STUV est un quadrilatère dont les diagonales se coupent en leur milieu, donc STUV est un parallélogramme.</text:span></text:span></text:h>
      <text:h text:style-name="P13" text:outline-level="1"><text:span text:style-name="corps"><text:span text:style-name="T18">Dans un parallélogramme les côtés opposés sont de la même longueur </text:span></text:span></text:h>
      <text:h text:style-name="P13" text:outline-level="1"><text:span text:style-name="corps"><text:span text:style-name="T18">donc ST</text:span></text:span><text:span text:style-name="corps"><text:span text:style-name="T19"> </text:span></text:span><text:span text:style-name="corps"><text:span text:style-name="T18">=</text:span></text:span><text:span text:style-name="corps"><text:span text:style-name="T19"> </text:span></text:span><text:span text:style-name="corps"><text:span text:style-name="T18">UV</text:span></text:span><text:span text:style-name="corps"><text:span text:style-name="T19"> </text:span></text:span><text:span text:style-name="corps"><text:span text:style-name="T18">=</text:span></text:span><text:span text:style-name="corps"><text:span text:style-name="T19"> </text:span></text:span><text:span text:style-name="corps"><text:span text:style-name="T18">11</text:span></text:span><text:span text:style-name="corps"><text:span text:style-name="T19"> </text:span></text:span><text:span text:style-name="corps"><text:span text:style-name="T18">cm.</text:span></text:span></text:h>
      <text:list text:continue-numbering="true" text:style-name="_5f_Numérotation_20_des_20_exercices">
        <text:list-item>
          <text:h text:style-name="P46" text:outline-level="1"><text:span text:style-name="_5f_Caractères_5f_espacement_5f_-0_2c_2pt">LMNO est un quadrilatère dont les diagonales se coupent en P avec LM = NO et MN = LO. On donne PO = 8 cm. </text:span></text:h>
          <text:list>
            <text:list-item>
              <text:h text:style-name="P39" text:outline-level="2"><text:span text:style-name="_5f_Caractères">Construis une figure à main levée codée.</text:span></text:h>
            </text:list-item>
          </text:list>
        </text:list-item>
      </text:list>
      <text:p text:style-name="P3"><text:span text:style-name="_5f_Caractères"><draw:g text:anchor-type="as-char" draw:z-index="38" draw:name="Forme18_1" draw:style-name="gr10"><draw:g draw:style-name="gr11"><draw:line draw:style-name="gr12" draw:text-style-name="P54" svg:x1="0.753cm" svg:y1="0.56cm" svg:x2="4.955cm" svg:y2="2.779cm"><text:p/></draw:line><draw:line draw:style-name="gr12" draw:text-style-name="P54" svg:x1="1.987cm" svg:y1="2.758cm" svg:x2="3.742cm" svg:y2="0.55cm"><text:p/></draw:line><draw:line draw:style-name="gr12" draw:text-style-name="P54" svg:x1="3.716cm" svg:y1="0.567cm" svg:x2="4.954cm" svg:y2="2.788cm"><text:p/></draw:line><draw:line draw:style-name="gr13" draw:text-style-name="P54" svg:x1="1.963cm" svg:y1="2.79cm" svg:x2="4.944cm" svg:y2="2.786cm"><text:p/></draw:line><draw:line draw:style-name="gr13" draw:text-style-name="P54" svg:x1="0.728cm" svg:y1="0.551cm" svg:x2="3.744cm" svg:y2="0.551cm"><text:p/></draw:line><draw:line draw:style-name="gr12" draw:text-style-name="P54" svg:x1="0.728cm" svg:y1="0.551cm" svg:x2="1.966cm" svg:y2="2.793cm"><text:p/></draw:line><draw:line draw:style-name="gr14" draw:text-style-name="P54" svg:x1="3.659cm" svg:y1="2.2cm" svg:x2="3.839cm" svg:y2="2.017cm"><text:p/></draw:line><draw:line draw:style-name="gr14" draw:text-style-name="P54" svg:x1="3.714cm" svg:y1="2.28cm" svg:x2="3.894cm" svg:y2="2.097cm"><text:p/></draw:line><draw:line draw:style-name="gr14" draw:text-style-name="P54" svg:x1="1.841cm" svg:y1="1.251cm" svg:x2="2.035cm" svg:y2="1.036cm"><text:p/></draw:line><draw:line draw:style-name="gr14" draw:text-style-name="P54" svg:x1="1.896cm" svg:y1="1.325cm" svg:x2="2.076cm" svg:y2="1.142cm"><text:p/></draw:line><draw:line draw:style-name="gr14" draw:text-style-name="P54" svg:x1="2.566cm" svg:y1="2.202cm" svg:x2="2.465cm" svg:y2="1.987cm"><text:p/></draw:line><draw:line draw:style-name="gr14" draw:text-style-name="P54" svg:x1="3.342cm" svg:y1="1.198cm" svg:x2="3.241cm" svg:y2="0.985cm"><text:p/></draw:line></draw:g><draw:frame draw:style-name="gr15" draw:text-style-name="P56" svg:width="0.823cm" svg:height="0.676cm" svg:x="2.79cm" svg:y="1.258cm"><draw:text-box><text:p text:style-name="P55"><text:span text:style-name="T44">P</text:span></text:p></draw:text-box></draw:frame><draw:frame draw:style-name="gr15" draw:text-style-name="P56" svg:width="0.821cm" svg:height="0.676cm" svg:x="0cm" svg:y="0.129cm"><draw:text-box><text:p text:style-name="P55"><text:span text:style-name="T44">L</text:span></text:p></draw:text-box></draw:frame><draw:frame draw:style-name="gr15" draw:text-style-name="P56" svg:width="0.823cm" svg:height="0.676cm" svg:x="4.745cm" svg:y="2.499cm"><draw:text-box><text:p text:style-name="P55"><text:span text:style-name="T44">N</text:span></text:p></draw:text-box></draw:frame><draw:frame draw:style-name="gr15" draw:text-style-name="P56" svg:width="0.823cm" svg:height="0.676cm" svg:x="3.448cm" svg:y="0cm"><draw:text-box><text:p text:style-name="P55"><text:span text:style-name="T44">M</text:span></text:p></draw:text-box></draw:frame><draw:frame draw:style-name="gr15" draw:text-style-name="P56" svg:width="0.823cm" svg:height="0.676cm" svg:x="1.369cm" svg:y="2.683cm"><draw:text-box><text:p text:style-name="P55"><text:span text:style-name="T44">O</text:span></text:p></draw:text-box></draw:frame><draw:frame draw:style-name="gr15" draw:text-style-name="P56" svg:width="1.826cm" svg:height="0.676cm" draw:transform="rotate (0.952251639888106) translate (1.62277777777778cm 2.36438888888889cm)"><draw:text-box><text:p text:style-name="P55"><text:span text:style-name="T44">8 cm</text:span></text:p></draw:text-box></draw:frame><draw:line draw:style-name="gr16" draw:text-style-name="P57" svg:x1="1.441cm" svg:y1="1.551cm" svg:x2="1.332cm" svg:y2="1.952cm"><text:p/></draw:line><draw:line draw:style-name="gr16" draw:text-style-name="P57" svg:x1="4.253cm" svg:y1="1.245cm" svg:x2="4.144cm" svg:y2="1.646cm"><text:p/></draw:line><draw:line draw:style-name="gr16" draw:text-style-name="P57" svg:x1="3.011cm" svg:y1="2.627cm" svg:x2="3.303cm" svg:y2="3.028cm"><text:p/></draw:line><draw:line draw:style-name="gr16" draw:text-style-name="P57" svg:x1="3.111cm" svg:y1="2.529cm" svg:x2="3.403cm" svg:y2="2.93cm"><text:p/></draw:line><draw:line draw:style-name="gr16" draw:text-style-name="P57" svg:x1="2.353cm" svg:y1="0.423cm" svg:x2="2.645cm" svg:y2="0.824cm"><text:p/></draw:line><draw:line draw:style-name="gr16" draw:text-style-name="P57" svg:x1="2.453cm" svg:y1="0.322cm" svg:x2="2.745cm" svg:y2="0.723cm"><text:p/></draw:line></draw:g></text:span></text:p>
      <text:h text:style-name="_5f_Paragraphe" text:outline-level="1"><text:span text:style-name="_5f_Caractères_5f_2pt"/></text:h>
      <text:list text:continue-numbering="true" text:style-name="_5f_Numérotation_20_des_20_exercices">
        <text:list-item>
          <text:list>
            <text:list-item>
              <text:h text:style-name="P39" text:outline-level="2"><text:span text:style-name="_5f_Caractères">En justifiant ta réponse, calcule PM.</text:span></text:h>
            </text:list-item>
          </text:list>
        </text:list-item>
      </text:list>
      <text:h text:style-name="P13" text:outline-level="1"><text:span text:style-name="_5f_Correction_5f_surligné">On sait que <text:s/>LM</text:span><text:span text:style-name="_5f_Correction_5f_surligné"><text:span text:style-name="T41"> </text:span></text:span><text:span text:style-name="_5f_Correction_5f_surligné">=</text:span><text:span text:style-name="_5f_Correction_5f_surligné"><text:span text:style-name="T41"> </text:span></text:span><text:span text:style-name="_5f_Correction_5f_surligné">NO et MN</text:span><text:span text:style-name="_5f_Correction_5f_surligné"><text:span text:style-name="T41"> </text:span></text:span><text:span text:style-name="_5f_Correction_5f_surligné">=</text:span><text:span text:style-name="_5f_Correction_5f_surligné"><text:span text:style-name="T41"> </text:span></text:span><text:span text:style-name="_5f_Correction_5f_surligné">LO </text:span></text:h>
      <text:h text:style-name="P13" text:outline-level="1"><text:span text:style-name="_5f_Correction_5f_surligné">Or si un quadrilatère a ses côtés opposés de même longueur, alors c’est un parallélogramme.</text:span></text:h>
      <text:h text:style-name="P13" text:outline-level="1"><text:span text:style-name="_5f_Correction_5f_surligné"><text:span text:style-name="T33">D</text:span></text:span><text:span text:style-name="_5f_Correction_5f_surligné"><text:span text:style-name="T34">onc </text:span></text:span><text:span text:style-name="_5f_Correction_5f_surligné"><text:span text:style-name="T32"><text:s/>LMNO <text:s/>est un parallélogramme.</text:span></text:span></text:h>
      <text:h text:style-name="P13" text:outline-level="1"><text:span text:style-name="_5f_Correction_5f_surligné"><text:span text:style-name="T23">De plus, les</text:span></text:span><text:span text:style-name="_5f_Correction_5f_surligné"><text:span text:style-name="T24"> diagonales </text:span></text:span><text:span text:style-name="_5f_Correction_5f_surligné"><text:span text:style-name="T23">d</text:span></text:span><text:span text:style-name="_5f_Correction_5f_surligné"><text:span text:style-name="T26">’</text:span></text:span><text:span text:style-name="_5f_Correction_5f_surligné"><text:span text:style-name="T23">un parallélogramme</text:span></text:span><text:span text:style-name="_5f_Correction_5f_surligné"><text:span text:style-name="T24"> se coupent en leur milieu.</text:span></text:span></text:h>
      <text:h text:style-name="P13" text:outline-level="1"><text:span text:style-name="_5f_Correction_5f_surligné"><text:span text:style-name="T23">Ainsi </text:span></text:span><text:span text:style-name="_5f_Correction_5f_surligné"><text:span text:style-name="T24">P est le milieu de [MO].</text:span></text:span></text:h>
      <text:h text:style-name="P13" text:outline-level="1"><text:span text:style-name="_5f_Correction_5f_surligné"><text:span text:style-name="T23">D</text:span></text:span><text:span text:style-name="_5f_Correction_5f_surligné"><text:span text:style-name="T24">'où PM</text:span></text:span><text:span text:style-name="_5f_Correction_5f_surligné"><text:span text:style-name="T25"> </text:span></text:span><text:span text:style-name="_5f_Correction_5f_surligné"><text:span text:style-name="T24">=</text:span></text:span><text:span text:style-name="_5f_Correction_5f_surligné"><text:span text:style-name="T25"> </text:span></text:span><text:span text:style-name="_5f_Correction_5f_surligné"><text:span text:style-name="T27">PO</text:span></text:span><text:span text:style-name="_5f_Correction_5f_surligné"><text:span text:style-name="T28"> </text:span></text:span><text:span text:style-name="_5f_Correction_5f_surligné"><text:span text:style-name="T24">=</text:span></text:span><text:span text:style-name="_5f_Correction_5f_surligné"><text:span text:style-name="T25"> </text:span></text:span><text:span text:style-name="_5f_Correction_5f_surligné"><text:span text:style-name="T27">8</text:span></text:span><text:span text:style-name="_5f_Correction_5f_surligné"><text:span text:style-name="T28"> </text:span></text:span><text:span text:style-name="_5f_Correction_5f_surligné"><text:span text:style-name="T27">cm.</text:span></text:span></text:h>
      <text:list text:continue-numbering="true" text:style-name="_5f_Numérotation_20_des_20_exercices">
        <text:list-item>
          <text:h text:style-name="P47" text:outline-level="1"><text:span text:style-name="_5f_Caractères_5f_espacement_5f_-0_2c_2pt">Précise la nature du parallélogramme ci-</text:span><text:span text:style-name="_5f_Caractères_5f_espacement_5f_-0_2c_2pt"><text:span text:style-name="T42">dessous</text:span></text:span><text:span text:style-name="_5f_Caractères_5f_espacement_5f_-0_2c_2pt">. </text:span></text:h>
        </text:list-item>
      </text:list>
      <text:h text:style-name="P4" text:outline-level="1"><text:span text:style-name="_5f_Caractères"><draw:g text:anchor-type="as-char" draw:z-index="26" draw:name="Forme 1" draw:style-name="gr48"><draw:path draw:style-name="gr49" draw:text-style-name="P71" svg:width="2.383cm" svg:height="3.862cm" draw:transform="skewX (-0.115889862332423) rotate (1.37601758227233) translate (-0.00232131039502358cm 2.19088641194806cm)" svg:viewBox="0 0 2384 3863" svg:d="M0 3c207-33 534 235 742 227 224-6 426 81 641 174 206 89 492 218 700 310 70 284 44 411 98 724 55 318 77 639 96 965 17 296 79 1062 107 1446-119 55-224-67-383-127-223-84-449-142-676-207-222-63-460-261-680-296-213-34-249-100-403-219-39-298-65-951-100-1243-44-367-12-713-86-1064l-20-251-24-293z"><text:p/></draw:path><draw:line draw:style-name="gr49" draw:text-style-name="P71" svg:x1="0.82cm" svg:y1="0.992cm" svg:x2="0.298cm" svg:y2="1.134cm"><text:p/></draw:line><draw:line draw:style-name="gr49" draw:text-style-name="P71" svg:x1="0.895cm" svg:y1="0.851cm" svg:x2="0.298cm" svg:y2="1.04cm"><text:p/></draw:line><draw:line draw:style-name="gr49" draw:text-style-name="P71" svg:x1="2.676cm" svg:y1="0.001cm" svg:x2="2.303cm" svg:y2="0.238cm"><text:p/></draw:line><draw:line draw:style-name="gr49" draw:text-style-name="P71" svg:x1="2.827cm" svg:y1="0.001cm" svg:x2="2.454cm" svg:y2="0.238cm"><text:p/></draw:line></draw:g></text:span></text:h>
      <text:h text:style-name="_5f_Paragraphe" text:outline-level="1"><text:span text:style-name="_5f_Caractères">Justifie en citant la propriété utilisée.</text:span></text:h>
      <text:h text:style-name="P13" text:outline-level="1"><text:span text:style-name="Character_5f_20_5f_style"><text:span text:style-name="T36">Ce parallélogramme a deux côtés consécutifs de la même longueur.</text:span></text:span></text:h>
      <text:h text:style-name="P13" text:outline-level="1"><text:span text:style-name="Character_5f_20_5f_style"><text:span text:style-name="T36">Or, si un parallélogramme a deux côtés consécutifs de la même longueur, alors c'est un losange.</text:span></text:span></text:h>
      <text:h text:style-name="P13" text:outline-level="1"><text:span text:style-name="Character_5f_20_5f_style"><text:span text:style-name="T36">Donc ce parallélogramme est un losange.</text:span></text:span></text:h>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 Unicode MS" svg:font-family="'Arial Unicode MS'" style:font-pitch="variable"/>
    <style:font-face style:name="Arial Unicode MS1" svg:font-family="'Arial Unicode MS'" style:font-family-generic="system" style:font-pitch="variable"/>
    <style:font-face style:name="Arial1" svg:font-family="Arial" style:font-family-generic="swiss" style:font-pitch="variable"/>
    <style:font-face style:name="Atalante" svg:font-family="Atalante" style:font-pitch="variable"/>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style:font-face style:name="Bitstream Vera Sans3" svg:font-family="'Bitstream Vera Sans'" style:font-adornments="Bold Oblique" style:font-family-generic="swiss" style:font-pitch="variable"/>
    <style:font-face style:name="Bitstream Vera Sans4" svg:font-family="'Bitstream Vera Sans'" style:font-adornments="Gras" style:font-family-generic="swiss" style:font-pitch="variable"/>
    <style:font-face style:name="Bitstream Vera Sans5" svg:font-family="'Bitstream Vera Sans'" style:font-adornments="Oblique" style:font-family-generic="swiss" style:font-pitch="variable"/>
    <style:font-face style:name="Bitstream Vera Sans6" svg:font-family="'Bitstream Vera Sans'" style:font-adornments="Roman" style:font-family-generic="swiss" style:font-pitch="variable"/>
    <style:font-face style:name="Courier New" svg:font-family="'Courier New'" style:font-family-generic="modern" style:font-pitch="fixed"/>
    <style:font-face style:name="DejaVu Sans" svg:font-family="'DejaVu Sans'" style:font-family-generic="system" style:font-pitch="variable"/>
    <style:font-face style:name="DejaVu Sans Mono" svg:font-family="'DejaVu Sans Mono'" style:font-adornments="Book" style:font-family-generic="modern" style:font-pitch="fixed"/>
    <style:font-face style:name="Liberation Mono" svg:font-family="'Liberation Mono'" style:font-family-generic="modern" style:font-pitch="fixed"/>
    <style:font-face style:name="Liberation Sans" svg:font-family="'Liberation Sans'" style:font-family-generic="roman"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Lucida Sans" svg:font-family="'Lucida Sans'" style:font-family-generic="system" style:font-pitch="variable"/>
    <style:font-face style:name="Lucida Sans Unicode" svg:font-family="'Lucida Sans Unicode'" style:font-pitch="variable"/>
    <style:font-face style:name="Lucida Sans Unicode1" svg:font-family="'Lucida Sans Unicode'"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oto Sans CJK SC" svg:font-family="'Noto Sans CJK SC'" style:font-family-generic="system" style:font-pitch="variable"/>
    <style:font-face style:name="OpenSymbol" svg:font-family="OpenSymbol" style:font-charset="x-symbol"/>
    <style:font-face style:name="OpenSymbol1" svg:font-family="OpenSymbol" style:font-pitch="variable" style:font-charset="x-symbol"/>
    <style:font-face style:name="OpenSymbol2" svg:font-family="OpenSymbol" style:font-adornments="Regular" style:font-charset="x-symbol"/>
    <style:font-face style:name="PingFang SC" svg:font-family="'PingFang SC'" style:font-family-generic="system" style:font-pitch="variable"/>
    <style:font-face style:name="SimSun" svg:font-family="SimSun" style:font-family-generic="system" style:font-pitch="variable"/>
    <style:font-face style:name="StarSymbol" svg:font-family="StarSymbol" style:font-charset="x-symbol"/>
    <style:font-face style:name="Tahoma" svg:font-family="Tahoma"/>
    <style:font-face style:name="Tahoma1" svg:font-family="Tahoma" style:font-pitch="variable"/>
    <style:font-face style:name="Tahoma2" svg:font-family="Tahoma" style:font-family-generic="system"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office:font-face-decls>
  <office:styles>
    <draw:stroke-dash draw:name="Dashed_20__28_var_29__20_1" draw:display-name="Dashed (var) 1" draw:style="rect" draw:dots1="1" draw:dots1-length="0.011cm" draw:dots2="1" draw:dots2-length="0.011cm" draw:distance="0.011cm"/>
    <draw:stroke-dash draw:name="Fine_20_Dashed" draw:display-name="Fine Dashed" draw:style="rect" draw:dots1="1" draw:dots1-length="112%" draw:distance="112%"/>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Bitstream Vera Sans6" fo:font-family="'Bitstream Vera Sans'" style:font-style-name="Roman" style:font-family-generic="swiss" style:font-pitch="variable" fo:font-size="10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family="Arial" style:font-family-generic="swiss" style:font-pitch="variable" fo:font-size="14pt" style:font-name-asian="MS Mincho" style:font-family-asian="'MS Mincho'"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Frame_20_contents" style:display-name="Frame contents" style:family="paragraph" style:parent-style-name="Text_20_body" style:class="extra"/>
    <style:style style:name="Folio" style:family="paragraph" style:parent-style-name="Footer">
      <style:paragraph-properties fo:text-align="center" style:justify-single-word="false"/>
      <style:text-properties fo:color="#ffffff" loext:opacity="100%" style:font-name="Bitstream Vera Sans4" fo:font-family="'Bitstream Vera Sans'" style:font-style-name="Gras" style:font-family-generic="swiss" style:font-pitch="variable" fo:font-size="9pt" fo:font-weight="bold" style:font-size-asian="9pt" style:font-weight-asian="bold" style:font-size-complex="9pt" style:font-weight-complex="normal"/>
    </style:style>
    <style:style style:name="Table_20_Contents" style:display-name="Table Contents" style:family="paragraph" style:parent-style-name="Text_20_body" style:class="extra">
      <style:paragraph-properties fo:margin-left="0cm" fo:margin-right="0cm" fo:margin-top="0.101cm" fo:margin-bottom="0.101cm" style:contextual-spacing="false" fo:text-indent="0cm" style:auto-text-indent="false"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master-page-name="">
      <loext:graphic-properties draw:fill-image-width="0cm" draw:fill-image-height="0cm"/>
      <style:paragraph-properties fo:text-align="center" style:justify-single-word="false" style:page-number="auto" style:shadow="none" text:number-lines="false" text:line-number="0">
        <style:tab-stops>
          <style:tab-stop style:position="8.498cm" style:type="center"/>
          <style:tab-stop style:position="16.999cm" style:type="right"/>
        </style:tab-stops>
      </style:paragraph-properties>
      <style:text-properties fo:text-transform="uppercase" fo:color="#808080" loext:opacity="100%" style:font-name="Bitstream Vera Sans6" fo:font-family="'Bitstream Vera Sans'" style:font-style-name="Roman" style:font-family-generic="swiss" style:font-pitch="variable" fo:font-size="9pt" fo:background-color="transparen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5" style:display-name="Heading 5" style:family="paragraph" style:parent-style-name="Heading" style:default-outline-level="5" style:class="text"/>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1" style:display-name="Heading 1" style:family="paragraph" style:parent-style-name="Heading" style:next-style-name="Text_20_body" style:class="text">
      <style:text-properties style:font-name="Times New Roman" fo:font-family="'Times New Roman'" style:font-family-generic="roman" style:font-pitch="variable" fo:font-size="24pt" fo:font-weight="bold" style:font-name-asian="Lucida Sans Unicode1" style:font-family-asian="'Lucida Sans Unicode'" style:font-family-generic-asian="system" style:font-pitch-asian="variable" style:font-size-asian="24pt" style:font-weight-asian="bold" style:font-name-complex="Tahoma2" style:font-family-complex="Tahoma" style:font-family-generic-complex="system" style:font-pitch-complex="variable" style:font-size-complex="24pt" style:font-weight-complex="bold"/>
    </style:style>
    <style:style style:name="Heading_20_2" style:display-name="Heading 2" style:family="paragraph" style:parent-style-name="Heading" style:next-style-name="Text_20_body" style:class="text">
      <style:text-properties style:font-name="Times New Roman" fo:font-family="'Times New Roman'" style:font-family-generic="roman" style:font-pitch="variable" fo:font-size="18pt" fo:font-weight="bold" style:font-name-asian="Lucida Sans Unicode1" style:font-family-asian="'Lucida Sans Unicode'" style:font-family-generic-asian="system" style:font-pitch-asian="variable" style:font-size-asian="18pt" style:font-weight-asian="bold" style:font-name-complex="Tahoma2" style:font-family-complex="Tahoma" style:font-family-generic-complex="system" style:font-pitch-complex="variable" style:font-size-complex="18pt" style:font-weight-complex="bold"/>
    </style:style>
    <style:style style:name="Heading_20_3" style:display-name="Heading 3" style:family="paragraph" style:parent-style-name="Heading" style:next-style-name="Text_20_body" style:class="text">
      <style:text-properties style:font-name="Times New Roman" fo:font-family="'Times New Roman'" style:font-family-generic="roman" style:font-pitch="variable" fo:font-size="14pt" fo:font-weight="bold" style:font-name-asian="Lucida Sans Unicode1" style:font-family-asian="'Lucida Sans Unicode'" style:font-family-generic-asian="system" style:font-pitch-asian="variable" style:font-size-asian="14pt" style:font-weight-asian="bold" style:font-name-complex="Tahoma2" style:font-family-complex="Tahoma"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Lucida Sans Unicode1" style:font-family-asian="'Lucida Sans Unicode'" style:font-family-generic-asian="system" style:font-pitch-asian="variable" style:font-size-asian="12pt" style:font-weight-asian="bold" style:font-name-complex="Tahoma2" style:font-family-complex="Tahoma" style:font-family-generic-complex="system" style:font-pitch-complex="variable" style:font-size-complex="12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6" style:display-name="Heading 6" style:family="paragraph" style:parent-style-name="Heading" style:default-outline-level="6" style:class="text"/>
    <style:style style:name="_5f_Paragraphe" style:display-name="_Paragraphe" style:family="paragraph" style:parent-style-name="Standard" style:default-outline-level="1" style:list-style-name="">
      <style:paragraph-properties fo:margin-left="0cm" fo:margin-right="0.101cm" fo:margin-top="0.101cm" fo:margin-bottom="0.101cm" style:contextual-spacing="false" fo:text-align="start" style:justify-single-word="false" fo:orphans="0" fo:widows="0" fo:hyphenation-ladder-count="no-limit" fo:text-indent="0cm" style:auto-text-indent="false" style:vertical-align="baseline"/>
      <style:text-properties fo:color="#000000" loext:opacity="100%" style:font-name="Bitstream Vera Sans" fo:font-family="'Bitstream Vera Sans'" style:font-family-generic="roman" style:font-pitch="variable" fo:font-size="10pt" fo:language="fr" fo:country="FR" style:letter-kerning="true" style:font-name-asian="Bitstream Vera Sans2" style:font-family-asian="'Bitstream Vera Sans'" style:font-family-generic-asian="system" style:font-pitch-asian="variable" style:font-size-asian="10pt" style:language-asian="zh" style:country-asian="CN" style:font-name-complex="Bitstream Vera Sans2" style:font-family-complex="'Bitstream Vera Sans'" style:font-family-generic-complex="system" style:font-pitch-complex="variable" style:language-complex="hi" style:country-complex="IN" fo:hyphenate="false" fo:hyphenation-remain-char-count="2" fo:hyphenation-push-char-count="2" loext:hyphenation-no-caps="false" loext:hyphenation-no-last-word="false" loext:hyphenation-word-char-count="no-limit" loext:hyphenation-zone="no-limit"/>
    </style:style>
    <style:style style:name="_5f_Titre_5f_Exercices_5f_sans_5f_Titre" style:display-name="_Titre_Exercices_sans_Titre" style:family="paragraph" style:parent-style-name="Standard" style:default-outline-level="1" style:list-style-name="_5f_Numérotation_20_des_20_exercices" style:master-page-name="">
      <style:paragraph-properties fo:margin-top="0.3cm" fo:margin-bottom="0.101cm" style:contextual-spacing="false" fo:text-align="justify" style:justify-single-word="false" style:page-number="auto" fo:keep-with-next="always" text:number-lines="true" text:line-number="0"/>
      <style:text-properties style:use-window-font-color="true" loext:opacity="0%" fo:font-style="normal" fo:font-weight="normal"/>
    </style:style>
    <style:style style:name="_5f_Header_20_N_20_page_20_paire_20__28_G_29_" style:display-name="_Header N page paire (G)" style:family="paragraph" style:parent-style-name="Header" style:master-page-name="">
      <loext:graphic-properties draw:fill="none" draw:fill-color="#ffe5b2"/>
      <style:paragraph-properties fo:margin-left="3.099cm" fo:margin-right="0cm" fo:text-align="start" style:justify-single-word="false" fo:text-indent="0cm" style:auto-text-indent="false" style:page-number="auto" fo:background-color="transparent" fo:padding="0.019cm" fo:border="none" style:shadow="none" style:join-border="false"/>
      <style:text-properties fo:font-variant="small-caps" fo:color="#d7e12c" loext:opacity="100%" style:font-name="Bitstream Vera Sans3" fo:font-family="'Bitstream Vera Sans'" style:font-style-name="Bold Oblique" style:font-family-generic="swiss" style:font-pitch="variable" fo:font-size="16pt" fo:font-style="normal" fo:text-shadow="none" fo:font-weight="bold"/>
    </style:style>
    <style:style style:name="_5f_Footer_20_page_20_impaire_20__28_D_29_" style:display-name="_Footer page impaire (D)" style:family="paragraph" style:parent-style-name="Footer" style:default-outline-level="1" style:list-style-name="" style:master-page-name="">
      <loext:graphic-properties draw:fill-image-width="0cm" draw:fill-image-height="0cm"/>
      <style:paragraph-properties fo:margin-left="0cm" fo:margin-right="0cm" fo:margin-top="0cm" fo:margin-bottom="0cm" style:contextual-spacing="false" fo:line-height="100%" fo:text-align="end" style:justify-single-word="false" fo:text-indent="0cm" style:auto-text-indent="false" style:page-number="auto" style:shadow="none" style:vertical-align="auto" style:snap-to-layout-grid="false">
        <style:tab-stops/>
      </style:paragraph-properties>
      <style:text-properties fo:text-transform="uppercase" fo:color="#b2b2b2" loext:opacity="100%" style:font-name="Bitstream Vera Sans6" fo:font-family="'Bitstream Vera Sans'" style:font-style-name="Roman" style:font-family-generic="swiss" style:font-pitch="variable" fo:font-size="9pt" fo:font-style="normal" fo:font-weight="normal" fo:background-color="transparent" style:font-size-asian="11pt" style:font-style-asian="normal" style:font-weight-asian="bold" style:font-size-complex="11pt" style:font-style-complex="normal" style:font-weight-complex="normal"/>
    </style:style>
    <style:style style:name="_5f_Footer_20_page_20_paire_20__28_G_29_" style:display-name="_Footer page paire (G)" style:family="paragraph" style:parent-style-name="Footer" style:default-outline-level="1" style:list-style-name="">
      <style:paragraph-properties fo:margin-left="0cm" fo:margin-right="0cm" fo:text-align="start" style:justify-single-word="false" fo:text-indent="0cm" style:auto-text-indent="false" style:shadow="none">
        <style:tab-stops/>
      </style:paragraph-properties>
      <style:text-properties fo:text-transform="uppercase" fo:color="#b2b2b2" loext:opacity="100%" style:font-name="Bitstream Vera Sans1" fo:font-family="'Bitstream Vera Sans'" style:font-family-generic="swiss" style:font-pitch="variable" fo:font-size="9pt" fo:font-style="normal" fo:font-weight="normal" style:font-size-asian="11pt" style:font-style-asian="italic" style:font-weight-asian="bold" style:font-size-complex="11pt" style:font-style-complex="italic" style:font-weight-complex="bold"/>
    </style:style>
    <style:style style:name="_5f_Tableau_5f_Centré_5f_Gras" style:display-name="_Tableau_Centré_Gras" style:family="paragraph" style:parent-style-name="_5f_Paragraphe">
      <style:paragraph-properties fo:text-align="center" style:justify-single-word="false"/>
      <style:text-properties fo:font-weight="bold"/>
    </style:style>
    <style:style style:name="_5f_Paragraphe_5f_Réponse_5f_Elève_5f_Fraction" style:display-name="_Paragraphe_Réponse_Elève_Fraction" style:family="paragraph" style:parent-style-name="Standard"/>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Bibliography_20_1" style:display-name="Bibliography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Text" style:family="paragraph" style:parent-style-name="Caption" style:class="extra"/>
    <style:style style:name="Addressee" style:family="paragraph" style:parent-style-name="Standard" style:class="extra">
      <style:paragraph-properties fo:margin-top="0cm" fo:margin-bottom="0.106cm" style:contextual-spacing="false"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style:contextual-spacing="false"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right" style:display-name="Foot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Drawing" style:family="paragraph" style:parent-style-name="Caption" style:class="extra"/>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style:contextual-spacing="false" fo:text-indent="-0.635cm" style:auto-text-indent="false"/>
    </style:style>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4" style:display-name="Contents 4" style:family="paragraph" style:parent-style-name="Index" style:class="index"/>
    <style:style style:name="Contents_20_5" style:display-name="Contents 5" style:family="paragraph" style:parent-style-name="Index" style:class="index"/>
    <style:style style:name="Contents_20_6" style:display-name="Contents 6" style:family="paragraph" style:parent-style-name="Index" style:class="index"/>
    <style:style style:name="Contents_20_7" style:display-name="Contents 7" style:family="paragraph" style:parent-style-name="Index" style:class="index"/>
    <style:style style:name="Contents_20_8" style:display-name="Contents 8" style:family="paragraph" style:parent-style-name="Index" style:class="index"/>
    <style:style style:name="Contents_20_9" style:display-name="Contents 9" style:family="paragraph" style:parent-style-name="Index" style:class="index"/>
    <style:style style:name="Contents_20_10" style:display-name="Contents 10" style:family="paragraph" style:parent-style-name="Index" style:class="index"/>
    <style:style style:name="Table" style:family="paragraph" style:parent-style-name="Caption" style:class="extra"/>
    <style:style style:name="Heading_20_7" style:display-name="Heading 7" style:family="paragraph" style:parent-style-name="Heading" style:default-outline-level="7" style:class="text"/>
    <style:style style:name="Heading_20_8" style:display-name="Heading 8" style:family="paragraph" style:parent-style-name="Heading" style:default-outline-level="8" style:class="text"/>
    <style:style style:name="Heading_20_9" style:display-name="Heading 9" style:family="paragraph" style:parent-style-name="Heading" style:default-outline-level="9" style:class="text"/>
    <style:style style:name="Heading_20_10" style:display-name="Heading 10" style:family="paragraph" style:parent-style-name="Heading" style:default-outline-level="10" style:class="text"/>
    <style:style style:name="Object_20_index_20_heading" style:display-name="Object index heading" style:family="paragraph" style:parent-style-name="Heading" style:class="index"/>
    <style:style style:name="Table_20_index_20_heading" style:display-name="Table index heading" style:family="paragraph" style:parent-style-name="Heading" style:class="index"/>
    <style:style style:name="User_20_Index_20_Heading" style:display-name="User Index Heading" style:family="paragraph" style:parent-style-name="Heading" style:class="index"/>
    <style:style style:name="Bibliography_20_Heading" style:display-name="Bibliography Heading" style:family="paragraph" style:parent-style-name="Heading" style:class="index"/>
    <style:style style:name="Contents_20_Heading" style:display-name="Contents Heading" style:family="paragraph" style:parent-style-name="Heading" style:class="index"/>
    <style:style style:name="Numbering_20_1_20_End" style:display-name="Numbering 1 End" style:family="paragraph" style:parent-style-name="List" style:class="list"/>
    <style:style style:name="Numbering_20_1_20_Cont." style:display-name="Numbering 1 Cont." style:family="paragraph" style:parent-style-name="List" style:class="list"/>
    <style:style style:name="Numbering_20_2" style:display-name="Numbering 2" style:family="paragraph" style:parent-style-name="List" style:class="list"/>
    <style:style style:name="Numbering_20_2_20_Start" style:display-name="Numbering 2 Start" style:family="paragraph" style:parent-style-name="List" style:class="list"/>
    <style:style style:name="Numbering_20_2_20_End" style:display-name="Numbering 2 End" style:family="paragraph" style:parent-style-name="List" style:class="list"/>
    <style:style style:name="Numbering_20_2_20_Cont." style:display-name="Numbering 2 Cont." style:family="paragraph" style:parent-style-name="List" style:class="list"/>
    <style:style style:name="Numbering_20_3" style:display-name="Numbering 3" style:family="paragraph" style:parent-style-name="List" style:class="list"/>
    <style:style style:name="Numbering_20_3_20_Start" style:display-name="Numbering 3 Start" style:family="paragraph" style:parent-style-name="List" style:class="list"/>
    <style:style style:name="Numbering_20_3_20_End" style:display-name="Numbering 3 End" style:family="paragraph" style:parent-style-name="List" style:class="list"/>
    <style:style style:name="Numbering_20_3_20_Cont." style:display-name="Numbering 3 Cont." style:family="paragraph" style:parent-style-name="List" style:class="list"/>
    <style:style style:name="Numbering_20_4" style:display-name="Numbering 4" style:family="paragraph" style:parent-style-name="List" style:class="list"/>
    <style:style style:name="Numbering_20_4_20_Start" style:display-name="Numbering 4 Start" style:family="paragraph" style:parent-style-name="List" style:class="list"/>
    <style:style style:name="Numbering_20_4_20_End" style:display-name="Numbering 4 End" style:family="paragraph" style:parent-style-name="List" style:class="list"/>
    <style:style style:name="Numbering_20_4_20_Cont." style:display-name="Numbering 4 Cont." style:family="paragraph" style:parent-style-name="List" style:class="list"/>
    <style:style style:name="Numbering_20_5" style:display-name="Numbering 5" style:family="paragraph" style:parent-style-name="List" style:class="list"/>
    <style:style style:name="Numbering_20_5_20_Start" style:display-name="Numbering 5 Start" style:family="paragraph" style:parent-style-name="List" style:class="list"/>
    <style:style style:name="Numbering_20_5_20_End" style:display-name="Numbering 5 End" style:family="paragraph" style:parent-style-name="List" style:class="list"/>
    <style:style style:name="Numbering_20_5_20_Cont." style:display-name="Numbering 5 Cont." style:family="paragraph" style:parent-style-name="List" style:class="list"/>
    <style:style style:name="List_20_1" style:display-name="List 1" style:family="paragraph" style:parent-style-name="List" style:class="list"/>
    <style:style style:name="List_20_1_20_Start" style:display-name="List 1 Start" style:family="paragraph" style:parent-style-name="List" style:class="list"/>
    <style:style style:name="List_20_1_20_End" style:display-name="List 1 End" style:family="paragraph" style:parent-style-name="List" style:class="list"/>
    <style:style style:name="List_20_1_20_Cont." style:display-name="List 1 Cont." style:family="paragraph" style:parent-style-name="List" style:class="list"/>
    <style:style style:name="List_20_2" style:display-name="List 2" style:family="paragraph" style:parent-style-name="List" style:class="list"/>
    <style:style style:name="List_20_2_20_Start" style:display-name="List 2 Start" style:family="paragraph" style:parent-style-name="List" style:class="list"/>
    <style:style style:name="List_20_2_20_End" style:display-name="List 2 End" style:family="paragraph" style:parent-style-name="List" style:class="list"/>
    <style:style style:name="List_20_2_20_Cont." style:display-name="List 2 Cont." style:family="paragraph" style:parent-style-name="List" style:class="list"/>
    <style:style style:name="List_20_3" style:display-name="List 3" style:family="paragraph" style:parent-style-name="List" style:class="list"/>
    <style:style style:name="List_20_3_20_Start" style:display-name="List 3 Start" style:family="paragraph" style:parent-style-name="List" style:class="list"/>
    <style:style style:name="List_20_3_20_End" style:display-name="List 3 End" style:family="paragraph" style:parent-style-name="List" style:class="list"/>
    <style:style style:name="List_20_3_20_Cont." style:display-name="List 3 Cont." style:family="paragraph" style:parent-style-name="List" style:class="list"/>
    <style:style style:name="List_20_4" style:display-name="List 4" style:family="paragraph" style:parent-style-name="List" style:class="list"/>
    <style:style style:name="List_20_4_20_Start" style:display-name="List 4 Start" style:family="paragraph" style:parent-style-name="List" style:class="list"/>
    <style:style style:name="List_20_4_20_End" style:display-name="List 4 End" style:family="paragraph" style:parent-style-name="List" style:class="list"/>
    <style:style style:name="List_20_4_20_Cont." style:display-name="List 4 Cont." style:family="paragraph" style:parent-style-name="List" style:class="list"/>
    <style:style style:name="List_20_5" style:display-name="List 5" style:family="paragraph" style:parent-style-name="List" style:class="list"/>
    <style:style style:name="List_20_5_20_Start" style:display-name="List 5 Start" style:family="paragraph" style:parent-style-name="List" style:class="list"/>
    <style:style style:name="List_20_5_20_End" style:display-name="List 5 End" style:family="paragraph" style:parent-style-name="List" style:class="list"/>
    <style:style style:name="List_20_5_20_Cont." style:display-name="List 5 Cont." style:family="paragraph" style:parent-style-name="List" style:class="list"/>
    <style:style style:name="_5f_Titre_5f_Exercices_5f_avec_5f_Titre" style:display-name="_Titre_Exercices_avec_Titre" style:family="paragraph" style:parent-style-name="Standard" style:default-outline-level="1" style:list-style-name="_5f_Numérotation_20_des_20_exercices">
      <style:paragraph-properties fo:margin-top="0.3cm" fo:margin-bottom="0.101cm" style:contextual-spacing="false" fo:text-align="justify" style:justify-single-word="false" text:number-lines="true" text:line-number="0"/>
      <style:text-properties fo:color="#e8c32a" loext:opacity="100%" fo:font-weight="bold"/>
    </style:style>
    <style:style style:name="_5f_Header_20_D_20_page_20_paire_20__28_G_29_" style:display-name="_Header D page paire (G)" style:family="paragraph" style:parent-style-name="Header" style:master-page-name="">
      <style:paragraph-properties fo:margin-left="3cm" fo:margin-right="0cm" fo:text-indent="0cm" style:auto-text-indent="false" style:page-number="auto"/>
      <style:text-properties fo:font-variant="small-caps" fo:color="#9d0f89" loext:opacity="100%" fo:font-size="16pt" fo:font-weight="bold"/>
    </style:style>
    <style:style style:name="_5f_Tableau_5f_Gauche_5f_Gras" style:display-name="_Tableau_Gauche_Gras" style:family="paragraph" style:parent-style-name="_5f_Paragraphe">
      <style:paragraph-properties fo:text-align="start" style:justify-single-word="false"/>
      <style:text-properties fo:font-weight="bold"/>
    </style:style>
    <style:style style:name="_5f_Tableau_5f_Centré_5f_Gras_5f_Vertical" style:display-name="_Tableau_Centré_Gras_Vertical" style:family="paragraph" style:parent-style-name="_5f_Paragraphe" style:master-page-name="">
      <style:paragraph-properties fo:text-align="center" style:justify-single-word="false" style:page-number="auto">
        <style:tab-stops/>
      </style:paragraph-properties>
      <style:text-properties fo:font-weight="bold" style:text-rotation-angle="270" style:text-rotation-scale="line-height"/>
    </style:style>
    <style:style style:name="_5f_Tableau_5f_Centré" style:display-name="_Tableau_Centré" style:family="paragraph" style:parent-style-name="_5f_Paragraphe" style:master-page-name="">
      <style:paragraph-properties fo:text-align="center" style:justify-single-word="false" style:page-number="auto">
        <style:tab-stops/>
      </style:paragraph-properties>
    </style:style>
    <style:style style:name="_5f_Paragraphe_5f_Réponse_5f_Elève_5f_Bullet" style:display-name="_Paragraphe_Réponse_Elève_Bullet" style:family="paragraph" style:parent-style-name="Standard" style:list-style-name="List_20_1">
      <style:paragraph-properties fo:margin-top="0cm" fo:margin-bottom="0cm" style:contextual-spacing="false" fo:line-height="0.7cm" fo:text-align="start" style:justify-single-word="false" style:writing-mode="lr-tb">
        <style:tab-stops>
          <style:tab-stop style:position="8.999cm" style:type="right" style:leader-style="dotted" style:leader-text="."/>
          <style:tab-stop style:position="18.701cm" style:type="right" style:leader-style="dotted" style:leader-text="."/>
        </style:tab-stops>
      </style:paragraph-properties>
      <style:text-properties style:use-window-font-color="true" loext:opacity="0%"/>
    </style:style>
    <style:style style:name="_5f_Header_20_D_20_page_20_impaire_20__28_D_29_" style:display-name="_Header D page impaire (D)" style:family="paragraph" style:parent-style-name="Header">
      <style:paragraph-properties fo:margin-left="3cm" fo:margin-right="0cm" fo:text-indent="0cm" style:auto-text-indent="false"/>
      <style:text-properties fo:font-variant="small-caps" fo:color="#9d0f89" loext:opacity="100%" fo:font-size="16pt" fo:font-weight="bold"/>
    </style:style>
    <style:style style:name="_5f_Paragraphe_5f_Bullet" style:display-name="_Paragraphe_Bullet" style:family="paragraph" style:parent-style-name="_5f_Paragraphe" style:list-style-name="List_20_1">
      <style:paragraph-properties>
        <style:tab-stops>
          <style:tab-stop style:position="8.999cm" style:type="right" style:leader-style="dotted" style:leader-text="."/>
          <style:tab-stop style:position="18cm" style:type="right" style:leader-style="dotted" style:leader-text="."/>
        </style:tab-stops>
      </style:paragraph-properties>
    </style:style>
    <style:style style:name="_5f_Paragraphe_5f_Exemple_5f_sans_5f_Titre" style:display-name="_Paragraphe_Exemple_sans_Titre" style:family="paragraph" style:parent-style-name="_5f_Paragraphe" style:master-page-name="">
      <loext:graphic-properties draw:fill="solid" draw:fill-color="#eeeeee"/>
      <style:paragraph-properties fo:margin-left="0cm" fo:margin-right="0cm" fo:margin-top="0cm" fo:margin-bottom="0cm" style:contextual-spacing="false" fo:text-indent="0cm" style:auto-text-indent="false" style:page-number="auto" fo:background-color="#eeeeee" fo:padding="0.049cm" fo:border="0.06pt solid #000000"/>
      <style:text-properties fo:font-style="normal" fo:font-weight="normal" officeooo:rsid="01993d4f" style:font-style-asian="italic" style:font-style-complex="italic"/>
    </style:style>
    <style:style style:name="_5f_Paragraphe_5f_Exemple_5f_avec_5f_Titre" style:display-name="_Paragraphe_Exemple_avec_Titre" style:family="paragraph" style:parent-style-name="_5f_Paragraphe">
      <loext:graphic-properties draw:fill="solid" draw:fill-color="#eeeeee"/>
      <style:paragraph-properties fo:margin-left="0cm" fo:margin-right="0cm" fo:text-indent="0cm" style:auto-text-indent="false" fo:background-color="#eeeeee" fo:padding="0.049cm" fo:border="0.06pt solid #000000"/>
      <style:text-properties fo:font-style="oblique" fo:font-weight="bold"/>
    </style:style>
    <style:style style:name="_5f_Paragraphe_5f_Réponse_5f_Pointillés_5f_Grisés_5f_avec_5f_bordure_5f_supérieure" style:display-name="_Paragraphe_Réponse_Pointillés_Grisés_avec_bordure_supérieure" style:family="paragraph" style:parent-style-name="Standard" style:list-style-name="">
      <style:paragraph-properties fo:text-align="end" style:justify-single-word="false" fo:padding="0.049cm" fo:border-left="none" fo:border-right="none" fo:border-top="0.06pt solid #000000" fo:border-bottom="none">
        <style:tab-stops>
          <style:tab-stop style:position="8.999cm" style:type="right" style:leader-style="dotted" style:leader-text="."/>
          <style:tab-stop style:position="18.701cm" style:type="right" style:leader-style="dotted" style:leader-text="."/>
        </style:tab-stops>
      </style:paragraph-properties>
    </style:style>
    <style:style style:name="_5f_Premier_5f_Titre_5f_Exercices_5f_avec_5f_Num_5f_Exo_5f_sans_5f_Titre" style:display-name="_Premier_Titre_Exercices_avec_Num_Exo_sans_Titre" style:family="paragraph" style:parent-style-name="Standard" style:default-outline-level="1" style:list-style-name="_5f_Numérotation_20_des_20_exercices">
      <style:paragraph-properties fo:margin-top="0cm" fo:margin-bottom="0.101cm" style:contextual-spacing="false" fo:text-align="justify" style:justify-single-word="false"/>
      <style:text-properties style:use-window-font-color="true" loext:opacity="0%" fo:font-weight="normal"/>
    </style:style>
    <style:style style:name="_5f_Premier_5f_Titre_5f_Exercices_5f_avec_5f_Num_20_Exo_5f_Avec_5f_Titre" style:display-name="_Premier_Titre_Exercices_avec_Num Exo_Avec_Titre" style:family="paragraph" style:parent-style-name="Standard" style:default-outline-level="1" style:list-style-name="_5f_Numérotation_20_des_20_exercices">
      <style:paragraph-properties fo:margin-top="0cm" fo:margin-bottom="0.101cm" style:contextual-spacing="false" fo:text-align="justify" style:justify-single-word="false"/>
      <style:text-properties fo:color="#e8c32a" loext:opacity="100%" fo:font-weight="bold"/>
    </style:style>
    <style:style style:name="_5f_Tableau_5f_Pointillés_5f_Grisés" style:display-name="_Tableau_Pointillés_Grisés" style:family="paragraph" style:parent-style-name="Standard">
      <style:paragraph-properties fo:text-align="center" style:justify-single-word="false"/>
      <style:text-properties fo:color="#b3b3b3" loext:opacity="100%"/>
    </style:style>
    <style:style style:name="_5f_Paragraphe_5f_avec_5f_Num_5f_Question" style:display-name="_Paragraphe_avec_Num_Question" style:family="paragraph" style:parent-style-name="Standard" style:default-outline-level="2" style:list-style-name="_5f_Numérotation_20_des_20_exercices" style:list-level="2" style:master-page-name="">
      <style:paragraph-properties fo:margin-top="0.199cm" fo:margin-bottom="0.101cm" style:contextual-spacing="false" fo:text-align="justify" style:justify-single-word="false" style:page-number="auto" text:number-lines="true" text:line-number="0"/>
    </style:style>
    <style:style style:name="_5f_Header_20_N_20_page_20_impaire_20__28_D_29_" style:display-name="_Header N page impaire (D)" style:family="paragraph" style:parent-style-name="Header">
      <style:paragraph-properties fo:margin-left="3cm" fo:margin-right="0cm" fo:text-align="start" style:justify-single-word="false" fo:text-indent="0cm" style:auto-text-indent="false"/>
      <style:text-properties fo:font-variant="small-caps" fo:color="#d7e12c" loext:opacity="100%" fo:font-size="16pt" fo:font-weight="bold"/>
    </style:style>
    <style:style style:name="_5f_Paragraphe_5f_Réponse_5f_Pointillés_5f_Grisés" style:display-name="_Paragraphe_Réponse_Pointillés_Grisés" style:family="paragraph" style:parent-style-name="_5f_Paragraphe_5f_Réponse_5f_Elève" style:list-style-name="">
      <style:paragraph-properties fo:margin-top="0.101cm" fo:margin-bottom="0.101cm" style:contextual-spacing="false" fo:line-height="0.7cm">
        <style:tab-stops>
          <style:tab-stop style:position="8.999cm" style:type="right" style:leader-style="dotted" style:leader-text="."/>
          <style:tab-stop style:position="18.701cm" style:type="right" style:leader-style="dotted" style:leader-text="."/>
        </style:tab-stops>
      </style:paragraph-properties>
      <style:text-properties fo:color="#b3b3b3" loext:opacity="100%"/>
    </style:style>
    <style:style style:name="_5f_Paragraphe_5f_Réponse_5f_Elève" style:display-name="_Paragraphe_Réponse_Elève" style:family="paragraph" style:parent-style-name="Standard" style:list-style-name="">
      <style:paragraph-properties fo:margin-top="0cm" fo:margin-bottom="0cm" style:contextual-spacing="false" fo:line-height="0.7cm" fo:text-align="start" style:justify-single-word="false" style:shadow="none">
        <style:tab-stops>
          <style:tab-stop style:position="8.999cm" style:type="right" style:leader-style="dotted" style:leader-text="."/>
          <style:tab-stop style:position="18.701cm" style:type="right" style:leader-style="dotted" style:leader-text="."/>
        </style:tab-stops>
      </style:paragraph-properties>
      <style:text-properties fo:color="#000000" loext:opacity="100%" style:font-name="Bitstream Vera Sans6" fo:font-family="'Bitstream Vera Sans'" style:font-style-name="Roman" style:font-family-generic="swiss" style:font-pitch="variable" fo:font-size="10pt"/>
    </style:style>
    <style:style style:name="_5f_Header_20_M_20_page_20_paire_20__28_G_29_" style:display-name="_Header M page paire (G)" style:family="paragraph" style:parent-style-name="Header">
      <style:paragraph-properties fo:margin-left="3cm" fo:margin-right="0cm" fo:text-indent="0cm" style:auto-text-indent="false"/>
      <style:text-properties fo:font-variant="small-caps" fo:color="#7fb241" loext:opacity="100%" fo:font-size="16pt" fo:font-weight="bold"/>
    </style:style>
    <style:style style:name="_5f_Header_20_M_20_page_20_impaire_20__28_D_29_" style:display-name="_Header M page impaire (D)" style:family="paragraph" style:parent-style-name="Header">
      <style:paragraph-properties fo:margin-left="3cm" fo:margin-right="0cm" fo:text-indent="0cm" style:auto-text-indent="false"/>
      <style:text-properties fo:font-variant="small-caps" fo:color="#7fb241" loext:opacity="100%" fo:font-size="16pt" fo:font-weight="bold"/>
    </style:style>
    <style:style style:name="_5f_Tableau_20_Gauche" style:display-name="_Tableau Gauche" style:family="paragraph" style:parent-style-name="_5f_Paragraphe">
      <style:paragraph-properties fo:text-align="start" style:justify-single-word="false"/>
    </style:style>
    <style:style style:name="_5f_Tableau_20_Droit" style:display-name="_Tableau Droit" style:family="paragraph" style:parent-style-name="_5f_Paragraphe">
      <style:paragraph-properties fo:text-align="end" style:justify-single-word="false"/>
    </style:style>
    <style:style style:name="_5f_Header_20_G_20_page_20_paire_20__28_G_29_" style:display-name="_Header G page paire (G)" style:family="paragraph" style:parent-style-name="Header" style:master-page-name="">
      <loext:graphic-properties draw:fill="none" draw:fill-color="#ffe5b2"/>
      <style:paragraph-properties fo:margin-left="3cm" fo:margin-right="0cm" fo:text-align="start" style:justify-single-word="false" fo:text-indent="0cm" style:auto-text-indent="false" style:page-number="auto" fo:background-color="transparent" fo:padding="0.019cm" fo:border="none" style:shadow="none" style:join-border="false"/>
      <style:text-properties fo:font-variant="small-caps" fo:color="#1ca2b8" loext:opacity="100%" style:font-name="Bitstream Vera Sans3" fo:font-family="'Bitstream Vera Sans'" style:font-style-name="Bold Oblique" style:font-family-generic="swiss" style:font-pitch="variable" fo:font-size="16pt" fo:font-style="normal" fo:text-shadow="none" fo:font-weight="bold"/>
    </style:style>
    <style:style style:name="_5f_Header_20_G_20_page_20_impaire_20__28_D_29_" style:display-name="_Header G page impaire (D)" style:family="paragraph" style:parent-style-name="Header">
      <style:paragraph-properties fo:margin-left="3cm" fo:margin-right="0cm" fo:text-align="start" style:justify-single-word="false" fo:text-indent="0cm" style:auto-text-indent="false"/>
      <style:text-properties fo:font-variant="small-caps" fo:color="#1ca2b8" loext:opacity="100%" fo:font-size="16pt" fo:font-weight="bold"/>
    </style:style>
    <style:style style:name="_5f_Paragraphe_5f_Coche" style:display-name="_Paragraphe_Coche" style:family="paragraph" style:parent-style-name="_5f_Paragraphe" style:list-style-name="List_20_3"/>
    <style:style style:name="_5f_Paragraphe_5f_opération_5f_posée" style:display-name="_Paragraphe_opération_posée" style:family="paragraph" style:parent-style-name="Standard">
      <style:paragraph-properties fo:text-align="end" style:justify-single-word="false"/>
    </style:style>
    <style:style style:name="_5f_Paragraphe_5f_Réponse_5f_Elève_5f_Droit" style:display-name="_Paragraphe_Réponse_Elève_Droit" style:family="paragraph" style:parent-style-name="Standard">
      <style:paragraph-properties fo:text-align="end" style:justify-single-word="false"/>
    </style:style>
    <style:style style:name="_5f_Tableau_5f_Centré_5f_Bullet" style:display-name="_Tableau_Centré_Bullet" style:family="paragraph" style:parent-style-name="_5f_Paragraphe_5f_Bullet">
      <style:paragraph-properties fo:text-align="center" style:justify-single-word="false"/>
    </style:style>
    <style:style style:name="_5f_Tableau_5f_Droit_5f_Gras" style:display-name="_Tableau_Droit_Gras" style:family="paragraph" style:parent-style-name="_5f_Tableau_20_Droit">
      <style:text-properties fo:font-weight="bold" style:font-weight-asian="bold" style:font-weight-complex="bold"/>
    </style:style>
    <style:style style:name="_5f_Header_20_P_20_page_20_impaire_20__28_D_29_" style:display-name="_Header P page impaire (D)" style:family="paragraph" style:parent-style-name="_5f_Header_20_N_20_page_20_paire_20__28_G_29_">
      <style:text-properties fo:color="#d62e4e" loext:opacity="100%"/>
    </style:style>
    <style:style style:name="_5f_Header_20_P_20_page_20_paire_20__28_G_29_" style:display-name="_Header P page paire (G)" style:family="paragraph" style:parent-style-name="_5f_Header_20_N_20_page_20_paire_20__28_G_29_">
      <style:text-properties fo:color="#d62e4e" loext:opacity="100%"/>
    </style:style>
    <style:style style:name="_5f_Paragraphe_5f_Correction" style:display-name="_Paragraphe_Correction" style:family="paragraph" style:parent-style-name="_5f_Paragraphe" style:master-page-name="">
      <style:paragraph-properties style:page-number="auto"/>
      <style:text-properties fo:background-color="#ffff00"/>
    </style:style>
    <style:style style:name="_5f_Paragraphe_5f_Geometrie_5f_Clr_5f_1ca2b8" style:display-name="_Paragraphe_Geometrie_Clr_1ca2b8" style:family="paragraph" style:parent-style-name="_5f_Paragraphe">
      <loext:graphic-properties draw:fill="solid" draw:fill-color="#1ca2b8"/>
      <style:paragraph-properties fo:background-color="#1ca2b8"/>
      <style:text-properties fo:color="#ffffff" loext:opacity="100%" fo:font-weight="bold"/>
    </style:style>
    <style:style style:name="_5f_Paragraphe_5f_Gestion_5f_de_5f_donnee_5f_Clr_5f_9d0f89" style:display-name="_Paragraphe_Gestion_de_donnee_Clr_9d0f89" style:family="paragraph" style:parent-style-name="_5f_Paragraphe_5f_Geometrie_5f_Clr_5f_1ca2b8">
      <loext:graphic-properties draw:fill="solid" draw:fill-color="#9d0f89"/>
      <style:paragraph-properties fo:background-color="#9d0f89"/>
    </style:style>
    <style:style style:name="_5f_Paragraphe_5f_Numerique_5f_Clr_5f_d7e12c" style:display-name="_Paragraphe_Numerique_Clr_d7e12c" style:family="paragraph" style:parent-style-name="_5f_Paragraphe_5f_Geometrie_5f_Clr_5f_1ca2b8">
      <loext:graphic-properties draw:fill="solid" draw:fill-color="#d7e12c"/>
      <style:paragraph-properties fo:background-color="#d7e12c"/>
    </style:style>
    <style:style style:name="_5f_Paragraphe_5f_Problemes_5f_Clr_5f_d62e4e" style:display-name="_Paragraphe_Problemes_Clr_d62e4e" style:family="paragraph" style:parent-style-name="_5f_Paragraphe_5f_Numerique_5f_Clr_5f_d7e12c">
      <loext:graphic-properties draw:fill="solid" draw:fill-color="#d62e4e"/>
      <style:paragraph-properties fo:background-color="#d62e4e"/>
    </style:style>
    <style:style style:name="_5f_Paragraphe_5f_Mesures_5f_Clr_5f_7fb241" style:display-name="_Paragraphe_Mesures_Clr_7fb241" style:family="paragraph" style:parent-style-name="_5f_Paragraphe_5f_Problemes_5f_Clr_5f_d62e4e">
      <loext:graphic-properties draw:fill="solid" draw:fill-color="#7fb241"/>
      <style:paragraph-properties fo:background-color="#7fb241"/>
    </style:style>
    <style:style style:name="_5f_Paragraphe_5f_Réponse_5f_Elève_5f_Fractions" style:display-name="_Paragraphe_Réponse_Elève_Fractions" style:family="paragraph" style:parent-style-name="_5f_Paragraphe_5f_Réponse_5f_Elève" style:list-style-name="">
      <style:paragraph-properties fo:margin-top="0.101cm" fo:margin-bottom="0.101cm" style:contextual-spacing="false" style:line-height-at-least="0.7cm"/>
    </style:style>
    <style:style style:name="_5f_Paragraphe_5f_Réponse_5f_Elève_5f_Fractions_5f_numéroté" style:display-name="_Paragraphe_Réponse_Elève_Fractions_numéroté" style:family="paragraph" style:parent-style-name="_5f_Paragraphe_5f_Réponse_5f_Elève_5f_Fractions" style:list-style-name="_5f_Numérotation_20_des_20_exercices"/>
    <style:style style:name="_5f_Paragraphe_5f_Réponse_5f_Elève_5f_numéroté" style:display-name="_Paragraphe_Réponse_Elève_numéroté" style:family="paragraph" style:parent-style-name="_5f_Paragraphe_5f_Réponse_5f_Elève" style:list-style-name="_5f_Numérotation_20_des_20_exercices"/>
    <style:style style:name="_5f_Paragraphe_5f_avec_5f_espace_5f_en_5f_dessous" style:display-name="_Paragraphe_avec_espace_en_dessous" style:family="paragraph" style:parent-style-name="_5f_Paragraphe">
      <style:paragraph-properties fo:margin-top="0.101cm" fo:margin-bottom="0.3cm" style:contextual-spacing="false"/>
    </style:style>
    <style:style style:name="_5f_Paragraphe_5f_Réponse_5f_Elève_5f_Fractions_5f_avec_5f_espace_5f_en_5f_dessous" style:display-name="_Paragraphe_Réponse_Elève_Fractions_avec_espace_en_dessous" style:family="paragraph" style:parent-style-name="_5f_Paragraphe_5f_Réponse_5f_Elève_5f_Fractions">
      <style:paragraph-properties fo:margin-top="0.101cm" fo:margin-bottom="0.3cm" style:contextual-spacing="false"/>
    </style:style>
    <style:style style:name="_5f_Paragraphe_5f_Programmation" style:display-name="_Paragraphe_Programmation" style:family="paragraph" style:parent-style-name="Standard" style:list-style-name="_5f_Numérotation_20_des_20_exercices" style:master-page-name="">
      <loext:graphic-properties draw:fill="solid" draw:fill-color="#fcf7ed"/>
      <style:paragraph-properties style:page-number="auto" fo:background-color="#fcf7ed" fo:padding="0.199cm" fo:border="0.31pt solid #000000" style:shadow="#b2b2b2 0.101cm 0.101cm"/>
      <style:text-properties style:font-name="DejaVu Sans Mono" fo:font-family="'DejaVu Sans Mono'" style:font-style-name="Book" style:font-family-generic="modern" style:font-pitch="fixed" fo:font-size="9pt"/>
    </style:style>
    <style:style style:name="_5f_Paragraphe_5f_2pt" style:display-name="_Paragraphe_2pt" style:family="paragraph" style:parent-style-name="_5f_Paragraphe">
      <style:text-properties fo:font-size="2pt"/>
    </style:style>
    <style:style style:name="_5f_Titre_20_d_27_exercices_20_livret" style:display-name="_Titre d'exercices livret" style:family="paragraph" style:parent-style-name="Standard" style:default-outline-level="1" style:list-style-name="_5f_Numérotation_20_des_20_exercices_20_livrets" style:master-page-name="">
      <style:paragraph-properties fo:margin-top="0.499cm" fo:margin-bottom="0.199cm" style:contextual-spacing="false" fo:text-align="justify" style:justify-single-word="false" style:page-number="auto" style:shadow="none">
        <style:tab-stops/>
      </style:paragraph-properties>
      <style:text-properties fo:color="#ff660d" loext:opacity="100%" style:font-name="Bitstream Vera Sans5" fo:font-family="'Bitstream Vera Sans'" style:font-style-name="Oblique" style:font-family-generic="swiss" style:font-pitch="variable" fo:font-size="10pt" fo:font-style="italic" fo:font-weight="normal"/>
    </style:style>
    <style:style style:name="_5f_Paragraphe_20_livret_20_" style:display-name="_Paragraphe livret " style:family="paragraph" style:parent-style-name="_5f_Titre_20_d_27_exercices_20_livret" style:default-outline-level="" style:list-style-name="" style:master-page-name="">
      <style:paragraph-properties fo:margin-top="0.101cm" fo:margin-bottom="0.101cm" style:contextual-spacing="false" style:page-number="auto"/>
      <style:text-properties fo:color="#000000" loext:opacity="100%" fo:font-style="normal"/>
    </style:style>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_5f_pointillés_20_gris" style:display-name="_pointillés gris" style:family="text">
      <style:text-properties fo:color="#b3b3b3" loext:opacity="100%" style:font-name="Bitstream Vera Sans5" fo:font-family="'Bitstream Vera Sans'" style:font-style-name="Oblique" style:font-family-generic="swiss" style:font-pitch="variable" fo:font-size="10pt" fo:font-style="normal" fo:background-color="transparent"/>
    </style:style>
    <style:style style:name="Page_20_Number" style:display-name="Page Number" style:family="text"/>
    <style:style style:name="Line_20_numbering" style:display-name="Line numbering" style:family="text"/>
    <style:style style:name="Endnote_20_Symbol" style:display-name="Endnote Symbol" style:family="text"/>
    <style:style style:name="Definition" style:family="text"/>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_5f_Numéros_20_exercices" style:display-name="_Numéros exercices" style:family="text">
      <style:text-properties fo:color="#ffffff" loext:opacity="100%" style:font-name="Bitstream Vera Sans4" fo:font-family="'Bitstream Vera Sans'" style:font-style-name="Gras" style:font-family-generic="swiss" style:font-pitch="variable" fo:font-size="10pt" fo:font-style="normal" fo:font-weight="bold" fo:background-color="#e8c32a" loext:border-line-width="0.002cm 0.004cm 0.002cm" loext:padding-left="0.079cm" loext:padding-right="0.101cm" loext:padding-top="0cm" loext:padding-bottom="0cm" loext:border="0.2pt double #e8c32a" loext:shadow="#b38d19 -0.101cm -0.101cm"/>
    </style:style>
    <style:style style:name="_5f_Numéros_20_second_20_exercices" style:display-name="_Numéros second exercices" style:family="text" style:parent-style-name="_5f_Numéros_20_exercices">
      <style:text-properties fo:color="#e8c32a" loext:opacity="100%" fo:font-style="normal" fo:font-weight="bold" fo:background-color="transparent" loext:padding-left="0.079cm" loext:padding-right="0.101cm" loext:padding-top="0cm" loext:padding-bottom="0cm" loext:border="none" loext:shadow="non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_5f_Caractères_5f_gras_5f_Blanc" style:display-name="_Caractères_gras_Blanc" style:family="text" style:parent-style-name="Source_20_Text">
      <style:text-properties fo:text-transform="uppercase" fo:color="#ffffff" loext:opacity="100%" style:font-name="Bitstream Vera Sans6" fo:font-family="'Bitstream Vera Sans'" style:font-style-name="Roman" style:font-family-generic="swiss" style:font-pitch="variable" fo:font-size="9pt" fo:font-style="normal" fo:font-weight="bold" fo:background-color="transparent" style:font-size-asian="11pt" style:font-style-asian="normal" style:font-weight-asian="bold" style:font-size-complex="11pt" style:font-style-complex="normal" style:font-weight-complex="bold"/>
    </style:style>
    <style:style style:name="_5f_Caractères" style:display-name="_Caractères" style:family="text">
      <style:text-properties style:font-name="Bitstream Vera Sans6" fo:font-family="'Bitstream Vera Sans'" style:font-style-name="Roman" style:font-family-generic="swiss" style:font-pitch="variable" fo:font-size="10pt"/>
    </style:style>
    <style:style style:name="_5f_Caractères_5f_gras" style:display-name="_Caractères_gras" style:family="text" style:parent-style-name="_5f_Caractères">
      <style:text-properties fo:font-weight="bold"/>
    </style:style>
    <style:style style:name="Footnote_20_Symbol" style:display-name="Footnote Symbol"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Variable" style:family="text">
      <style:text-properties fo:font-style="italic" style:font-style-asian="italic" style:font-style-complex="italic"/>
    </style:style>
    <style:style style:name="Placeholder" style:family="text">
      <style:text-properties fo:font-variant="small-caps" fo:color="#008080" loext:opacity="100%" style:text-underline-style="dotte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Exampl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Emphasis" style:family="text">
      <style:text-properties fo:font-style="italic" style:font-style-asian="italic" style:font-style-complex="italic"/>
    </style:style>
    <style:style style:name="Caption_20_characters" style:display-name="Caption characters" style:family="text"/>
    <style:style style:name="Drop_20_Caps" style:display-name="Drop Caps" style:family="text"/>
    <style:style style:name="Index_20_Link" style:display-name="Index Link"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Citation" style:family="text">
      <style:text-properties fo:font-style="italic" style:font-style-asian="italic" style:font-style-complex="italic"/>
    </style:style>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_5f_Caractères_5f_indice" style:display-name="_Caractères_indice" style:family="text" style:parent-style-name="_5f_Caractères">
      <style:text-properties style:text-position="-1% 58%"/>
    </style:style>
    <style:style style:name="_5f_Caractères_5f_exposant" style:display-name="_Caractères_exposant" style:family="text" style:parent-style-name="_5f_Caractères">
      <style:text-properties style:text-position="40% 60%"/>
    </style:style>
    <style:style style:name="_5f_Caractères_5f_opensymbol" style:display-name="_Caractères_opensymbol" style:family="text" style:parent-style-name="_5f_Caractères">
      <style:text-properties fo:color="#000000" loext:opacity="100%" style:font-name="OpenSymbol1" fo:font-family="OpenSymbol" style:font-pitch="variable" style:font-charset="x-symbol" fo:font-size="10pt" fo:language="fr" fo:country="FR" style:letter-kerning="true" style:font-name-asian="Bitstream Vera Sans2" style:font-family-asian="'Bitstream Vera Sans'" style:font-family-generic-asian="system" style:font-pitch-asian="variable" style:font-size-asian="10pt" style:language-asian="zh" style:country-asian="CN" style:font-name-complex="Bitstream Vera Sans2" style:font-family-complex="'Bitstream Vera Sans'" style:font-family-generic-complex="system" style:font-pitch-complex="variable" style:language-complex="hi" style:country-complex="IN"/>
    </style:style>
    <style:style style:name="_5f_Caractères_5f_atalante_5f_gras" style:display-name="_Caractères_atalante_gras" style:family="text" style:parent-style-name="_5f_Caractères_5f_atalante">
      <style:text-properties style:use-window-font-color="true" loext:opacity="0%" style:font-name="Atalante" fo:font-family="Atalante" style:font-pitch="variable" fo:font-size="10pt" fo:language="fr" fo:country="FR" fo:font-style="normal" fo:font-weight="bold" style:letter-kerning="true" fo:background-color="transparent" style:font-name-asian="Bitstream Vera Sans2" style:font-family-asian="'Bitstream Vera Sans'" style:font-family-generic-asian="system" style:font-pitch-asian="variable" style:font-size-asian="10pt" style:language-asian="zh" style:country-asian="CN" style:font-weight-asian="bold" style:font-name-complex="Bitstream Vera Sans2" style:font-family-complex="'Bitstream Vera Sans'" style:font-family-generic-complex="system" style:font-pitch-complex="variable" style:language-complex="hi" style:country-complex="IN" style:font-weight-complex="bold"/>
    </style:style>
    <style:style style:name="_5f_Caractères_5f_atalante" style:display-name="_Caractères_atalante" style:family="text" style:parent-style-name="_5f_Caractères_5f_gris">
      <style:text-properties style:use-window-font-color="true" loext:opacity="0%" style:font-name="Atalante" fo:font-family="Atalante" style:font-pitch="variable" fo:font-size="10pt" fo:font-style="normal" fo:font-weight="100" fo:background-color="transparent"/>
    </style:style>
    <style:style style:name="_5f_Caractères_5f_gras_5f_Vert_5f_Italique" style:display-name="_Caractères_gras_Vert_Italique" style:family="text" style:parent-style-name="_5f_Caractères">
      <style:text-properties fo:color="#069a2e" loext:opacity="100%" style:font-name="Bitstream Vera Sans6" fo:font-family="'Bitstream Vera Sans'" style:font-style-name="Roman" style:font-family-generic="swiss" style:font-pitch="variable" fo:font-size="10pt" fo:language="fr" fo:country="FR" fo:font-style="oblique" fo:font-weight="bold" officeooo:rsid="01993d4f" style:letter-kerning="true" style:font-name-asian="Bitstream Vera Sans2" style:font-family-asian="'Bitstream Vera Sans'" style:font-family-generic-asian="system" style:font-pitch-asian="variable" style:font-size-asian="10pt" style:language-asian="zh" style:country-asian="CN" style:font-style-asian="italic" style:font-weight-asian="bold" style:font-name-complex="Bitstream Vera Sans2" style:font-family-complex="'Bitstream Vera Sans'" style:font-family-generic-complex="system" style:font-pitch-complex="variable" style:language-complex="hi" style:country-complex="IN" style:font-style-complex="italic" style:font-weight-complex="bold"/>
    </style:style>
    <style:style style:name="_5f_Caractères_5f_gras_5f_Rouge_5f_Italique" style:display-name="_Caractères_gras_Rouge_Italique" style:family="text" style:parent-style-name="_5f_Caractères">
      <style:text-properties fo:color="#c9211e" loext:opacity="100%" style:font-name="Bitstream Vera Sans6" fo:font-family="'Bitstream Vera Sans'" style:font-style-name="Roman" style:font-family-generic="swiss" style:font-pitch="variable" fo:font-size="10pt" fo:language="fr" fo:country="FR" fo:font-style="oblique" fo:font-weight="bold" officeooo:rsid="01993d4f" style:letter-kerning="true" style:font-name-asian="Bitstream Vera Sans2" style:font-family-asian="'Bitstream Vera Sans'" style:font-family-generic-asian="system" style:font-pitch-asian="variable" style:font-size-asian="10pt" style:language-asian="zh" style:country-asian="CN" style:font-style-asian="italic" style:font-weight-asian="bold" style:font-name-complex="Bitstream Vera Sans2" style:font-family-complex="'Bitstream Vera Sans'" style:font-family-generic-complex="system" style:font-pitch-complex="variable" style:language-complex="hi" style:country-complex="IN" style:font-style-complex="italic" style:font-weight-complex="bold"/>
    </style:style>
    <style:style style:name="_5f_Caractères_5f_correction" style:display-name="_Caractères_correction" style:family="text" style:parent-style-name="_5f_Caractères">
      <style:text-properties fo:color="#000000" loext:opacity="100%" style:font-name="Bitstream Vera Sans6" fo:font-family="'Bitstream Vera Sans'" style:font-style-name="Roman" style:font-family-generic="swiss" style:font-pitch="variable" fo:font-size="10pt" fo:language="fr" fo:country="FR" style:letter-kerning="true" fo:background-color="#ffff00" style:font-name-asian="Bitstream Vera Sans2" style:font-family-asian="'Bitstream Vera Sans'" style:font-family-generic-asian="system" style:font-pitch-asian="variable" style:font-size-asian="10pt" style:language-asian="zh" style:country-asian="CN" style:font-name-complex="Bitstream Vera Sans2" style:font-family-complex="'Bitstream Vera Sans'" style:font-family-generic-complex="system" style:font-pitch-complex="variable" style:language-complex="hi" style:country-complex="IN"/>
    </style:style>
    <style:style style:name="_5f_Caractères_5f_encadré" style:display-name="_Caractères_encadré" style:family="text" style:parent-style-name="_5f_Caractères">
      <style:text-properties loext:padding="0.049cm" loext:border="0.06pt solid #000000"/>
    </style:style>
    <style:style style:name="_5f_Caractères_5f_Times_5f_13" style:display-name="_Caractères_Times_13" style:family="text" style:parent-style-name="_5f_Caractères">
      <style:text-properties style:font-name="Times New Roman1" fo:font-family="'Times New Roman'" style:font-style-name="Regular" style:font-family-generic="roman" style:font-pitch="variable" fo:font-size="13pt" fo:font-style="italic"/>
    </style:style>
    <style:style style:name="_5f_Caractères_5f_2pt" style:display-name="_Caractères_2pt" style:family="text" style:parent-style-name="_5f_Caractères">
      <style:text-properties fo:font-size="2pt"/>
    </style:style>
    <style:style style:name="_5f_Caractères_5f_gris" style:display-name="_Caractères_gris" style:family="text">
      <style:text-properties fo:color="#b3b3b3" loext:opacity="100%" style:font-name="Bitstream Vera Sans5" fo:font-family="'Bitstream Vera Sans'" style:font-style-name="Oblique" style:font-family-generic="swiss" style:font-pitch="variable" fo:font-size="10pt" fo:font-style="normal" fo:background-color="transparent"/>
    </style:style>
    <style:style style:name="_5f_Caractères_5f_espacement_5f_-0_2c_2pt" style:display-name="_Caractères_espacement_-0,2pt" style:family="text" style:parent-style-name="_5f_Caractères">
      <style:text-properties fo:letter-spacing="-0.007cm"/>
    </style:style>
    <style:style style:name="_5f_Caractères_5f_espacement_5f_-0_2c_3pt" style:display-name="_Caractères_espacement_-0,3pt" style:family="text" style:parent-style-name="_5f_Caractères">
      <style:text-properties fo:letter-spacing="-0.011cm"/>
    </style:style>
    <style:style style:name="_5f_Caractères_5f_espacement_5f_-0_2c_1pt" style:display-name="_Caractères_espacement_-0,1pt" style:family="text" style:parent-style-name="_5f_Caractères">
      <style:text-properties fo:letter-spacing="-0.004cm"/>
    </style:style>
    <style:style style:name="Character_5f_20_5f_style" style:display-name="Character_20_style" style:family="text"/>
    <style:style style:name="_5f_Correction_5f_surligné" style:display-name="_Correction_surligné" style:family="text">
      <style:text-properties style:font-name="Bitstream Vera Sans6" fo:font-family="'Bitstream Vera Sans'" style:font-style-name="Roman" style:font-family-generic="swiss" style:font-pitch="variable" fo:font-size="10pt" fo:background-color="#ffff00"/>
    </style:style>
    <style:style style:name="_5f_Numéros_20_exercices_20_livret" style:display-name="_Numéros exercices livret" style:family="text">
      <style:text-properties fo:color="#ffffff" loext:opacity="100%" style:font-name="Bitstream Vera Sans4" fo:font-family="'Bitstream Vera Sans'" style:font-style-name="Gras" style:font-family-generic="swiss" style:font-pitch="variable" fo:font-size="10pt" fo:font-style="normal" fo:font-weight="bold" fo:background-color="#ff660d"/>
    </style:style>
    <style:style style:name="_5f_Numéros_20_second_20_exercice_20_livret" style:display-name="_Numéros second exercice livret" style:family="text" style:parent-style-name="_5f_Numéros_20_exercices_20_livret">
      <style:text-properties fo:color="#ff660d" loext:opacity="100%" fo:font-style="normal" fo:font-weight="bold" fo:background-color="transparent"/>
    </style:style>
    <style:style style:name="corps" style:family="text">
      <style:text-properties style:font-name="Bitstream Vera Sans6" fo:font-family="'Bitstream Vera Sans'" style:font-style-name="Roman" style:font-family-generic="swiss" style:font-pitch="variable" fo:font-size="11pt"/>
    </style:style>
    <style:style style:name="Formula" style:family="graphic">
      <style:graphic-properties text:anchor-type="as-char" svg:y="0cm" fo:margin-left="0.201cm" fo:margin-right="0.201cm" style:vertical-pos="middle" style:vertical-rel="text" fo:background-color="transparent" draw:fill="none" draw:fill-color="#729fcf"/>
    </style:style>
    <style:style style:name="OLE" style:family="graphic">
      <style:graphic-properties text:anchor-type="paragraph" svg:x="0cm" svg:y="0cm" style:wrap="non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none" style:vertical-pos="top" style:vertical-rel="paragraph" style:horizontal-pos="center" style:horizontal-rel="paragraph" fo:background-color="transparent" draw:fill="none" draw:fill-color="#729fcf"/>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fo:background-color="transparent" draw:fill="none" draw:fill-color="#729fcf"/>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fo:background-color="transparent" draw:fill="none" draw:fill-color="#729fcf"/>
    </style:style>
    <style:style style:name="Labels" style:family="graphic" style:auto-update="true">
      <style:graphic-properties text:anchor-type="as-char" svg:y="0cm" fo:margin-left="0.201cm" fo:margin-right="0.201cm" style:protect="size position" style:vertical-pos="top" style:vertical-rel="baseline" fo:background-color="transparent" draw:fill="none" draw:fill-color="#729fcf"/>
    </style:style>
    <style:style style:name="_5f_Frame_20_G" style:display-name="_Frame G" style:family="graphic">
      <style:graphic-properties svg:x="0cm" svg:y="0cm" style:wrap="parallel" style:number-wrapped-paragraphs="no-limit" style:wrap-contour="false" style:vertical-pos="middle" style:vertical-rel="page-content" style:horizontal-pos="from-left" style:horizontal-rel="page-content" fo:background-color="transparent" draw:fill="none" draw:fill-color="#729fcf" fo:padding="0.049cm" fo:border="0.99pt solid #1ca2b8" style:shadow="#add9e0 0.101cm 0.101cm" draw:shadow-opacity="100%" draw:wrap-influence-on-position="once-concurrent" loext:allow-overlap="true">
        <style:columns fo:column-count="1" fo:column-gap="0cm"/>
      </style:graphic-properties>
    </style:style>
    <style:style style:name="_5f_Formule_5f_corrigée" style:display-name="_Formule_corrigée" style:family="graphic" style:parent-style-name="Formula">
      <style:graphic-properties text:anchor-type="as-char" fo:margin-left="0cm" fo:margin-right="0cm" style:wrap="parallel" style:number-wrapped-paragraphs="no-limit" style:wrap-contour="false" fo:background-color="#ffff00" style:background-transparency="0%" draw:fill="solid" draw:fill-color="#ffff00" draw:opacity="100%" draw:fill-image-width="0cm" draw:fill-image-height="0cm"/>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Bullet_20_Symbols" loext:num-list-format="%1%" text:bullet-char="●">
        <style:list-level-properties text:min-label-distance="0.101cm"/>
        <style:text-properties style:font-name="OpenSymbol"/>
      </text:list-level-style-bullet>
      <text:list-level-style-bullet text:level="2" text:style-name="Bullet_20_Symbols" loext:num-list-format="%2%" text:bullet-char="●">
        <style:list-level-properties text:space-before="2.306cm" text:min-label-width="0.4cm"/>
        <style:text-properties style:font-name="OpenSymbol"/>
      </text:list-level-style-bullet>
      <text:list-level-style-bullet text:level="3" text:style-name="Bullet_20_Symbols" loext:num-list-format="%3%" text:bullet-char="●">
        <style:list-level-properties text:space-before="2.704cm" text:min-label-width="0.4cm"/>
        <style:text-properties style:font-name="OpenSymbol"/>
      </text:list-level-style-bullet>
      <text:list-level-style-bullet text:level="4" text:style-name="Bullet_20_Symbols" loext:num-list-format="%4%" text:bullet-char="●">
        <style:list-level-properties text:space-before="3.105cm" text:min-label-width="0.4cm"/>
        <style:text-properties style:font-name="OpenSymbol"/>
      </text:list-level-style-bullet>
      <text:list-level-style-bullet text:level="5" text:style-name="Bullet_20_Symbols" loext:num-list-format="%5%" text:bullet-char="●">
        <style:list-level-properties text:space-before="3.505cm" text:min-label-width="0.4cm"/>
        <style:text-properties style:font-name="OpenSymbol"/>
      </text:list-level-style-bullet>
      <text:list-level-style-bullet text:level="6" text:style-name="Bullet_20_Symbols" loext:num-list-format="%6%" text:bullet-char="●">
        <style:list-level-properties text:space-before="3.906cm" text:min-label-width="0.4cm"/>
        <style:text-properties style:font-name="OpenSymbol"/>
      </text:list-level-style-bullet>
      <text:list-level-style-bullet text:level="7" text:style-name="Bullet_20_Symbols" loext:num-list-format="%7%" text:bullet-char="●">
        <style:list-level-properties text:space-before="4.304cm" text:min-label-width="0.4cm"/>
        <style:text-properties style:font-name="OpenSymbol"/>
      </text:list-level-style-bullet>
      <text:list-level-style-bullet text:level="8" text:style-name="Bullet_20_Symbols" loext:num-list-format="%8%" text:bullet-char="●">
        <style:list-level-properties text:space-before="4.705cm" text:min-label-width="0.4cm"/>
        <style:text-properties style:font-name="OpenSymbol"/>
      </text:list-level-style-bullet>
      <text:list-level-style-bullet text:level="9" text:style-name="Bullet_20_Symbols" loext:num-list-format="%9%" text:bullet-char="●">
        <style:list-level-properties text:space-before="5.105cm" text:min-label-width="0.4cm"/>
        <style:text-properties style:font-name="OpenSymbol"/>
      </text:list-level-style-bullet>
      <text:list-level-style-bullet text:level="10" text:style-name="Bullet_20_Symbols" loext:num-list-format="%10%" text:bullet-char="●">
        <style:list-level-properties text:space-before="5.506cm" text:min-label-width="0.4cm"/>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2"/>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_5f_Numérotation_20_des_20_exercices" style:display-name="_Numérotation des exercices">
      <text:list-level-style-number text:level="1" text:style-name="_5f_Numéros_20_exercices" loext:num-list-format="%1%" style:num-format="1">
        <style:list-level-properties text:min-label-distance="0.101cm" fo:text-align="center"/>
      </text:list-level-style-number>
      <text:list-level-style-number text:level="2" text:style-name="_5f_Numéros_20_second_20_exercices" loext:num-list-format="%2%." style:num-suffix="." style:num-format="a">
        <style:list-level-properties text:min-label-distance="0.101cm"/>
      </text:list-level-style-number>
      <text:list-level-style-bullet text:level="3" text:style-name="Character_5f_20_5f_style" loext:num-list-format=" %3%" style:num-prefix=" " text:bullet-char="•">
        <style:list-level-properties text:min-label-width="0.3cm" fo:text-align="end"/>
        <style:text-properties style:font-name="StarSymbol"/>
      </text:list-level-style-bullet>
      <text:list-level-style-bullet text:level="4" text:style-name="_5f_Numéros_20_exercices" loext:num-list-format=" %4%" style:num-prefix=" " text:bullet-char="•">
        <style:list-level-properties text:space-before="1.501cm" text:min-label-width="0.499cm" fo:text-align="end"/>
        <style:text-properties style:font-name="StarSymbol"/>
      </text:list-level-style-bullet>
      <text:list-level-style-bullet text:level="5" text:style-name="_5f_Numéros_20_exercices" loext:num-list-format=" %5%" style:num-prefix=" " text:bullet-char="•">
        <style:list-level-properties text:space-before="2cm" text:min-label-width="0.499cm" fo:text-align="end"/>
        <style:text-properties style:font-name="StarSymbol"/>
      </text:list-level-style-bullet>
      <text:list-level-style-bullet text:level="6" text:style-name="_5f_Numéros_20_exercices" loext:num-list-format=" %6%" style:num-prefix=" " text:bullet-char="•">
        <style:list-level-properties text:space-before="2.501cm" text:min-label-width="0.499cm" fo:text-align="end"/>
        <style:text-properties style:font-name="StarSymbol"/>
      </text:list-level-style-bullet>
      <text:list-level-style-bullet text:level="7" text:style-name="_5f_Numéros_20_exercices" loext:num-list-format=" %7%" style:num-prefix=" " text:bullet-char="•">
        <style:list-level-properties text:space-before="3.001cm" text:min-label-width="0.499cm" fo:text-align="end"/>
        <style:text-properties style:font-name="StarSymbol"/>
      </text:list-level-style-bullet>
      <text:list-level-style-bullet text:level="8" text:style-name="_5f_Numéros_20_exercices" loext:num-list-format=" %8%" style:num-prefix=" " text:bullet-char="•">
        <style:list-level-properties text:space-before="3.502cm" text:min-label-width="0.499cm" fo:text-align="end"/>
        <style:text-properties style:font-name="StarSymbol"/>
      </text:list-level-style-bullet>
      <text:list-level-style-bullet text:level="9" text:style-name="_5f_Numéros_20_exercices" loext:num-list-format=" %9%" style:num-prefix=" " text:bullet-char="•">
        <style:list-level-properties text:space-before="4.001cm" text:min-label-width="0.499cm" fo:text-align="end"/>
        <style:text-properties style:font-name="StarSymbol"/>
      </text:list-level-style-bullet>
      <text:list-level-style-bullet text:level="10" text:style-name="_5f_Numéros_20_exercices" loext:num-list-format=" %10%" style:num-prefix=" " text:bullet-char="•">
        <style:list-level-properties text:space-before="4.502cm" text:min-label-width="0.499cm" fo:text-align="end"/>
        <style:text-properties style:font-name="StarSymbol"/>
      </text:list-level-style-bullet>
    </text:list-style>
    <text:list-style style:name="Num_5f_Exo" style:display-name="Num_Exo" text:consecutive-numbering="true">
      <text:list-level-style-number text:level="1" text:style-name="Character_5f_20_5f_style" loext:num-list-format="%1%" style:num-format="1">
        <style:list-level-properties text:list-level-position-and-space-mode="label-alignment">
          <style:list-level-label-alignment text:label-followed-by="nothing"/>
        </style:list-level-properties>
      </text:list-level-style-number>
      <text:list-level-style-number text:level="2" text:style-name="Character_5f_20_5f_style" loext:num-list-format="%2%" style:num-format="1">
        <style:list-level-properties text:list-level-position-and-space-mode="label-alignment">
          <style:list-level-label-alignment text:label-followed-by="nothing"/>
        </style:list-level-properties>
      </text:list-level-style-number>
      <text:list-level-style-number text:level="3" text:style-name="Character_5f_20_5f_style" loext:num-list-format="%3%" style:num-format="1">
        <style:list-level-properties text:list-level-position-and-space-mode="label-alignment">
          <style:list-level-label-alignment text:label-followed-by="nothing"/>
        </style:list-level-properties>
      </text:list-level-style-number>
      <text:list-level-style-number text:level="4" text:style-name="Character_5f_20_5f_style" loext:num-list-format="%4%" style:num-format="1">
        <style:list-level-properties text:list-level-position-and-space-mode="label-alignment">
          <style:list-level-label-alignment text:label-followed-by="nothing"/>
        </style:list-level-properties>
      </text:list-level-style-number>
      <text:list-level-style-number text:level="5" text:style-name="Character_5f_20_5f_style" loext:num-list-format="%5%" style:num-format="1">
        <style:list-level-properties text:list-level-position-and-space-mode="label-alignment">
          <style:list-level-label-alignment text:label-followed-by="nothing"/>
        </style:list-level-properties>
      </text:list-level-style-number>
      <text:list-level-style-number text:level="6" text:style-name="Character_5f_20_5f_style" loext:num-list-format="%6%" style:num-format="1">
        <style:list-level-properties text:list-level-position-and-space-mode="label-alignment">
          <style:list-level-label-alignment text:label-followed-by="nothing"/>
        </style:list-level-properties>
      </text:list-level-style-number>
      <text:list-level-style-number text:level="7" text:style-name="Character_5f_20_5f_style" loext:num-list-format="%7%" style:num-format="1">
        <style:list-level-properties text:list-level-position-and-space-mode="label-alignment">
          <style:list-level-label-alignment text:label-followed-by="nothing"/>
        </style:list-level-properties>
      </text:list-level-style-number>
      <text:list-level-style-number text:level="8" text:style-name="Character_5f_20_5f_style" loext:num-list-format="%8%" style:num-format="1">
        <style:list-level-properties text:list-level-position-and-space-mode="label-alignment">
          <style:list-level-label-alignment text:label-followed-by="nothing"/>
        </style:list-level-properties>
      </text:list-level-style-number>
      <text:list-level-style-number text:level="9" text:style-name="Character_5f_20_5f_style" loext:num-list-format="%9%" style:num-format="1">
        <style:list-level-properties text:list-level-position-and-space-mode="label-alignment">
          <style:list-level-label-alignment text:label-followed-by="nothing"/>
        </style:list-level-properties>
      </text:list-level-style-number>
      <text:list-level-style-number text:level="10" text:style-name="Character_5f_20_5f_style" loext:num-list-format="%10%" style:num-format="1">
        <style:list-level-properties text:list-level-position-and-space-mode="label-alignment">
          <style:list-level-label-alignment text:label-followed-by="nothing"/>
        </style:list-level-properties>
      </text:list-level-style-number>
    </text:list-style>
    <text:list-style style:name="_5f_Numérotation_20_des_20_exercices_20_livrets" style:display-name="_Numérotation des exercices livrets">
      <text:list-level-style-number text:level="1" text:style-name="_5f_Numéros_20_exercices_20_livret" loext:num-list-format=" %1% " style:num-prefix=" " style:num-suffix=" " style:num-format="1">
        <style:list-level-properties text:min-label-distance="0.25cm" fo:text-align="center"/>
      </text:list-level-style-number>
      <text:list-level-style-number text:level="2" text:style-name="_5f_Numéros_20_second_20_exercice_20_livret" loext:num-list-format="%2%." style:num-suffix="." style:num-format="a">
        <style:list-level-properties text:min-label-distance="0.15cm" fo:text-align="end"/>
      </text:list-level-style-number>
      <text:list-level-style-bullet text:level="3" text:style-name="corps" loext:num-list-format=" %3%" style:num-prefix=" " text:bullet-char="•">
        <style:list-level-properties text:min-label-width="0.3cm"/>
        <style:text-properties style:font-name="StarSymbol"/>
      </text:list-level-style-bullet>
      <text:list-level-style-bullet text:level="4" text:style-name="_5f_Numéros_20_exercices_20_livret" loext:num-list-format=" %4%" style:num-prefix=" " text:bullet-char="•">
        <style:list-level-properties text:space-before="1.501cm" text:min-label-width="0.499cm"/>
        <style:text-properties style:font-name="StarSymbol"/>
      </text:list-level-style-bullet>
      <text:list-level-style-bullet text:level="5" text:style-name="_5f_Numéros_20_exercices_20_livret" loext:num-list-format=" %5%" style:num-prefix=" " text:bullet-char="•">
        <style:list-level-properties text:space-before="2cm" text:min-label-width="0.499cm"/>
        <style:text-properties style:font-name="StarSymbol"/>
      </text:list-level-style-bullet>
      <text:list-level-style-bullet text:level="6" text:style-name="_5f_Numéros_20_exercices_20_livret" loext:num-list-format=" %6%" style:num-prefix=" " text:bullet-char="•">
        <style:list-level-properties text:space-before="2.501cm" text:min-label-width="0.499cm"/>
        <style:text-properties style:font-name="StarSymbol"/>
      </text:list-level-style-bullet>
      <text:list-level-style-bullet text:level="7" text:style-name="_5f_Numéros_20_exercices_20_livret" loext:num-list-format=" %7%" style:num-prefix=" " text:bullet-char="•">
        <style:list-level-properties text:space-before="3.001cm" text:min-label-width="0.499cm"/>
        <style:text-properties style:font-name="StarSymbol"/>
      </text:list-level-style-bullet>
      <text:list-level-style-bullet text:level="8" text:style-name="_5f_Numéros_20_exercices_20_livret" loext:num-list-format=" %8%" style:num-prefix=" " text:bullet-char="•">
        <style:list-level-properties text:space-before="3.502cm" text:min-label-width="0.499cm"/>
        <style:text-properties style:font-name="StarSymbol"/>
      </text:list-level-style-bullet>
      <text:list-level-style-bullet text:level="9" text:style-name="_5f_Numéros_20_exercices_20_livret" loext:num-list-format=" %9%" style:num-prefix=" " text:bullet-char="•">
        <style:list-level-properties text:space-before="4.001cm" text:min-label-width="0.499cm"/>
        <style:text-properties style:font-name="StarSymbol"/>
      </text:list-level-style-bullet>
      <text:list-level-style-bullet text:level="10" text:style-name="_5f_Numéros_20_exercices_20_livret" loext:num-list-format=" %10%" style:num-prefix=" " text:bullet-char="•">
        <style:list-level-properties text:space-before="4.502cm" text:min-label-width="0.499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percentage-style style:name="N114">
      <number:number number:decimal-places="0" number:min-decimal-places="0" number:min-integer-digits="1"/>
      <number:text>%</number:text>
    </number:percentage-style>
    <number:number-style style:name="N115">
      <number:number number:decimal-places="3" number:min-decimal-places="3" number:min-integer-digits="1"/>
    </number:number-style>
    <number:number-style style:name="N116">
      <number:number number:decimal-places="4" number:min-decimal-places="0" number:decimal-replacement="" number:min-integer-digits="0" number:grouping="true"/>
    </number:number-style>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_5f_Header_20_N_20_page_20_paire_20__28_G_29_">
      <style:paragraph-properties fo:text-align="start" style:justify-single-word="false"/>
      <style:text-properties fo:font-variant="small-caps" fo:color="#d7e12c" loext:opacity="100%" style:font-name="Bitstream Vera Sans3" fo:font-size="16pt" fo:font-style="normal" fo:text-shadow="none" fo:font-weight="bold" officeooo:rsid="0104ebc9" officeooo:paragraph-rsid="0104ebc9"/>
    </style:style>
    <style:style style:name="MP2" style:family="paragraph">
      <loext:graphic-properties draw:fill="solid" draw:fill-color="#d7e12c"/>
    </style:style>
    <style:style style:name="MP3" style:family="paragraph">
      <style:paragraph-properties fo:text-align="center"/>
    </style:style>
    <style:style style:name="MP4" style:family="paragraph">
      <loext:graphic-properties draw:fill="none" draw:fill-color="#ffffff"/>
      <style:paragraph-properties fo:text-align="center"/>
      <style:text-properties fo:color="#ffffff" loext:opacity="100%" style:font-name="Bitstream Vera Sans1" fo:font-size="16pt" fo:font-weight="bold" style:font-size-asian="16pt" style:font-weight-asian="bold" style:font-size-complex="16pt" style:font-weight-complex="bold"/>
    </style:style>
    <style:style style:name="MP5" style:family="paragraph">
      <loext:graphic-properties draw:fill="solid" draw:fill-color="#d7e12c"/>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6" style:family="paragraph" style:parent-style-name="_5f_Footer_20_page_20_paire_20__28_G_29_">
      <style:paragraph-properties fo:text-align="end" style:justify-single-word="false"/>
      <style:text-properties officeooo:rsid="0104ebc9" officeooo:paragraph-rsid="0104ebc9"/>
    </style:style>
    <style:style style:name="MP7" style:family="paragraph" style:parent-style-name="_5f_Footer_20_page_20_impaire_20__28_D_29_">
      <style:paragraph-properties fo:text-align="start" style:justify-single-word="false"/>
      <style:text-properties officeooo:rsid="0104ebc9" officeooo:paragraph-rsid="0104ebc9"/>
    </style:style>
    <style:style style:name="MP8" style:family="paragraph" style:parent-style-name="_5f_Header_20_G_20_page_20_paire_20__28_G_29_">
      <style:text-properties officeooo:rsid="00fbc68f" officeooo:paragraph-rsid="00fbc68f"/>
    </style:style>
    <style:style style:name="MP9" style:family="paragraph">
      <loext:graphic-properties draw:fill="solid" draw:fill-color="#1ca2b8"/>
    </style:style>
    <style:style style:name="MP10" style:family="paragraph">
      <loext:graphic-properties draw:fill="solid" draw:fill-color="#1ca2b8"/>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11" style:family="paragraph" style:parent-style-name="_5f_Header_20_G_20_page_20_paire_20__28_G_29_">
      <style:text-properties officeooo:rsid="00ff3616" officeooo:paragraph-rsid="00ff3616"/>
    </style:style>
    <style:style style:name="MP12" style:family="paragraph" style:parent-style-name="_5f_Footer_20_page_20_impaire_20__28_D_29_">
      <style:text-properties officeooo:paragraph-rsid="01316a8b"/>
    </style:style>
    <style:style style:name="MP13" style:family="paragraph" style:parent-style-name="_5f_Footer_20_page_20_paire_20__28_G_29_">
      <style:text-properties officeooo:paragraph-rsid="01316a8b"/>
    </style:style>
    <style:style style:name="MP14" style:family="paragraph" style:parent-style-name="_5f_Header_20_G_20_page_20_impaire_20__28_D_29_">
      <style:paragraph-properties fo:text-align="center" style:justify-single-word="false"/>
      <style:text-properties officeooo:rsid="00fc60e2" officeooo:paragraph-rsid="00fc60e2"/>
    </style:style>
    <style:style style:name="MP15" style:family="paragraph" style:parent-style-name="_5f_Header_20_G_20_page_20_paire_20__28_G_29_">
      <style:paragraph-properties fo:text-align="start" style:justify-single-word="false"/>
      <style:text-properties officeooo:rsid="00ff1fa1" officeooo:paragraph-rsid="00ff1fa1"/>
    </style:style>
    <style:style style:name="MP16" style:family="paragraph" style:parent-style-name="_5f_Footer_20_page_20_paire_20__28_G_29_">
      <style:paragraph-properties fo:text-align="end" style:justify-single-word="false"/>
      <style:text-properties officeooo:paragraph-rsid="01336347"/>
    </style:style>
    <style:style style:name="MP17" style:family="paragraph" style:parent-style-name="_5f_Footer_20_page_20_paire_20__28_G_29_">
      <style:text-properties officeooo:paragraph-rsid="01336347"/>
    </style:style>
    <style:style style:name="MP18" style:family="paragraph" style:parent-style-name="_5f_Header_20_D_20_page_20_impaire_20__28_D_29_">
      <style:text-properties officeooo:rsid="00fe4814" officeooo:paragraph-rsid="00fe4814"/>
    </style:style>
    <style:style style:name="MP19" style:family="paragraph">
      <loext:graphic-properties draw:fill="solid" draw:fill-color="#9d0f89"/>
    </style:style>
    <style:style style:name="MP20"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21" style:family="paragraph" style:parent-style-name="_5f_Header_20_D_20_page_20_paire_20__28_G_29_">
      <style:text-properties officeooo:paragraph-rsid="00fe4814"/>
    </style:style>
    <style:style style:name="MP22" style:family="paragraph" style:parent-style-name="_5f_Footer_20_page_20_paire_20__28_G_29_">
      <style:paragraph-properties fo:text-align="end" style:justify-single-word="false"/>
      <style:text-properties officeooo:paragraph-rsid="0135ac9e"/>
    </style:style>
    <style:style style:name="MP23" style:family="paragraph" style:parent-style-name="_5f_Footer_20_page_20_paire_20__28_G_29_">
      <style:text-properties officeooo:paragraph-rsid="0135ac9e"/>
    </style:style>
    <style:style style:name="MP24" style:family="paragraph" style:parent-style-name="_5f_Header_20_D_20_page_20_impaire_20__28_D_29_">
      <style:text-properties officeooo:rsid="0101821f" officeooo:paragraph-rsid="0101821f"/>
    </style:style>
    <style:style style:name="MP25" style:family="paragraph" style:parent-style-name="_5f_Header_20_D_20_page_20_paire_20__28_G_29_">
      <style:text-properties officeooo:rsid="0101821f" officeooo:paragraph-rsid="0101821f"/>
    </style:style>
    <style:style style:name="MP26" style:family="paragraph" style:parent-style-name="_5f_Footer_20_page_20_paire_20__28_G_29_">
      <style:paragraph-properties fo:text-align="end" style:justify-single-word="false"/>
      <style:text-properties officeooo:paragraph-rsid="01397109"/>
    </style:style>
    <style:style style:name="MP27" style:family="paragraph" style:parent-style-name="_5f_Footer_20_page_20_paire_20__28_G_29_">
      <style:text-properties officeooo:paragraph-rsid="01397109"/>
    </style:style>
    <style:style style:name="MP28" style:family="paragraph" style:parent-style-name="_5f_Header_20_M_20_page_20_impaire_20__28_D_29_">
      <style:text-properties officeooo:rsid="0101a5c8" officeooo:paragraph-rsid="0101a5c8"/>
    </style:style>
    <style:style style:name="MP29" style:family="paragraph">
      <loext:graphic-properties draw:fill="solid" draw:fill-color="#7fb241"/>
    </style:style>
    <style:style style:name="MP30" style:family="paragraph">
      <loext:graphic-properties draw:fill="solid" draw:fill-color="#7fb241"/>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31" style:family="paragraph" style:parent-style-name="_5f_Header_20_M_20_page_20_paire_20__28_G_29_">
      <style:text-properties officeooo:rsid="0101a5c8" officeooo:paragraph-rsid="0101a5c8"/>
    </style:style>
    <style:style style:name="MP32" style:family="paragraph" style:parent-style-name="_5f_Footer_20_page_20_paire_20__28_G_29_">
      <style:paragraph-properties fo:text-align="end" style:justify-single-word="false"/>
      <style:text-properties officeooo:paragraph-rsid="013b50d8"/>
    </style:style>
    <style:style style:name="MP33" style:family="paragraph" style:parent-style-name="_5f_Footer_20_page_20_paire_20__28_G_29_">
      <style:text-properties officeooo:paragraph-rsid="013b50d8"/>
    </style:style>
    <style:style style:name="MP34" style:family="paragraph" style:parent-style-name="_5f_Header_20_M_20_page_20_impaire_20__28_D_29_">
      <style:text-properties officeooo:rsid="01035d0f" officeooo:paragraph-rsid="01035d0f"/>
    </style:style>
    <style:style style:name="MT1" style:family="text">
      <style:text-properties fo:color="#ffffff" loext:opacity="100%" style:font-name="Bitstream Vera Sans1" fo:font-size="16pt" fo:font-weight="bold" style:font-size-asian="16pt" style:font-weight-asian="bold" style:font-size-complex="16pt" style:font-weight-complex="bold"/>
    </style:style>
    <style:style style:name="MT2" style:family="text">
      <style:text-properties fo:font-variant="small-caps" fo:color="#1ca2b8" loext:opacity="100%" style:font-name="Bitstream Vera Sans3" fo:font-size="16pt" fo:font-style="normal" fo:text-shadow="none" fo:font-weight="bold" officeooo:rsid="0334510d"/>
    </style:style>
    <style:style style:name="MT3" style:family="text">
      <style:text-properties fo:font-variant="small-caps" fo:color="#1ca2b8" loext:opacity="100%" style:font-name="Bitstream Vera Sans3" fo:font-size="16pt" fo:font-style="normal" fo:text-shadow="none" fo:font-weight="bold"/>
    </style:style>
    <style:style style:name="MT4" style:family="text">
      <style:text-properties fo:font-size="16pt" officeooo:rsid="00fe4814" style:font-size-asian="16pt" style:font-size-complex="16pt"/>
    </style:style>
    <style:style style:name="MT5" style:family="text">
      <style:text-properties fo:font-variant="small-caps" fo:color="#7fb241" loext:opacity="100%" style:font-name="Bitstream Vera Sans6" fo:font-size="16pt" fo:font-weight="bold" officeooo:rsid="02768590"/>
    </style:style>
    <style:style style:name="MT6" style:family="text">
      <style:text-properties fo:font-variant="small-caps" fo:color="#7fb241" loext:opacity="100%" style:font-name="Bitstream Vera Sans6" fo:font-size="16pt" fo:font-weight="bold"/>
    </style:style>
    <style:style style:name="MT7" style:family="text">
      <style:text-properties fo:font-variant="small-caps" fo:color="#7fb241" loext:opacity="100%" style:font-name="Bitstream Vera Sans6" fo:font-size="16pt" fo:font-weight="bold" officeooo:rsid="0021cde5"/>
    </style:style>
    <style:style style:name="Mfr1"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from-left" style:horizontal-rel="paragraph" fo:padding="0cm" fo:border="none" style:shadow="none" draw:shadow-opacity="100%" draw:textarea-vertical-align="middle"/>
    </style:style>
    <style:style style:name="Mgr1" style:family="graphic">
      <style:graphic-properties draw:stroke="none" draw:fill="solid" draw:fill-color="#d7e12c"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Mgr2" style:family="graphic">
      <style:graphic-properties draw:stroke="none" svg:stroke-color="#000000" draw:fill="none" draw:fill-color="#ffffff" fo:min-height="0.714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3" style:family="graphic">
      <style:graphic-properties svg:stroke-width="0.06cm" svg:stroke-color="#d7e12c"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4" style:family="graphic">
      <style:graphic-properties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5" style:family="graphic">
      <style:graphic-properties draw:stroke="none" svg:stroke-width="0cm" svg:stroke-color="#3465a4" draw:marker-start-width="0.199cm" draw:marker-start-center="false" draw:marker-end-width="0.199cm" draw:marker-end-center="false" draw:fill="solid" draw:fill-color="#d7e12c"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Mgr6" style:family="graphic">
      <style:graphic-properties draw:stroke="none" draw:fill="solid" draw:fill-color="#1ca2b8"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Mgr7" style:family="graphic">
      <style:graphic-properties svg:stroke-width="0.06cm" svg:stroke-color="#1ca2b8"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8" style:family="graphic">
      <style:graphic-properties draw:stroke="none" svg:stroke-width="0cm" svg:stroke-color="#3465a4" draw:marker-start-width="0.199cm" draw:marker-start-center="false" draw:marker-end-width="0.199cm" draw:marker-end-center="false" draw:fill="solid" draw:fill-color="#1ca2b8"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Mgr9" style:family="graphic">
      <style:graphic-properties draw:stroke="none" draw:fill="solid" draw:fill-color="#1ca2b8" loext:decorative="false" style:run-through="background" style:wrap="none" style:vertical-pos="from-top" style:vertical-rel="paragraph" style:horizontal-pos="from-left" style:horizontal-rel="paragraph" draw:wrap-influence-on-position="once-concurrent" loext:allow-overlap="true" style:flow-with-text="false"/>
    </style:style>
    <style:style style:name="Mgr10" style:family="graphic">
      <style:graphic-properties draw:stroke="none" draw:fill="solid" draw:fill-color="#9d0f89"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Mgr11" style:family="graphic">
      <style:graphic-properties svg:stroke-width="0.06cm" svg:stroke-color="#9d0f89"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12" style:family="graphic">
      <style:graphic-properties draw:stroke="none" svg:stroke-width="0cm" svg:stroke-color="#3465a4" draw:marker-start-width="0.199cm" draw:marker-start-center="false" draw:marker-end-width="0.199cm" draw:marker-end-center="false" draw:fill="solid" draw:fill-color="#9d0f89"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Mgr13" style:family="graphic">
      <style:graphic-properties draw:stroke="none" draw:fill="solid" draw:fill-color="#7fb241"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Mgr14" style:family="graphic">
      <style:graphic-properties svg:stroke-width="0.06cm" svg:stroke-color="#7fb241"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15" style:family="graphic">
      <style:graphic-properties draw:stroke="none" svg:stroke-width="0cm" svg:stroke-color="#3465a4" draw:marker-start-width="0.199cm" draw:marker-start-center="false" draw:marker-end-width="0.199cm" draw:marker-end-center="false" draw:fill="solid" draw:fill-color="#7fb241" draw:textarea-horizontal-align="justify" fo:padding-top="0.125cm" fo:padding-bottom="0.125cm" fo:padding-left="0.25cm" fo:padding-right="0.25cm" draw:shadow="hidden" draw:shadow-offset-x="0.199cm" draw:shadow-offset-y="0.199cm" draw:shadow-color="#808080" loext:decorative="false" style:run-through="background"/>
    </style:style>
    <style:page-layout style:name="Mpm1">
      <style:page-layout-properties fo:page-width="21.999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9.699cm" fo:page-height="20.999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none" style:adjustment="left" style:rel-width="25%" style:color="#000000"/>
      </style:page-layout-properties>
      <style:header-style/>
      <style:footer-style/>
    </style:page-layout>
    <style:page-layout style:name="Mpm4">
      <style:page-layout-properties fo:page-width="20.999cm" fo:page-height="29.699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6"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7">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columns fo:column-count="2" fo:column-gap="0.699cm">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true" draw:fill="none" draw:fill-color="#729fcf"/>
      </style:header-style>
      <style:footer-style>
        <style:header-footer-properties svg:height="1cm" fo:margin-left="0cm" fo:margin-right="0cm" fo:margin-top="0.7cm" fo:background-color="transparent" style:dynamic-spacing="false" draw:fill="none" draw:fill-color="#729fcf"/>
      </style:footer-style>
    </style:page-layout>
    <style:page-layout style:name="Mpm11">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columns fo:column-count="1" fo:column-gap="0cm">
          <style:column-sep style:width="0.021cm" style:color="#1ca2b8" style:height="100%" style:style="none"/>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true" draw:fill="none" draw:fill-color="#729fcf"/>
      </style:header-style>
      <style:footer-style>
        <style:header-footer-properties svg:height="1cm" fo:margin-left="0cm" fo:margin-right="0cm" fo:margin-top="0.7cm" fo:background-color="transparent" style:dynamic-spacing="false" draw:fill="none" draw:fill-color="#729fcf"/>
      </style:footer-style>
    </style:page-layout>
    <style:page-layout style:name="Mpm12">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columns fo:column-count="1" fo:column-gap="0cm">
          <style:column-sep style:width="0.021cm" style:color="#1ca2b8" style:height="100%" style:style="none"/>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false" draw:fill="none" draw:fill-color="#729fcf"/>
      </style:header-style>
      <style:footer-style>
        <style:header-footer-properties svg:height="1cm" fo:margin-left="0cm" fo:margin-right="0cm" fo:margin-top="0.7cm" fo:background-color="transparent" style:dynamic-spacing="false" draw:fill="none" draw:fill-color="#729fcf"/>
      </style:footer-style>
    </style:page-layout>
    <style:style style:name="Mdp1" style:family="drawing-page">
      <style:drawing-page-properties draw:background-size="full" draw:fill-image-width="0cm" draw:fill-image-height="0cm"/>
    </style:style>
    <style:style style:name="Mdp2" style:family="drawing-page">
      <style:drawing-page-properties draw:background-size="full"/>
    </style:style>
  </office:automatic-styles>
  <office:master-styles>
    <style:master-page style:name="Standard" style:page-layout-name="Mpm1" draw:style-name="Mdp1">
      <style:header>
        <text:p text:style-name="_5f_Header_20_G_20_page_20_paire_20__28_G_29_"/>
      </style:header>
    </style:master-page>
    <style:master-page style:name="Landscape" style:page-layout-name="Mpm2" draw:style-name="Mdp2"/>
    <style:master-page style:name="Endnote" style:page-layout-name="Mpm3" draw:style-name="Mdp2"/>
    <style:master-page style:name="HTML" style:page-layout-name="Mpm4" draw:style-name="Mdp2"/>
    <style:master-page style:name="Right_20_Page" style:display-name="Right Page" style:page-layout-name="Mpm5" draw:style-name="Mdp2"/>
    <style:master-page style:name="Left_20_Page" style:display-name="Left Page" style:page-layout-name="Mpm6" draw:style-name="Mdp2" style:next-style-name="Right_20_Page"/>
    <style:master-page style:name="First_20_Page" style:display-name="First Page" style:page-layout-name="Mpm7" draw:style-name="Mdp2" style:next-style-name="Standard"/>
    <style:master-page style:name="Envelope" style:page-layout-name="Mpm8" draw:style-name="Mdp2"/>
    <style:master-page style:name="Index" style:page-layout-name="Mpm7" draw:style-name="Mdp2"/>
    <style:master-page style:name="Footnote" style:page-layout-name="Mpm9" draw:style-name="Mdp2"/>
    <style:master-page style:name="SERIE_5f_Numerique_5f_CLR_5f_d7e12c_5f_2col" style:display-name="SERIE_Numerique_CLR_d7e12c_2col" style:page-layout-name="Mpm10" draw:style-name="Mdp1">
      <style:header>
        <text:p text:style-name="MP1"><draw:path text:anchor-type="paragraph" draw:z-index="44" draw:name="Fond_Num_Serie_Impair_Numerique_2col" draw:style-name="Mgr1" draw:text-style-name="MP2" svg:width="4.329cm" svg:height="2.24cm" svg:x="-1.499cm" svg:y="-1cm" svg:viewBox="0 0 4330 2241" svg:d="M0 2241l3984-288c209-15 363-168 345-342l-170-1611h-4159z"><text:p/></draw:path><draw:frame text:anchor-type="paragraph" draw:z-index="51" draw:name="Num_Serie_Impair_Numerique_2col" draw:style-name="Mgr2" draw:text-style-name="MP4" svg:width="2.703cm" svg:height="0.715cm" draw:transform="rotate (0.0872664625997165) translate (-0.172861111111111cm 0.218722222222222cm)"><draw:text-box><text:p text:style-name="MP3"><text:span text:style-name="MT1">Série </text:span></text:p></draw:text-box></draw:frame><draw:line text:anchor-type="paragraph" draw:z-index="45" draw:name="Ligne_Entete_Impair_Numerique_2col" draw:style-name="Mgr3" draw:text-style-name="MP3" svg:x1="16.023cm" svg:y1="0.36cm" svg:x2="20.496cm" svg:y2="0.36cm"><text:p/></draw:line><draw:line text:anchor-type="paragraph" draw:z-index="49" draw:name="Ligne_Verticale_Impair_Numerique_2col" draw:style-name="Mgr3" draw:text-style-name="MP3" svg:x1="9.477cm" svg:y1="2.007cm" svg:x2="9.477cm" svg:y2="27.044cm"><text:p/></draw:line><draw:g text:anchor-type="paragraph" draw:z-index="0" draw:name="Fond_Num_Page_Impair_Numerique_2col" draw:style-name="Mgr4"><draw:path draw:style-name="Mgr5" draw:text-style-name="MP5" svg:width="0.855cm" svg:height="1.172cm" svg:x="18.459cm" svg:y="27.525cm" svg:viewBox="0 0 856 1173" svg:d="M856 1173h-856v-991c0-100 79-182 175-182h505c97 0 176 82 176 182z"><text:p/></draw:path></draw:g>À compléter</text:p>
      </style:header>
      <style:header-left>
        <text:p text:style-name="MP1"><draw:path text:anchor-type="paragraph" draw:z-index="46" draw:name="Fond_Num_Serie_Pair_Numerique_2col" draw:style-name="Mgr1" draw:text-style-name="MP2" svg:width="4.329cm" svg:height="2.24cm" svg:x="-1.499cm" svg:y="-1cm" svg:viewBox="0 0 4330 2241" svg:d="M0 2241l3984-288c209-15 363-168 345-342l-170-1611h-4159z"><text:p/></draw:path><draw:frame text:anchor-type="paragraph" draw:z-index="47" draw:name="Num_Serie_Pair_Numerique_2col" draw:style-name="Mgr2" draw:text-style-name="MP4" svg:width="2.703cm" svg:height="0.715cm" draw:transform="rotate (0.0872664625997165) translate (-0.172861111111111cm 0.218722222222222cm)"><draw:text-box><text:p text:style-name="MP3"><text:span text:style-name="MT1">Série </text:span></text:p></draw:text-box></draw:frame><draw:line text:anchor-type="paragraph" draw:z-index="48" draw:name="Ligne_Entete_Pair_Numerique_2col" draw:style-name="Mgr3" draw:text-style-name="MP3" svg:x1="16.023cm" svg:y1="0.36cm" svg:x2="20.496cm" svg:y2="0.36cm"><text:p/></draw:line><draw:line text:anchor-type="paragraph" draw:z-index="50" draw:name="Ligne_Verticale_Pair_Numerique_2col" draw:style-name="Mgr3" draw:text-style-name="MP3" svg:x1="9.477cm" svg:y1="2.007cm" svg:x2="9.477cm" svg:y2="27.044cm"><text:p/></draw:line><draw:g text:anchor-type="paragraph" draw:z-index="1" draw:name="Fond_Num_Page_Pair_Numerique_2col" draw:style-name="Mgr4"><draw:path draw:style-name="Mgr5" draw:text-style-name="MP5" svg:width="0.855cm" svg:height="1.172cm" svg:x="-0.272cm" svg:y="27.525cm" svg:viewBox="0 0 856 1173" svg:d="M856 1173h-856v-991c0-100 79-182 175-182h505c97 0 176 82 176 182z"><text:p/></draw:path></draw:g>À compléter</text:p>
      </style:header-left>
      <style:footer>
        <text:h text:style-name="_5f_Footer_20_page_20_impaire_20__28_D_29_" text:outline-level="1"><draw:frame draw:style-name="Mfr1" draw:name="Cadre_Pied_Impair_Numerique_2col" text:anchor-type="paragraph" svg:x="12.666cm" svg:y="-0.088cm" draw:z-index="0"><draw:text-box fo:min-height="0.499cm" fo:min-width="5.126cm"><text:h text:style-name="MP6" text:outline-level="1">À compléter</text:h></draw:text-box></draw:frame><text:s text:c="2"/><text:span text:style-name="_5f_Caractères_5f_gras_5f_Blanc"><text:page-number text:select-page="current">0</text:page-number></text:span></text:h>
      </style:footer>
      <style:footer-left>
        <text:h text:style-name="_5f_Footer_20_page_20_paire_20__28_G_29_" text:outline-level="1"><draw:frame draw:style-name="Mfr1" draw:name="Cadre_Pied_Pair_Numerique_2col" text:anchor-type="paragraph" svg:x="1.337cm" svg:y="-0.145cm" draw:z-index="0"><draw:text-box fo:min-height="0.52cm" fo:min-width="6.994cm"><text:h text:style-name="MP7" text:outline-level="1">À compléter</text:h></draw:text-box></draw:frame><text:span text:style-name="_5f_Caractères_5f_gras_5f_Blanc"><text:page-number text:select-page="current">0</text:page-number></text:span><text:s/></text:h>
      </style:footer-left>
    </style:master-page>
    <style:master-page style:name="SERIE_5f_Geometrie_5f_1col" style:display-name="SERIE_Geometrie_1col" style:page-layout-name="Mpm11" draw:style-name="Mdp1">
      <style:header>
        <text:p text:style-name="MP8"><draw:path text:anchor-type="paragraph" draw:z-index="52" draw:name="Fond_Num_Serie_Impair_Geometrie_1col" draw:style-name="Mgr6" draw:text-style-name="MP9" svg:width="4.329cm" svg:height="2.24cm" svg:x="-1.499cm" svg:y="-1cm" svg:viewBox="0 0 4330 2241" svg:d="M0 2241l3984-288c209-15 363-168 345-342l-170-1611h-4159z"><text:p/></draw:path><draw:frame text:anchor-type="paragraph" draw:z-index="55" draw:name="Num_Serie_Impair_Geometrie_1col" draw:style-name="Mgr2" draw:text-style-name="MP4" svg:width="2.703cm" svg:height="0.715cm" draw:transform="rotate (0.0872664625997165) translate (-0.172861111111111cm 0.218722222222222cm)"><draw:text-box><text:p text:style-name="MP3"><text:span text:style-name="MT1">Série </text:span></text:p></draw:text-box></draw:frame><draw:line text:anchor-type="paragraph" draw:z-index="70" draw:name="Ligne_Entete_Impair_Geometrie_1col" draw:style-name="Mgr7" draw:text-style-name="MP3" svg:x1="16.023cm" svg:y1="0.36cm" svg:x2="20.496cm" svg:y2="0.36cm"><text:p/></draw:line><draw:g text:anchor-type="paragraph" draw:z-index="2" draw:name="Fond_Num_Page_Impair_Geometrie_1col" draw:style-name="Mgr4"><draw:path draw:style-name="Mgr8" draw:text-style-name="MP10" svg:width="0.855cm" svg:height="1.172cm" svg:x="18.459cm" svg:y="27.525cm" svg:viewBox="0 0 856 1173" svg:d="M856 1173h-856v-991c0-100 79-182 175-182h505c97 0 176 82 176 182z"><text:p/></draw:path></draw:g><text:span text:style-name="MT2">À </text:span><text:span text:style-name="MT3">compléter</text:span></text:p>
      </style:header>
      <style:header-left>
        <text:p text:style-name="MP11"><draw:path text:anchor-type="paragraph" draw:z-index="53" draw:name="Fond_Num_Serie_Pair_Geometrie_1col" draw:style-name="Mgr6" draw:text-style-name="MP9" svg:width="4.329cm" svg:height="2.24cm" svg:x="-1.499cm" svg:y="-1cm" svg:viewBox="0 0 4330 2241" svg:d="M0 2241l3984-288c209-15 363-168 345-342l-170-1611h-4159z"><text:p/></draw:path><draw:frame text:anchor-type="paragraph" draw:z-index="54" draw:name="Num_Serie_Pair_Geometrie_1col" draw:style-name="Mgr2" draw:text-style-name="MP4" svg:width="2.703cm" svg:height="0.715cm" draw:transform="rotate (0.0872664625997165) translate (-0.172861111111111cm 0.218722222222222cm)"><draw:text-box><text:p text:style-name="MP3"><text:span text:style-name="MT1">Série </text:span></text:p></draw:text-box></draw:frame><draw:line text:anchor-type="paragraph" draw:z-index="69" draw:name="Ligne_Entete_Pair_Geometrie_1col" draw:style-name="Mgr7" draw:text-style-name="MP3" svg:x1="16.023cm" svg:y1="0.36cm" svg:x2="20.496cm" svg:y2="0.36cm"><text:p/></draw:line><draw:g text:anchor-type="paragraph" draw:z-index="3" draw:name="Fond_Num_Page_Pair_Geometrie_1col" draw:style-name="Mgr4"><draw:path draw:style-name="Mgr8" draw:text-style-name="MP10" svg:width="0.855cm" svg:height="1.172cm" svg:x="-0.272cm" svg:y="27.525cm" svg:viewBox="0 0 856 1173" svg:d="M856 1173h-856v-991c0-100 79-182 175-182h505c97 0 176 82 176 182z"><text:p/></draw:path></draw:g><text:span text:style-name="MT2">À </text:span><text:span text:style-name="MT3">compléter</text:span></text:p>
      </style:header-left>
      <style:footer>
        <text:h text:style-name="MP12" text:outline-level="1"><draw:frame draw:style-name="Mfr1" draw:name="Cadre_Pied_Impair_Geometrie_1col" text:anchor-type="paragraph" svg:x="12.534cm" svg:y="-0.088cm" draw:z-index="0"><draw:text-box fo:min-height="0.499cm" fo:min-width="5.126cm"><text:h text:style-name="MP6" text:outline-level="1">À compléter</text:h></draw:text-box></draw:frame><text:s text:c="2"/><text:span text:style-name="_5f_Caractères_5f_gras_5f_Blanc"><text:page-number text:select-page="current">0</text:page-number></text:span></text:h>
      </style:footer>
      <style:footer-left>
        <text:h text:style-name="MP13" text:outline-level="1"><draw:frame draw:style-name="Mfr1" draw:name="Cadre_Pied_Pair_Geometrie_1col" text:anchor-type="paragraph" svg:x="1.178cm" svg:y="-0.012cm" draw:z-index="0"><draw:text-box fo:min-height="0.482cm" fo:min-width="6.994cm"><text:h text:style-name="MP7" text:outline-level="1">À compléter</text:h></draw:text-box></draw:frame><text:span text:style-name="_5f_Caractères_5f_gras_5f_Blanc"><text:page-number text:select-page="current">0</text:page-number></text:span><text:s/></text:h>
      </style:footer-left>
    </style:master-page>
    <style:master-page style:name="SERIE_5f_Geometrie_5f_CLR_5f_1ca2b8_5f_2col" style:display-name="SERIE_Geometrie_CLR_1ca2b8_2col" style:page-layout-name="Mpm10" draw:style-name="Mdp1">
      <style:header>
        <text:p text:style-name="MP14"><draw:path text:anchor-type="paragraph" draw:z-index="16" draw:name="Fond_Num_Serie_Impair_Geometrie_2col" draw:style-name="Mgr9" draw:text-style-name="MP9" svg:width="4.329cm" svg:height="2.24cm" svg:x="-1.499cm" svg:y="-1cm" svg:viewBox="0 0 4330 2241" svg:d="M0 2241l3984-288c209-15 363-168 345-342l-170-1611h-4159z"><text:p/></draw:path><draw:frame text:anchor-type="paragraph" draw:z-index="57" draw:name="Num_Serie_Impair_Geometrie_2col" draw:style-name="Mgr2" draw:text-style-name="MP4" svg:width="2.703cm" svg:height="0.715cm" draw:transform="rotate (0.0872664625997165) translate (-0.172861111111111cm 0.218722222222222cm)"><draw:text-box><text:p text:style-name="MP3"><text:span text:style-name="MT1">Série 5</text:span></text:p></draw:text-box></draw:frame><draw:line text:anchor-type="paragraph" draw:z-index="72" draw:name="Ligne_Entete_Impair_Geometrie_2col" draw:style-name="Mgr7" draw:text-style-name="MP3" svg:x1="26.801cm" svg:y1="0.36cm" svg:x2="23.901cm" svg:y2="0.36cm"><text:p/></draw:line><draw:line text:anchor-type="paragraph" draw:z-index="19" draw:name="Ligne_Verticale_Impair_Geometrie_2col" draw:style-name="Mgr7" draw:text-style-name="MP3" svg:x1="9.477cm" svg:y1="1.949cm" svg:x2="9.477cm" svg:y2="26.986cm"><text:p/></draw:line><draw:g text:anchor-type="paragraph" draw:z-index="5" draw:name="Fond_Num_Page_Impair_Geometrie_2col" draw:style-name="Mgr4"><draw:path draw:style-name="Mgr8" draw:text-style-name="MP10" svg:width="0.855cm" svg:height="1.172cm" svg:x="18.459cm" svg:y="27.525cm" svg:viewBox="0 0 856 1173" svg:d="M856 1173h-856v-991c0-100 79-182 175-182h505c97 0 176 82 176 182z"><text:p/></draw:path></draw:g><text:span text:style-name="MT3">Démonstrations</text:span></text:p>
      </style:header>
      <style:header-left>
        <text:p text:style-name="MP15"><draw:path text:anchor-type="paragraph" draw:z-index="17" draw:name="Fond_Num_Serie_Pair_Geometrie_2col" draw:style-name="Mgr9" draw:text-style-name="MP9" svg:width="4.329cm" svg:height="2.24cm" svg:x="-1.499cm" svg:y="-1cm" svg:viewBox="0 0 4330 2241" svg:d="M0 2241l3984-288c209-15 363-168 345-342l-170-1611h-4159z"><text:p/></draw:path><draw:frame text:anchor-type="paragraph" draw:z-index="58" draw:name="Num_Serie_Pair_Geometrie_2col" draw:style-name="Mgr2" draw:text-style-name="MP4" svg:width="2.703cm" svg:height="0.715cm" draw:transform="rotate (0.0872664625997165) translate (-0.172861111111111cm 0.218722222222222cm)"><draw:text-box><text:p text:style-name="MP3"><text:span text:style-name="MT1">Série 5</text:span></text:p></draw:text-box></draw:frame><draw:line text:anchor-type="paragraph" draw:z-index="73" draw:name="Ligne_Entete_Pair_Geometrie_2col" draw:style-name="Mgr7" draw:text-style-name="MP3" svg:x1="26.801cm" svg:y1="0.36cm" svg:x2="23.901cm" svg:y2="0.36cm"><text:p/></draw:line><draw:line text:anchor-type="paragraph" draw:z-index="20" draw:name="Ligne_Verticale_Pair_Geometrie_2col" draw:style-name="Mgr7" draw:text-style-name="MP3" svg:x1="9.477cm" svg:y1="2.028cm" svg:x2="9.477cm" svg:y2="27.065cm"><text:p/></draw:line><draw:g text:anchor-type="paragraph" draw:z-index="6" draw:name="Fond_Num_Page_Pair_Geometrie_2col" draw:style-name="Mgr4"><draw:path draw:style-name="Mgr8" draw:text-style-name="MP10" svg:width="0.855cm" svg:height="1.172cm" svg:x="-0.272cm" svg:y="27.525cm" svg:viewBox="0 0 856 1173" svg:d="M856 1173h-856v-991c0-100 79-182 175-182h505c97 0 176 82 176 182z"><text:p/></draw:path></draw:g><text:span text:style-name="MT3">Démonstrations</text:span></text:p>
      </style:header-left>
      <style:footer>
        <text:h text:style-name="MP16" text:outline-level="1"><draw:frame draw:style-name="Mfr1" draw:name="Cadre_Pied_Impair_Geometrie_2col" text:anchor-type="paragraph" svg:x="12.587cm" svg:y="-0.088cm" draw:z-index="64"><draw:text-box fo:min-height="0.499cm" fo:min-width="5.126cm"><text:h text:style-name="MP6" text:outline-level="1">Parallélogrammes</text:h></draw:text-box></draw:frame><text:s text:c="4"/><text:span text:style-name="_5f_Caractères_5f_gras_5f_Blanc"><text:page-number text:select-page="current">3</text:page-number></text:span></text:h>
      </style:footer>
      <style:footer-left>
        <text:h text:style-name="MP17" text:outline-level="1"><draw:frame draw:style-name="Mfr1" draw:name="Cadre_Pied_Pair_Geometrie_2col" text:anchor-type="paragraph" svg:x="1.231cm" svg:y="-0.021cm" draw:z-index="65"><draw:text-box fo:min-height="0.425cm" fo:min-width="6.994cm"><text:h text:style-name="MP7" text:outline-level="1">Parallélogrammes</text:h></draw:text-box></draw:frame><text:span text:style-name="_5f_Caractères_5f_gras_5f_Blanc"><text:page-number text:select-page="current">2</text:page-number></text:span><text:s/></text:h>
      </style:footer-left>
    </style:master-page>
    <style:master-page style:name="SERIE_5f_Donnees_5f_1col" style:display-name="SERIE_Donnees_1col" style:page-layout-name="Mpm12" draw:style-name="Mdp1">
      <style:header>
        <text:p text:style-name="MP18"><draw:path text:anchor-type="paragraph" draw:z-index="59" draw:name="Fond_Num_Serie_Impair_Donnees_1col" draw:style-name="Mgr10" draw:text-style-name="MP19" svg:width="4.329cm" svg:height="2.24cm" svg:x="-1.499cm" svg:y="-1cm" svg:viewBox="0 0 4330 2241" svg:d="M0 2241l3984-288c209-15 363-168 345-342l-170-1611h-4159z"><text:p/></draw:path><draw:frame text:anchor-type="paragraph" draw:z-index="61" draw:name="Num_Serie_Impair_Donnees_1col" draw:style-name="Mgr2" draw:text-style-name="MP4" svg:width="2.703cm" svg:height="0.715cm" draw:transform="rotate (0.0872664625997165) translate (-0.172861111111111cm 0.218722222222222cm)"><draw:text-box><text:p text:style-name="MP3"><text:span text:style-name="MT1">Série </text:span></text:p></draw:text-box></draw:frame><draw:line text:anchor-type="paragraph" draw:z-index="75" draw:name="Ligne_Entete_Impair_Donnees_1col" draw:style-name="Mgr11" draw:text-style-name="MP3" svg:x1="16.023cm" svg:y1="0.36cm" svg:x2="20.496cm" svg:y2="0.36cm"><text:p/></draw:line><draw:g text:anchor-type="paragraph" draw:z-index="8" draw:name="Fond_Num_Page_Impair_Donnees_1col" draw:style-name="Mgr4"><draw:path draw:style-name="Mgr12" draw:text-style-name="MP20" svg:width="0.855cm" svg:height="1.172cm" svg:x="18.459cm" svg:y="27.525cm" svg:viewBox="0 0 856 1173" svg:d="M856 1173h-856v-991c0-100 79-182 175-182h505c97 0 176 82 176 182z"><text:p/></draw:path></draw:g>À compléter</text:p>
      </style:header>
      <style:header-left>
        <text:p text:style-name="MP21"><draw:path text:anchor-type="paragraph" draw:z-index="60" draw:name="Fond_Num_Serie_Pair_Donnees_1col" draw:style-name="Mgr10" draw:text-style-name="MP19" svg:width="4.329cm" svg:height="2.24cm" svg:x="-1.499cm" svg:y="-1cm" svg:viewBox="0 0 4330 2241" svg:d="M0 2241l3984-288c209-15 363-168 345-342l-170-1611h-4159z"><text:p/></draw:path><draw:frame text:anchor-type="paragraph" draw:z-index="62" draw:name="Num_Serie_Pair_Donnees_1col" draw:style-name="Mgr2" draw:text-style-name="MP4" svg:width="2.703cm" svg:height="0.715cm" draw:transform="rotate (0.0872664625997165) translate (-0.172861111111111cm 0.218722222222222cm)"><draw:text-box><text:p text:style-name="MP3"><text:span text:style-name="MT1">Série </text:span></text:p></draw:text-box></draw:frame><draw:line text:anchor-type="paragraph" draw:z-index="74" draw:name="Ligne_Entete_Pair_Donnees_1col" draw:style-name="Mgr11" draw:text-style-name="MP3" svg:x1="16.023cm" svg:y1="0.36cm" svg:x2="20.496cm" svg:y2="0.36cm"><text:p/></draw:line><draw:g text:anchor-type="paragraph" draw:z-index="9" draw:name="Fond_Num_Page_Pair_Donnees_1col" draw:style-name="Mgr4"><draw:path draw:style-name="Mgr12" draw:text-style-name="MP20" svg:width="0.855cm" svg:height="1.172cm" svg:x="-0.272cm" svg:y="27.525cm" svg:viewBox="0 0 856 1173" svg:d="M856 1173h-856v-991c0-100 79-182 175-182h505c97 0 176 82 176 182z"><text:p/></draw:path></draw:g><text:span text:style-name="_5f_Caractères"><text:span text:style-name="MT4">À compléter</text:span></text:span></text:p>
      </style:header-left>
      <style:footer>
        <text:h text:style-name="MP22" text:outline-level="1"><draw:frame draw:style-name="Mfr1" draw:name="Cadre_Pied_Impair_Donnees_1col" text:anchor-type="paragraph" svg:x="12.428cm" svg:y="-0.088cm" draw:z-index="0"><draw:text-box fo:min-height="0.499cm" fo:min-width="5.126cm"><text:h text:style-name="MP6" text:outline-level="1">À compléter</text:h></draw:text-box></draw:frame><text:s text:c="4"/><text:span text:style-name="_5f_Caractères_5f_gras_5f_Blanc"><text:page-number text:select-page="current">0</text:page-number></text:span></text:h>
      </style:footer>
      <style:footer-left>
        <text:h text:style-name="MP23" text:outline-level="1"><draw:frame draw:style-name="Mfr1" draw:name="Cadre_Pied_Pair_Donnees_1col" text:anchor-type="paragraph" svg:x="1.178cm" svg:y="-0.145cm" draw:z-index="0"><draw:text-box fo:min-height="0.536cm" fo:min-width="6.994cm"><text:h text:style-name="MP7" text:outline-level="1">À compléter</text:h></draw:text-box></draw:frame><text:span text:style-name="_5f_Caractères_5f_gras_5f_Blanc"><text:page-number text:select-page="current">0</text:page-number></text:span><text:s/></text:h>
      </style:footer-left>
    </style:master-page>
    <style:master-page style:name="SERIE_5f_Donnees_5f_CLR_5f_9d0f89_5f_2col" style:display-name="SERIE_Donnees_CLR_9d0f89_2col" style:page-layout-name="Mpm10" draw:style-name="Mdp1">
      <style:header>
        <text:p text:style-name="MP24"><draw:path text:anchor-type="paragraph" draw:z-index="66" draw:name="Fond_Num_Serie_Impair_Donnees_2col" draw:style-name="Mgr10" draw:text-style-name="MP19" svg:width="4.329cm" svg:height="2.24cm" svg:x="-1.499cm" svg:y="-1cm" svg:viewBox="0 0 4330 2241" svg:d="M0 2241l3984-288c209-15 363-168 345-342l-170-1611h-4159z"><text:p/></draw:path><draw:frame text:anchor-type="paragraph" draw:z-index="67" draw:name="Num_Serie_Impair_Donnees_2col" draw:style-name="Mgr2" draw:text-style-name="MP4" svg:width="2.703cm" svg:height="0.715cm" draw:transform="rotate (0.0872664625997165) translate (-0.172861111111111cm 0.218722222222222cm)"><draw:text-box><text:p text:style-name="MP3"><text:span text:style-name="MT1">Série </text:span></text:p></draw:text-box></draw:frame><draw:line text:anchor-type="paragraph" draw:z-index="76" draw:name="Ligne_Entete_Impair_Donnees_2col" draw:style-name="Mgr11" draw:text-style-name="MP3" svg:x1="16.023cm" svg:y1="0.36cm" svg:x2="20.496cm" svg:y2="0.36cm"><text:p/></draw:line><draw:line text:anchor-type="paragraph" draw:z-index="21" draw:name="Ligne_Verticale_Impair_Donnees_2col" draw:style-name="Mgr11" draw:text-style-name="MP3" svg:x1="9.477cm" svg:y1="2.007cm" svg:x2="9.477cm" svg:y2="27.044cm"><text:p/></draw:line><draw:g text:anchor-type="paragraph" draw:z-index="7" draw:name="Fond_Num_Page_Impair_Donnees_2col" draw:style-name="Mgr4"><draw:path draw:style-name="Mgr12" draw:text-style-name="MP20" svg:width="0.855cm" svg:height="1.172cm" svg:x="18.459cm" svg:y="27.525cm" svg:viewBox="0 0 856 1173" svg:d="M856 1173h-856v-991c0-100 79-182 175-182h505c97 0 176 82 176 182z"><text:p/></draw:path></draw:g>À compléter</text:p>
      </style:header>
      <style:header-left>
        <text:p text:style-name="MP25"><draw:path text:anchor-type="paragraph" draw:z-index="43" draw:name="Fond_Num_Serie_Pair_Donnees_2col" draw:style-name="Mgr10" draw:text-style-name="MP19" svg:width="4.329cm" svg:height="2.24cm" svg:x="-1.499cm" svg:y="-1cm" svg:viewBox="0 0 4330 2241" svg:d="M0 2241l3984-288c209-15 363-168 345-342l-170-1611h-4159z"><text:p/></draw:path><draw:frame text:anchor-type="paragraph" draw:z-index="68" draw:name="Num_Serie_Pair_Donnees_2col" draw:style-name="Mgr2" draw:text-style-name="MP4" svg:width="2.703cm" svg:height="0.715cm" draw:transform="rotate (0.0872664625997165) translate (-0.172861111111111cm 0.218722222222222cm)"><draw:text-box><text:p text:style-name="MP3"><text:span text:style-name="MT1">Série </text:span></text:p></draw:text-box></draw:frame><draw:line text:anchor-type="paragraph" draw:z-index="77" draw:name="Ligne_Entete_Pair_Donnees_2col" draw:style-name="Mgr11" draw:text-style-name="MP3" svg:x1="16.023cm" svg:y1="0.36cm" svg:x2="20.496cm" svg:y2="0.36cm"><text:p/></draw:line><draw:line text:anchor-type="paragraph" draw:z-index="22" draw:name="Ligne_Verticale_Pair_Donnees_2col" draw:style-name="Mgr11" draw:text-style-name="MP3" svg:x1="9.533cm" svg:y1="1.949cm" svg:x2="9.533cm" svg:y2="26.986cm"><text:p/></draw:line><draw:g text:anchor-type="paragraph" draw:z-index="10" draw:name="Fond_Num_Page_Pair_Donnees_2col" draw:style-name="Mgr4"><draw:path draw:style-name="Mgr12" draw:text-style-name="MP20" svg:width="0.855cm" svg:height="1.172cm" svg:x="-0.272cm" svg:y="27.525cm" svg:viewBox="0 0 856 1173" svg:d="M856 1173h-856v-991c0-100 79-182 175-182h505c97 0 176 82 176 182z"><text:p/></draw:path></draw:g>À compléter</text:p>
      </style:header-left>
      <style:footer>
        <text:h text:style-name="MP26" text:outline-level="1"><draw:frame draw:style-name="Mfr1" draw:name="Cadre_Pied_Impair_Donnees_2col" text:anchor-type="paragraph" svg:x="12.428cm" svg:y="-0.088cm" draw:z-index="0"><draw:text-box fo:min-height="0.499cm" fo:min-width="5.126cm"><text:h text:style-name="MP6" text:outline-level="1">À compléter</text:h></draw:text-box></draw:frame><text:s text:c="4"/><text:span text:style-name="_5f_Caractères_5f_gras_5f_Blanc"><text:page-number text:select-page="current">0</text:page-number></text:span></text:h>
      </style:footer>
      <style:footer-left>
        <text:h text:style-name="MP27" text:outline-level="1"><draw:frame draw:style-name="Mfr1" draw:name="Cadre_Pied_Pair_Donnees_2col" text:anchor-type="paragraph" svg:x="1.178cm" svg:y="-0.145cm" draw:z-index="0"><draw:text-box fo:min-height="0.536cm" fo:min-width="6.994cm"><text:h text:style-name="MP7" text:outline-level="1">À compléter</text:h></draw:text-box></draw:frame><text:span text:style-name="_5f_Caractères_5f_gras_5f_Blanc"><text:page-number text:select-page="current">0</text:page-number></text:span><text:s/></text:h>
      </style:footer-left>
    </style:master-page>
    <style:master-page style:name="SERIE_5f_Mesures_5f_1col" style:display-name="SERIE_Mesures_1col" style:page-layout-name="Mpm11" draw:style-name="Mdp1">
      <style:header>
        <text:p text:style-name="MP28"><draw:path text:anchor-type="paragraph" draw:z-index="78" draw:name="Fond_Num_Serie_Impair_Mesures_1col" draw:style-name="Mgr13" draw:text-style-name="MP29" svg:width="4.329cm" svg:height="2.24cm" svg:x="-1.499cm" svg:y="-1cm" svg:viewBox="0 0 4330 2241" svg:d="M0 2241l3984-288c209-15 363-168 345-342l-170-1611h-4159z"><text:p/></draw:path><draw:frame text:anchor-type="paragraph" draw:z-index="82" draw:name="Num_Serie_Impair_Mesures_1col" draw:style-name="Mgr2" draw:text-style-name="MP4" svg:width="2.703cm" svg:height="0.715cm" draw:transform="rotate (0.0872664625997165) translate (-0.172861111111111cm 0.218722222222222cm)"><draw:text-box><text:p text:style-name="MP3"><text:span text:style-name="MT1">Série </text:span></text:p></draw:text-box></draw:frame><draw:line text:anchor-type="paragraph" draw:z-index="86" draw:name="Ligne_Entete_Impair_Mesures_1col" draw:style-name="Mgr14" draw:text-style-name="MP3" svg:x1="16.023cm" svg:y1="0.36cm" svg:x2="20.496cm" svg:y2="0.36cm"><text:p/></draw:line><draw:g text:anchor-type="paragraph" draw:z-index="11" draw:name="Fond_Num_Page_Impair_Mesures_1col" draw:style-name="Mgr4"><draw:path draw:style-name="Mgr15" draw:text-style-name="MP30" svg:width="0.855cm" svg:height="1.172cm" svg:x="18.459cm" svg:y="27.525cm" svg:viewBox="0 0 856 1173" svg:d="M856 1173h-856v-991c0-100 79-182 175-182h505c97 0 176 82 176 182z"><text:p/></draw:path></draw:g><text:span text:style-name="MT5">À </text:span><text:span text:style-name="MT6">compléter</text:span></text:p>
      </style:header>
      <style:header-left>
        <text:p text:style-name="MP31"><draw:path text:anchor-type="paragraph" draw:z-index="79" draw:name="Fond_Num_Serie_Pair_Mesures_1col" draw:style-name="Mgr13" draw:text-style-name="MP29" svg:width="4.329cm" svg:height="2.24cm" svg:x="-1.499cm" svg:y="-1cm" svg:viewBox="0 0 4330 2241" svg:d="M0 2241l3984-288c209-15 363-168 345-342l-170-1611h-4159z"><text:p/></draw:path><draw:frame text:anchor-type="paragraph" draw:z-index="83" draw:name="Num_Serie_Pair_Mesures_1col" draw:style-name="Mgr2" draw:text-style-name="MP4" svg:width="2.703cm" svg:height="0.715cm" draw:transform="rotate (0.0872664625997165) translate (-0.172861111111111cm 0.218722222222222cm)"><draw:text-box><text:p text:style-name="MP3"><text:span text:style-name="MT1">Série </text:span></text:p></draw:text-box></draw:frame><draw:line text:anchor-type="paragraph" draw:z-index="87" draw:name="Ligne_Entete_Pair_Mesures_1col" draw:style-name="Mgr14" draw:text-style-name="MP3" svg:x1="16.023cm" svg:y1="0.36cm" svg:x2="20.496cm" svg:y2="0.36cm"><text:p/></draw:line><draw:g text:anchor-type="paragraph" draw:z-index="12" draw:name="Fond_Num_Page_Pair_Mesures_1col" draw:style-name="Mgr4"><draw:path draw:style-name="Mgr15" draw:text-style-name="MP30" svg:width="0.855cm" svg:height="1.172cm" svg:x="-0.272cm" svg:y="27.525cm" svg:viewBox="0 0 856 1173" svg:d="M856 1173h-856v-991c0-100 79-182 175-182h505c97 0 176 82 176 182z"><text:p/></draw:path></draw:g><text:span text:style-name="MT7">À </text:span><text:span text:style-name="MT6">compléter</text:span></text:p>
      </style:header-left>
      <style:footer>
        <text:h text:style-name="MP32" text:outline-level="1"><draw:frame draw:style-name="Mfr1" draw:name="Cadre_Pied_Impair_Mesures_1col" text:anchor-type="paragraph" svg:x="12.428cm" svg:y="-0.088cm" draw:z-index="0"><draw:text-box fo:min-height="0.499cm" fo:min-width="5.126cm"><text:h text:style-name="MP6" text:outline-level="1">À compléter</text:h></draw:text-box></draw:frame><text:s text:c="4"/><text:span text:style-name="_5f_Caractères_5f_gras_5f_Blanc"><text:page-number text:select-page="current">0</text:page-number></text:span></text:h>
      </style:footer>
      <style:footer-left>
        <text:h text:style-name="MP33" text:outline-level="1"><draw:frame draw:style-name="Mfr1" draw:name="Cadre_Pied_Pair_Mesures_1col" text:anchor-type="paragraph" svg:x="1.178cm" svg:y="-0.145cm" draw:z-index="0"><draw:text-box fo:min-height="0.536cm" fo:min-width="6.994cm"><text:h text:style-name="MP7" text:outline-level="1">À compléter</text:h></draw:text-box></draw:frame><text:span text:style-name="_5f_Caractères_5f_gras_5f_Blanc"><text:page-number text:select-page="current">0</text:page-number></text:span><text:s/></text:h>
      </style:footer-left>
    </style:master-page>
    <style:master-page style:name="SERIE_5f_Mesures_5f_CLR_5f_7fb241_5f_2col" style:display-name="SERIE_Mesures_CLR_7fb241_2col" style:page-layout-name="Mpm10" draw:style-name="Mdp1">
      <style:header>
        <text:p text:style-name="MP34"><draw:path text:anchor-type="paragraph" draw:z-index="80" draw:name="Fond_Num_Serie_Impair_Mesures_2col" draw:style-name="Mgr13" draw:text-style-name="MP29" svg:width="4.329cm" svg:height="2.24cm" svg:x="-1.499cm" svg:y="-1cm" svg:viewBox="0 0 4330 2241" svg:d="M0 2241l3984-288c209-15 363-168 345-342l-170-1611h-4159z"><text:p/></draw:path><draw:frame text:anchor-type="paragraph" draw:z-index="84" draw:name="Num_Serie_Impair_Mesures_2col" draw:style-name="Mgr2" draw:text-style-name="MP4" svg:width="2.703cm" svg:height="0.715cm" draw:transform="rotate (0.0872664625997165) translate (-0.172861111111111cm 0.218722222222222cm)"><draw:text-box><text:p text:style-name="MP3"><text:span text:style-name="MT1">Série </text:span></text:p></draw:text-box></draw:frame><draw:line text:anchor-type="paragraph" draw:z-index="88" draw:name="Ligne_Entete_Impair_Mesures_2col" draw:style-name="Mgr14" draw:text-style-name="MP3" svg:x1="16.023cm" svg:y1="0.36cm" svg:x2="20.496cm" svg:y2="0.36cm"><text:p/></draw:line><draw:line text:anchor-type="paragraph" draw:z-index="23" draw:name="Ligne_Verticale_Impair_Mesures_2col" draw:style-name="Mgr14" draw:text-style-name="MP3" svg:x1="9.477cm" svg:y1="1.979cm" svg:x2="9.477cm" svg:y2="27.016cm"><text:p/></draw:line><draw:g text:anchor-type="paragraph" draw:z-index="13" draw:name="Fond_Num_Page_Impair_Mesures_2col" draw:style-name="Mgr4"><draw:path draw:style-name="Mgr15" draw:text-style-name="MP30" svg:width="0.855cm" svg:height="1.172cm" svg:x="18.459cm" svg:y="27.525cm" svg:viewBox="0 0 856 1173" svg:d="M856 1173h-856v-991c0-100 79-182 175-182h505c97 0 176 82 176 182z"><text:p/></draw:path></draw:g><text:span text:style-name="MT7">À </text:span><text:span text:style-name="MT6">compléter</text:span></text:p>
      </style:header>
      <style:header-left>
        <text:p text:style-name="MP34"><draw:path text:anchor-type="paragraph" draw:z-index="81" draw:name="Fond_Num_Serie_Pair_Mesures_2col" draw:style-name="Mgr13" draw:text-style-name="MP29" svg:width="4.329cm" svg:height="2.24cm" svg:x="-1.499cm" svg:y="-1cm" svg:viewBox="0 0 4330 2241" svg:d="M0 2241l3984-288c209-15 363-168 345-342l-170-1611h-4159z"><text:p/></draw:path><draw:frame text:anchor-type="paragraph" draw:z-index="85" draw:name="Num_Serie_Pair_Mesures_2col" draw:style-name="Mgr2" draw:text-style-name="MP4" svg:width="2.703cm" svg:height="0.715cm" draw:transform="rotate (0.0872664625997165) translate (-0.172861111111111cm 0.218722222222222cm)"><draw:text-box><text:p text:style-name="MP3"><text:span text:style-name="MT1">Série </text:span></text:p></draw:text-box></draw:frame><draw:line text:anchor-type="paragraph" draw:z-index="89" draw:name="Ligne_Entete_Pair_Mesures_2col" draw:style-name="Mgr14" draw:text-style-name="MP3" svg:x1="16.023cm" svg:y1="0.36cm" svg:x2="20.496cm" svg:y2="0.36cm"><text:p/></draw:line><draw:line text:anchor-type="paragraph" draw:z-index="24" draw:name="Ligne_Verticale_Pair_Mesures_2col" draw:style-name="Mgr14" draw:text-style-name="MP3" svg:x1="9.502cm" svg:y1="2.046cm" svg:x2="9.502cm" svg:y2="27.083cm"><text:p/></draw:line><draw:g text:anchor-type="paragraph" draw:z-index="14" draw:name="Fond_Num_Page_Pair_Mesures_2col" draw:style-name="Mgr4"><draw:path draw:style-name="Mgr15" draw:text-style-name="MP30" svg:width="0.855cm" svg:height="1.172cm" svg:x="-0.272cm" svg:y="27.525cm" svg:viewBox="0 0 856 1173" svg:d="M856 1173h-856v-991c0-100 79-182 175-182h505c97 0 176 82 176 182z"><text:p/></draw:path></draw:g><text:span text:style-name="MT5">À </text:span><text:span text:style-name="MT6">compléter</text:span></text:p>
      </style:header-left>
      <style:footer>
        <text:h text:style-name="MP32" text:outline-level="1"><draw:frame draw:style-name="Mfr1" draw:name="Cadre_Pied_Impair_Mesures_2col" text:anchor-type="paragraph" svg:x="12.428cm" svg:y="-0.088cm" draw:z-index="0"><draw:text-box fo:min-height="0.499cm" fo:min-width="5.126cm"><text:h text:style-name="MP6" text:outline-level="1">À compléter</text:h></draw:text-box></draw:frame><text:s text:c="4"/><text:span text:style-name="_5f_Caractères_5f_gras_5f_Blanc"><text:page-number text:select-page="current">0</text:page-number></text:span></text:h>
      </style:footer>
      <style:footer-left>
        <text:h text:style-name="MP33" text:outline-level="1"><draw:frame draw:style-name="Mfr1" draw:name="Cadre_Pied_Pair_Mesures_2col" text:anchor-type="paragraph" svg:x="1.178cm" svg:y="-0.145cm" draw:z-index="0"><draw:text-box fo:min-height="0.536cm" fo:min-width="6.994cm"><text:h text:style-name="MP7" text:outline-level="1">À compléter</text:h></draw:text-box></draw:frame><text:span text:style-name="_5f_Caractères_5f_gras_5f_Blanc"><text:page-number text:select-page="current">0</text:page-number></text:span><text:s/></text:h>
      </style:footer-lef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12-28T07:51:12.027000000</meta:creation-date>
    <meta:generator>LibreOffice/24.2.5.2$Windows_X86_64 LibreOffice_project/bffef4ea93e59bebbeaf7f431bb02b1a39ee8a59</meta:generator>
    <meta:editing-duration>PT55M25S</meta:editing-duration>
    <meta:editing-cycles>14</meta:editing-cycles>
    <dc:date>2024-07-13T18:48:11.420000000</dc:date>
    <meta:print-date>2024-07-03T11:31:20.917350522</meta:print-date>
    <meta:printed-by>PDF files</meta:printed-by>
    <meta:document-statistic meta:table-count="2" meta:image-count="0" meta:object-count="4" meta:page-count="3" meta:paragraph-count="141" meta:word-count="942" meta:character-count="4939" meta:non-whitespace-character-count="4083"/>
    <meta:template xlink:type="simple" xlink:actuate="onRequest" xlink:title="Modele_Cahier" xlink:href="../../../../../../../../.config/libreoffice/4/user/template/Modele_Cahier.ott" meta:date="2024-07-03T08:01:36.643005617"/>
  </office:meta>
</office:document-meta>
</file>

<file path=Object 1/content.xml><?xml version="1.0" encoding="utf-8"?>
<math xmlns="http://www.w3.org/1998/Math/MathML">
  <semantics>
    <mfrac>
      <mi mathvariant="italic">RS</mi>
      <mn>2</mn>
    </mfrac>
    <annotation encoding="StarMath 5.0">RS over {2}</annotation>
  </semantics>
</math>
</file>

<file path=Object 2/content.xml><?xml version="1.0" encoding="utf-8"?>
<math xmlns="http://www.w3.org/1998/Math/MathML">
  <semantics>
    <mfrac>
      <mn>5</mn>
      <mn>2</mn>
    </mfrac>
    <annotation encoding="StarMath 5.0">{5} over {2}</annotation>
  </semantics>
</math>
</file>

<file path=Object 3/content.xml><?xml version="1.0" encoding="utf-8"?>
<math xmlns="http://www.w3.org/1998/Math/MathML">
  <semantics>
    <mfrac>
      <mi mathvariant="italic">OE</mi>
      <mn>2</mn>
    </mfrac>
    <annotation encoding="StarMath 5.0">OE over {2}</annotation>
  </semantics>
</math>
</file>

<file path=Object 4/content.xml><?xml version="1.0" encoding="utf-8"?>
<math xmlns="http://www.w3.org/1998/Math/MathML">
  <semantics>
    <mfrac>
      <mn>8</mn>
      <mn>2</mn>
    </mfrac>
    <annotation encoding="StarMath 5.0">{8} over {2}</annotation>
  </semantics>
</math>
</file>